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8396in" table:align="left"/>
    </style:style>
    <style:style style:name="Table1.A" style:family="table-column">
      <style:table-column-properties style:column-width="0.9944in"/>
    </style:style>
    <style:style style:name="Table1.B" style:family="table-column">
      <style:table-column-properties style:column-width="4.8451in"/>
    </style:style>
    <style:style style:name="Table1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1.B1" style:family="table-cell">
      <style:table-cell-properties style:vertical-align="middle" fo:padding="0.0729in" fo:border="0.05pt solid #000000"/>
    </style:style>
    <style:style style:name="Table1.B2" style:family="table-cell">
      <style:table-cell-properties style:vertical-align="middle" fo:padding="0.0729in" fo:border="0.05pt solid #000000"/>
    </style:style>
    <style:style style:name="Table1.B3" style:family="table-cell">
      <style:table-cell-properties style:vertical-align="middle" fo:padding="0.0729in" fo:border="0.05pt solid #000000"/>
    </style:style>
    <style:style style:name="Table1.B4" style:family="table-cell">
      <style:table-cell-properties style:vertical-align="middle" fo:padding="0.0729in" fo:border="0.05pt solid #000000"/>
    </style:style>
    <style:style style:name="Table1.B5" style:family="table-cell">
      <style:table-cell-properties style:vertical-align="middle" fo:padding="0.0729in" fo:border="0.05pt solid #000000"/>
    </style:style>
    <style:style style:name="Table1.B6" style:family="table-cell">
      <style:table-cell-properties style:vertical-align="middle" fo:padding="0.0729in" fo:border="0.05pt solid #000000"/>
    </style:style>
    <style:style style:name="Table1.B7" style:family="table-cell">
      <style:table-cell-properties style:vertical-align="middle" fo:padding="0.0729in" fo:border="0.05pt solid #000000"/>
    </style:style>
    <style:style style:name="Table11" style:family="table">
      <style:table-properties style:width="5.8396in" table:align="left"/>
    </style:style>
    <style:style style:name="Table11.A" style:family="table-column">
      <style:table-column-properties style:column-width="0.9944in"/>
    </style:style>
    <style:style style:name="Table11.B" style:family="table-column">
      <style:table-column-properties style:column-width="4.8451in"/>
    </style:style>
    <style:style style:name="Table11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11.B1" style:family="table-cell">
      <style:table-cell-properties style:vertical-align="middle" fo:padding="0.0729in" fo:border="0.05pt solid #000000"/>
    </style:style>
    <style:style style:name="Table11.B2" style:family="table-cell">
      <style:table-cell-properties style:vertical-align="middle" fo:padding="0.0729in" fo:border="0.05pt solid #000000"/>
    </style:style>
    <style:style style:name="Table11.B3" style:family="table-cell">
      <style:table-cell-properties style:vertical-align="middle" fo:padding="0.0729in" fo:border="0.05pt solid #000000"/>
    </style:style>
    <style:style style:name="Table11.B4" style:family="table-cell">
      <style:table-cell-properties style:vertical-align="middle" fo:padding="0.0729in" fo:border="0.05pt solid #000000"/>
    </style:style>
    <style:style style:name="Table11.B5" style:family="table-cell">
      <style:table-cell-properties style:vertical-align="middle" fo:padding="0.0729in" fo:border="0.05pt solid #000000"/>
    </style:style>
    <style:style style:name="Table11.B6" style:family="table-cell">
      <style:table-cell-properties style:vertical-align="middle" fo:padding="0.0729in" fo:border="0.05pt solid #000000"/>
    </style:style>
    <style:style style:name="Table11.B7" style:family="table-cell">
      <style:table-cell-properties style:vertical-align="middle" fo:padding="0.0729in" fo:border="0.05pt solid #000000"/>
    </style:style>
    <style:style style:name="Table2" style:family="table">
      <style:table-properties style:width="5.8396in" table:align="left"/>
    </style:style>
    <style:style style:name="Table2.A" style:family="table-column">
      <style:table-column-properties style:column-width="0.9944in"/>
    </style:style>
    <style:style style:name="Table2.B" style:family="table-column">
      <style:table-column-properties style:column-width="4.8451in"/>
    </style:style>
    <style:style style:name="Table2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2.B1" style:family="table-cell">
      <style:table-cell-properties style:vertical-align="middle" fo:padding="0.0729in" fo:border="0.05pt solid #000000"/>
    </style:style>
    <style:style style:name="Table2.B2" style:family="table-cell">
      <style:table-cell-properties style:vertical-align="middle" fo:padding="0.0729in" fo:border="0.05pt solid #000000"/>
    </style:style>
    <style:style style:name="Table2.B3" style:family="table-cell">
      <style:table-cell-properties style:vertical-align="middle" fo:padding="0.0729in" fo:border="0.05pt solid #000000"/>
    </style:style>
    <style:style style:name="Table2.B4" style:family="table-cell">
      <style:table-cell-properties style:vertical-align="middle" fo:padding="0.0729in" fo:border="0.05pt solid #000000"/>
    </style:style>
    <style:style style:name="Table2.B5" style:family="table-cell">
      <style:table-cell-properties style:vertical-align="middle" fo:padding="0.0729in" fo:border="0.05pt solid #000000"/>
    </style:style>
    <style:style style:name="Table2.B6" style:family="table-cell">
      <style:table-cell-properties style:vertical-align="middle" fo:padding="0.0729in" fo:border="0.05pt solid #000000"/>
    </style:style>
    <style:style style:name="Table2.B7" style:family="table-cell">
      <style:table-cell-properties style:vertical-align="middle" fo:padding="0.0729in" fo:border="0.05pt solid #000000"/>
    </style:style>
    <style:style style:name="Table3" style:family="table">
      <style:table-properties style:width="5.8396in" table:align="left"/>
    </style:style>
    <style:style style:name="Table3.A" style:family="table-column">
      <style:table-column-properties style:column-width="0.9944in"/>
    </style:style>
    <style:style style:name="Table3.B" style:family="table-column">
      <style:table-column-properties style:column-width="4.8451in"/>
    </style:style>
    <style:style style:name="Table3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3.B1" style:family="table-cell">
      <style:table-cell-properties style:vertical-align="middle" fo:padding="0.0729in" fo:border="0.05pt solid #000000"/>
    </style:style>
    <style:style style:name="Table3.B2" style:family="table-cell">
      <style:table-cell-properties style:vertical-align="middle" fo:padding="0.0729in" fo:border="0.05pt solid #000000"/>
    </style:style>
    <style:style style:name="Table3.B3" style:family="table-cell">
      <style:table-cell-properties style:vertical-align="middle" fo:padding="0.0729in" fo:border="0.05pt solid #000000"/>
    </style:style>
    <style:style style:name="Table3.B4" style:family="table-cell">
      <style:table-cell-properties style:vertical-align="middle" fo:padding="0.0729in" fo:border="0.05pt solid #000000"/>
    </style:style>
    <style:style style:name="Table3.B5" style:family="table-cell">
      <style:table-cell-properties style:vertical-align="middle" fo:padding="0.0729in" fo:border="0.05pt solid #000000"/>
    </style:style>
    <style:style style:name="Table3.B6" style:family="table-cell">
      <style:table-cell-properties style:vertical-align="middle" fo:padding="0.0729in" fo:border="0.05pt solid #000000"/>
    </style:style>
    <style:style style:name="Table3.B7" style:family="table-cell">
      <style:table-cell-properties style:vertical-align="middle" fo:padding="0.0729in" fo:border="0.05pt solid #000000"/>
    </style:style>
    <style:style style:name="Table5" style:family="table">
      <style:table-properties style:width="5.8396in" table:align="left"/>
    </style:style>
    <style:style style:name="Table5.A" style:family="table-column">
      <style:table-column-properties style:column-width="0.9944in"/>
    </style:style>
    <style:style style:name="Table5.B" style:family="table-column">
      <style:table-column-properties style:column-width="4.8451in"/>
    </style:style>
    <style:style style:name="Table5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5.B1" style:family="table-cell">
      <style:table-cell-properties style:vertical-align="middle" fo:padding="0.0729in" fo:border="0.05pt solid #000000"/>
    </style:style>
    <style:style style:name="Table5.B2" style:family="table-cell">
      <style:table-cell-properties style:vertical-align="middle" fo:padding="0.0729in" fo:border="0.05pt solid #000000"/>
    </style:style>
    <style:style style:name="Table5.B3" style:family="table-cell">
      <style:table-cell-properties style:vertical-align="middle" fo:padding="0.0729in" fo:border="0.05pt solid #000000"/>
    </style:style>
    <style:style style:name="Table5.B4" style:family="table-cell">
      <style:table-cell-properties style:vertical-align="middle" fo:padding="0.0729in" fo:border="0.05pt solid #000000"/>
    </style:style>
    <style:style style:name="Table5.B5" style:family="table-cell">
      <style:table-cell-properties style:vertical-align="middle" fo:padding="0.0729in" fo:border="0.05pt solid #000000"/>
    </style:style>
    <style:style style:name="Table5.B6" style:family="table-cell">
      <style:table-cell-properties style:vertical-align="middle" fo:padding="0.0729in" fo:border="0.05pt solid #000000"/>
    </style:style>
    <style:style style:name="Table5.B7" style:family="table-cell">
      <style:table-cell-properties style:vertical-align="middle" fo:padding="0.0729in" fo:border="0.05pt solid #000000"/>
    </style:style>
    <style:style style:name="Table4" style:family="table">
      <style:table-properties style:width="5.8396in" table:align="left"/>
    </style:style>
    <style:style style:name="Table4.A" style:family="table-column">
      <style:table-column-properties style:column-width="0.9944in"/>
    </style:style>
    <style:style style:name="Table4.B" style:family="table-column">
      <style:table-column-properties style:column-width="4.8451in"/>
    </style:style>
    <style:style style:name="Table4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4.B1" style:family="table-cell">
      <style:table-cell-properties style:vertical-align="middle" fo:padding="0.0729in" fo:border="0.05pt solid #000000"/>
    </style:style>
    <style:style style:name="Table4.B2" style:family="table-cell">
      <style:table-cell-properties style:vertical-align="middle" fo:padding="0.0729in" fo:border="0.05pt solid #000000"/>
    </style:style>
    <style:style style:name="Table4.B3" style:family="table-cell">
      <style:table-cell-properties style:vertical-align="middle" fo:padding="0.0729in" fo:border="0.05pt solid #000000"/>
    </style:style>
    <style:style style:name="Table4.B4" style:family="table-cell">
      <style:table-cell-properties style:vertical-align="middle" fo:padding="0.0729in" fo:border="0.05pt solid #000000"/>
    </style:style>
    <style:style style:name="Table4.B5" style:family="table-cell">
      <style:table-cell-properties style:vertical-align="middle" fo:padding="0.0729in" fo:border="0.05pt solid #000000"/>
    </style:style>
    <style:style style:name="Table4.B6" style:family="table-cell">
      <style:table-cell-properties style:vertical-align="middle" fo:padding="0.0729in" fo:border="0.05pt solid #000000"/>
    </style:style>
    <style:style style:name="Table4.B7" style:family="table-cell">
      <style:table-cell-properties style:vertical-align="middle" fo:padding="0.0729in" fo:border="0.05pt solid #000000"/>
    </style:style>
    <style:style style:name="Table6" style:family="table">
      <style:table-properties style:width="5.8396in" table:align="left"/>
    </style:style>
    <style:style style:name="Table6.A" style:family="table-column">
      <style:table-column-properties style:column-width="0.9944in"/>
    </style:style>
    <style:style style:name="Table6.B" style:family="table-column">
      <style:table-column-properties style:column-width="4.8451in"/>
    </style:style>
    <style:style style:name="Table6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6.B1" style:family="table-cell">
      <style:table-cell-properties style:vertical-align="middle" fo:padding="0.0729in" fo:border="0.05pt solid #000000"/>
    </style:style>
    <style:style style:name="Table6.B2" style:family="table-cell">
      <style:table-cell-properties style:vertical-align="middle" fo:padding="0.0729in" fo:border="0.05pt solid #000000"/>
    </style:style>
    <style:style style:name="Table6.B3" style:family="table-cell">
      <style:table-cell-properties style:vertical-align="middle" fo:padding="0.0729in" fo:border="0.05pt solid #000000"/>
    </style:style>
    <style:style style:name="Table6.B4" style:family="table-cell">
      <style:table-cell-properties style:vertical-align="middle" fo:padding="0.0729in" fo:border="0.05pt solid #000000"/>
    </style:style>
    <style:style style:name="Table6.B5" style:family="table-cell">
      <style:table-cell-properties style:vertical-align="middle" fo:padding="0.0729in" fo:border="0.05pt solid #000000"/>
    </style:style>
    <style:style style:name="Table6.B6" style:family="table-cell">
      <style:table-cell-properties style:vertical-align="middle" fo:padding="0.0729in" fo:border="0.05pt solid #000000"/>
    </style:style>
    <style:style style:name="Table6.B7" style:family="table-cell">
      <style:table-cell-properties style:vertical-align="middle" fo:padding="0.0729in" fo:border="0.05pt solid #000000"/>
    </style:style>
    <style:style style:name="Table7" style:family="table">
      <style:table-properties style:width="5.8396in" table:align="left"/>
    </style:style>
    <style:style style:name="Table7.A" style:family="table-column">
      <style:table-column-properties style:column-width="0.9944in"/>
    </style:style>
    <style:style style:name="Table7.B" style:family="table-column">
      <style:table-column-properties style:column-width="4.8451in"/>
    </style:style>
    <style:style style:name="Table7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7.B1" style:family="table-cell">
      <style:table-cell-properties style:vertical-align="middle" fo:padding="0.0729in" fo:border="0.05pt solid #000000"/>
    </style:style>
    <style:style style:name="Table7.B2" style:family="table-cell">
      <style:table-cell-properties style:vertical-align="middle" fo:padding="0.0729in" fo:border="0.05pt solid #000000"/>
    </style:style>
    <style:style style:name="Table7.B3" style:family="table-cell">
      <style:table-cell-properties style:vertical-align="middle" fo:padding="0.0729in" fo:border="0.05pt solid #000000"/>
    </style:style>
    <style:style style:name="Table7.B4" style:family="table-cell">
      <style:table-cell-properties style:vertical-align="middle" fo:padding="0.0729in" fo:border="0.05pt solid #000000"/>
    </style:style>
    <style:style style:name="Table7.B5" style:family="table-cell">
      <style:table-cell-properties style:vertical-align="middle" fo:padding="0.0729in" fo:border="0.05pt solid #000000"/>
    </style:style>
    <style:style style:name="Table7.B6" style:family="table-cell">
      <style:table-cell-properties style:vertical-align="middle" fo:padding="0.0729in" fo:border="0.05pt solid #000000"/>
    </style:style>
    <style:style style:name="Table7.B7" style:family="table-cell">
      <style:table-cell-properties style:vertical-align="middle" fo:padding="0.0729in" fo:border="0.05pt solid #000000"/>
    </style:style>
    <style:style style:name="Table8" style:family="table">
      <style:table-properties style:width="5.8396in" table:align="left"/>
    </style:style>
    <style:style style:name="Table8.A" style:family="table-column">
      <style:table-column-properties style:column-width="0.9944in"/>
    </style:style>
    <style:style style:name="Table8.B" style:family="table-column">
      <style:table-column-properties style:column-width="4.8451in"/>
    </style:style>
    <style:style style:name="Table8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8.B1" style:family="table-cell">
      <style:table-cell-properties style:vertical-align="middle" fo:padding="0.0729in" fo:border="0.05pt solid #000000"/>
    </style:style>
    <style:style style:name="Table8.B2" style:family="table-cell">
      <style:table-cell-properties style:vertical-align="middle" fo:padding="0.0729in" fo:border="0.05pt solid #000000"/>
    </style:style>
    <style:style style:name="Table8.B3" style:family="table-cell">
      <style:table-cell-properties style:vertical-align="middle" fo:padding="0.0729in" fo:border="0.05pt solid #000000"/>
    </style:style>
    <style:style style:name="Table8.B4" style:family="table-cell">
      <style:table-cell-properties style:vertical-align="middle" fo:padding="0.0729in" fo:border="0.05pt solid #000000"/>
    </style:style>
    <style:style style:name="Table8.B5" style:family="table-cell">
      <style:table-cell-properties style:vertical-align="middle" fo:padding="0.0729in" fo:border="0.05pt solid #000000"/>
    </style:style>
    <style:style style:name="Table8.B6" style:family="table-cell">
      <style:table-cell-properties style:vertical-align="middle" fo:padding="0.0729in" fo:border="0.05pt solid #000000"/>
    </style:style>
    <style:style style:name="Table8.B7" style:family="table-cell">
      <style:table-cell-properties style:vertical-align="middle" fo:padding="0.0729in" fo:border="0.05pt solid #000000"/>
    </style:style>
    <style:style style:name="Table9" style:family="table">
      <style:table-properties style:width="5.8396in" table:align="left"/>
    </style:style>
    <style:style style:name="Table9.A" style:family="table-column">
      <style:table-column-properties style:column-width="0.9944in"/>
    </style:style>
    <style:style style:name="Table9.B" style:family="table-column">
      <style:table-column-properties style:column-width="4.8451in"/>
    </style:style>
    <style:style style:name="Table9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9.B1" style:family="table-cell">
      <style:table-cell-properties style:vertical-align="middle" fo:padding="0.0729in" fo:border="0.05pt solid #000000"/>
    </style:style>
    <style:style style:name="Table9.B2" style:family="table-cell">
      <style:table-cell-properties style:vertical-align="middle" fo:padding="0.0729in" fo:border="0.05pt solid #000000"/>
    </style:style>
    <style:style style:name="Table9.B3" style:family="table-cell">
      <style:table-cell-properties style:vertical-align="middle" fo:padding="0.0729in" fo:border="0.05pt solid #000000"/>
    </style:style>
    <style:style style:name="Table9.B4" style:family="table-cell">
      <style:table-cell-properties style:vertical-align="middle" fo:padding="0.0729in" fo:border="0.05pt solid #000000"/>
    </style:style>
    <style:style style:name="Table9.B5" style:family="table-cell">
      <style:table-cell-properties style:vertical-align="middle" fo:padding="0.0729in" fo:border="0.05pt solid #000000"/>
    </style:style>
    <style:style style:name="Table9.B6" style:family="table-cell">
      <style:table-cell-properties style:vertical-align="middle" fo:padding="0.0729in" fo:border="0.05pt solid #000000"/>
    </style:style>
    <style:style style:name="Table9.B7" style:family="table-cell">
      <style:table-cell-properties style:vertical-align="middle" fo:padding="0.0729in" fo:border="0.05pt solid #000000"/>
    </style:style>
    <style:style style:name="Table10" style:family="table">
      <style:table-properties style:width="5.8396in" table:align="left"/>
    </style:style>
    <style:style style:name="Table10.A" style:family="table-column">
      <style:table-column-properties style:column-width="0.9944in"/>
    </style:style>
    <style:style style:name="Table10.B" style:family="table-column">
      <style:table-column-properties style:column-width="4.8451in"/>
    </style:style>
    <style:style style:name="Table10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10.B1" style:family="table-cell">
      <style:table-cell-properties style:vertical-align="middle" fo:padding="0.0729in" fo:border="0.05pt solid #000000"/>
    </style:style>
    <style:style style:name="Table10.A2" style:family="table-cell">
      <style:table-cell-properties style:vertical-align="middle" fo:background-color="#b7b7b7" fo:padding="0.0729in" fo:border-left="0.05pt solid #000000" fo:border-right="0.05pt solid #000000" fo:border-top="none" fo:border-bottom="0.05pt solid #000000">
        <style:background-image/>
      </style:table-cell-properties>
    </style:style>
    <style:style style:name="Table10.B2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0.B3" style:family="table-cell">
      <style:table-cell-properties style:vertical-align="middle" fo:padding="0.0729in" fo:border="0.05pt solid #000000"/>
    </style:style>
    <style:style style:name="Table10.B4" style:family="table-cell">
      <style:table-cell-properties style:vertical-align="middle" fo:padding="0.0729in" fo:border="0.05pt solid #000000"/>
    </style:style>
    <style:style style:name="Table10.B5" style:family="table-cell">
      <style:table-cell-properties style:vertical-align="middle" fo:padding="0.0729in" fo:border="0.05pt solid #000000"/>
    </style:style>
    <style:style style:name="Table10.B6" style:family="table-cell">
      <style:table-cell-properties style:vertical-align="middle" fo:padding="0.0729in" fo:border="0.05pt solid #000000"/>
    </style:style>
    <style:style style:name="Table10.B7" style:family="table-cell">
      <style:table-cell-properties style:vertical-align="middle" fo:padding="0.0729in" fo:border="0.05pt solid #000000"/>
    </style:style>
    <style:style style:name="Table12" style:family="table">
      <style:table-properties style:width="5.8396in" table:align="left"/>
    </style:style>
    <style:style style:name="Table12.A" style:family="table-column">
      <style:table-column-properties style:column-width="0.9944in"/>
    </style:style>
    <style:style style:name="Table12.B" style:family="table-column">
      <style:table-column-properties style:column-width="4.8451in"/>
    </style:style>
    <style:style style:name="Table12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12.B1" style:family="table-cell">
      <style:table-cell-properties style:vertical-align="middle" fo:padding="0.0729in" fo:border="0.05pt solid #000000"/>
    </style:style>
    <style:style style:name="Table12.A2" style:family="table-cell">
      <style:table-cell-properties style:vertical-align="middle" fo:background-color="#b7b7b7" fo:padding="0.0729in" fo:border-left="0.05pt solid #000000" fo:border-right="0.05pt solid #000000" fo:border-top="none" fo:border-bottom="0.05pt solid #000000">
        <style:background-image/>
      </style:table-cell-properties>
    </style:style>
    <style:style style:name="Table12.B2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2.B3" style:family="table-cell">
      <style:table-cell-properties style:vertical-align="middle" fo:padding="0.0729in" fo:border="0.05pt solid #000000"/>
    </style:style>
    <style:style style:name="Table12.B4" style:family="table-cell">
      <style:table-cell-properties style:vertical-align="middle" fo:padding="0.0729in" fo:border="0.05pt solid #000000"/>
    </style:style>
    <style:style style:name="Table12.B5" style:family="table-cell">
      <style:table-cell-properties style:vertical-align="middle" fo:padding="0.0729in" fo:border="0.05pt solid #000000"/>
    </style:style>
    <style:style style:name="Table12.B6" style:family="table-cell">
      <style:table-cell-properties style:vertical-align="middle" fo:padding="0.0729in" fo:border="0.05pt solid #000000"/>
    </style:style>
    <style:style style:name="Table12.B7" style:family="table-cell">
      <style:table-cell-properties style:vertical-align="middle" fo:padding="0.0729in" fo:border="0.05pt solid #000000"/>
    </style:style>
    <style:style style:name="Table13" style:family="table">
      <style:table-properties style:width="5.8396in" table:align="left"/>
    </style:style>
    <style:style style:name="Table13.A" style:family="table-column">
      <style:table-column-properties style:column-width="0.9944in"/>
    </style:style>
    <style:style style:name="Table13.B" style:family="table-column">
      <style:table-column-properties style:column-width="4.8451in"/>
    </style:style>
    <style:style style:name="Table13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13.B1" style:family="table-cell">
      <style:table-cell-properties style:vertical-align="middle" fo:padding="0.0729in" fo:border="0.05pt solid #000000"/>
    </style:style>
    <style:style style:name="Table13.A2" style:family="table-cell">
      <style:table-cell-properties style:vertical-align="middle" fo:background-color="#b7b7b7" fo:padding="0.0729in" fo:border-left="0.05pt solid #000000" fo:border-right="0.05pt solid #000000" fo:border-top="none" fo:border-bottom="0.05pt solid #000000">
        <style:background-image/>
      </style:table-cell-properties>
    </style:style>
    <style:style style:name="Table13.B2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3.B3" style:family="table-cell">
      <style:table-cell-properties style:vertical-align="middle" fo:padding="0.0729in" fo:border="0.05pt solid #000000"/>
    </style:style>
    <style:style style:name="Table13.B4" style:family="table-cell">
      <style:table-cell-properties style:vertical-align="middle" fo:padding="0.0729in" fo:border="0.05pt solid #000000"/>
    </style:style>
    <style:style style:name="Table13.B5" style:family="table-cell">
      <style:table-cell-properties style:vertical-align="middle" fo:padding="0.0729in" fo:border="0.05pt solid #000000"/>
    </style:style>
    <style:style style:name="Table13.B6" style:family="table-cell">
      <style:table-cell-properties style:vertical-align="middle" fo:padding="0.0729in" fo:border="0.05pt solid #000000"/>
    </style:style>
    <style:style style:name="Table13.B7" style:family="table-cell">
      <style:table-cell-properties style:vertical-align="middle" fo:padding="0.0729in" fo:border="0.05pt solid #000000"/>
    </style:style>
    <style:style style:name="Table14" style:family="table">
      <style:table-properties style:width="5.8396in" table:align="left"/>
    </style:style>
    <style:style style:name="Table14.A" style:family="table-column">
      <style:table-column-properties style:column-width="0.9944in"/>
    </style:style>
    <style:style style:name="Table14.B" style:family="table-column">
      <style:table-column-properties style:column-width="4.8451in"/>
    </style:style>
    <style:style style:name="Table14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14.B1" style:family="table-cell">
      <style:table-cell-properties style:vertical-align="middle" fo:padding="0.0729in" fo:border="0.05pt solid #000000"/>
    </style:style>
    <style:style style:name="Table14.A2" style:family="table-cell">
      <style:table-cell-properties style:vertical-align="middle" fo:background-color="#b7b7b7" fo:padding="0.0729in" fo:border-left="0.05pt solid #000000" fo:border-right="0.05pt solid #000000" fo:border-top="none" fo:border-bottom="0.05pt solid #000000">
        <style:background-image/>
      </style:table-cell-properties>
    </style:style>
    <style:style style:name="Table14.B2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4.B3" style:family="table-cell">
      <style:table-cell-properties style:vertical-align="middle" fo:padding="0.0729in" fo:border="0.05pt solid #000000"/>
    </style:style>
    <style:style style:name="Table14.B4" style:family="table-cell">
      <style:table-cell-properties style:vertical-align="middle" fo:padding="0.0729in" fo:border="0.05pt solid #000000"/>
    </style:style>
    <style:style style:name="Table14.B5" style:family="table-cell">
      <style:table-cell-properties style:vertical-align="middle" fo:padding="0.0729in" fo:border="0.05pt solid #000000"/>
    </style:style>
    <style:style style:name="Table14.B6" style:family="table-cell">
      <style:table-cell-properties style:vertical-align="middle" fo:padding="0.0729in" fo:border="0.05pt solid #000000"/>
    </style:style>
    <style:style style:name="Table14.B7" style:family="table-cell">
      <style:table-cell-properties style:vertical-align="middle" fo:padding="0.0729in" fo:border="0.05pt solid #000000"/>
    </style:style>
    <style:style style:name="Table15" style:family="table">
      <style:table-properties style:width="5.8396in" table:align="left"/>
    </style:style>
    <style:style style:name="Table15.A" style:family="table-column">
      <style:table-column-properties style:column-width="0.9944in"/>
    </style:style>
    <style:style style:name="Table15.B" style:family="table-column">
      <style:table-column-properties style:column-width="4.8451in"/>
    </style:style>
    <style:style style:name="Table15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15.B1" style:family="table-cell">
      <style:table-cell-properties style:vertical-align="middle" fo:padding="0.0729in" fo:border="0.05pt solid #000000"/>
    </style:style>
    <style:style style:name="Table15.A2" style:family="table-cell">
      <style:table-cell-properties style:vertical-align="middle" fo:background-color="#b7b7b7" fo:padding="0.0729in" fo:border-left="0.05pt solid #000000" fo:border-right="0.05pt solid #000000" fo:border-top="none" fo:border-bottom="0.05pt solid #000000">
        <style:background-image/>
      </style:table-cell-properties>
    </style:style>
    <style:style style:name="Table15.B2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5.B3" style:family="table-cell">
      <style:table-cell-properties style:vertical-align="middle" fo:padding="0.0729in" fo:border="0.05pt solid #000000"/>
    </style:style>
    <style:style style:name="Table15.B4" style:family="table-cell">
      <style:table-cell-properties style:vertical-align="middle" fo:padding="0.0729in" fo:border="0.05pt solid #000000"/>
    </style:style>
    <style:style style:name="Table15.B5" style:family="table-cell">
      <style:table-cell-properties style:vertical-align="middle" fo:padding="0.0729in" fo:border="0.05pt solid #000000"/>
    </style:style>
    <style:style style:name="Table15.B6" style:family="table-cell">
      <style:table-cell-properties style:vertical-align="middle" fo:padding="0.0729in" fo:border="0.05pt solid #000000"/>
    </style:style>
    <style:style style:name="Table15.B7" style:family="table-cell">
      <style:table-cell-properties style:vertical-align="middle" fo:padding="0.0729in" fo:border="0.05pt solid #000000"/>
    </style:style>
    <style:style style:name="Table16" style:family="table">
      <style:table-properties style:width="5.8396in" table:align="left"/>
    </style:style>
    <style:style style:name="Table16.A" style:family="table-column">
      <style:table-column-properties style:column-width="0.9944in"/>
    </style:style>
    <style:style style:name="Table16.B" style:family="table-column">
      <style:table-column-properties style:column-width="4.8451in"/>
    </style:style>
    <style:style style:name="Table16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16.B1" style:family="table-cell">
      <style:table-cell-properties style:vertical-align="middle" fo:padding="0.0729in" fo:border="0.05pt solid #000000"/>
    </style:style>
    <style:style style:name="Table16.A2" style:family="table-cell">
      <style:table-cell-properties style:vertical-align="middle" fo:background-color="#b7b7b7" fo:padding="0.0729in" fo:border-left="0.05pt solid #000000" fo:border-right="0.05pt solid #000000" fo:border-top="none" fo:border-bottom="0.05pt solid #000000">
        <style:background-image/>
      </style:table-cell-properties>
    </style:style>
    <style:style style:name="Table16.B2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6.B3" style:family="table-cell">
      <style:table-cell-properties style:vertical-align="middle" fo:padding="0.0729in" fo:border="0.05pt solid #000000"/>
    </style:style>
    <style:style style:name="Table16.B4" style:family="table-cell">
      <style:table-cell-properties style:vertical-align="middle" fo:padding="0.0729in" fo:border="0.05pt solid #000000"/>
    </style:style>
    <style:style style:name="Table16.B5" style:family="table-cell">
      <style:table-cell-properties style:vertical-align="middle" fo:padding="0.0729in" fo:border="0.05pt solid #000000"/>
    </style:style>
    <style:style style:name="Table16.B6" style:family="table-cell">
      <style:table-cell-properties style:vertical-align="middle" fo:padding="0.0729in" fo:border="0.05pt solid #000000"/>
    </style:style>
    <style:style style:name="Table16.B7" style:family="table-cell">
      <style:table-cell-properties style:vertical-align="middle" fo:padding="0.0729in" fo:border="0.05pt solid #000000"/>
    </style:style>
    <style:style style:name="Table17" style:family="table">
      <style:table-properties style:width="5.8396in" table:align="left"/>
    </style:style>
    <style:style style:name="Table17.A" style:family="table-column">
      <style:table-column-properties style:column-width="0.9944in"/>
    </style:style>
    <style:style style:name="Table17.B" style:family="table-column">
      <style:table-column-properties style:column-width="4.8451in"/>
    </style:style>
    <style:style style:name="Table17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17.B1" style:family="table-cell">
      <style:table-cell-properties style:vertical-align="middle" fo:padding="0.0729in" fo:border="0.05pt solid #000000"/>
    </style:style>
    <style:style style:name="Table17.A2" style:family="table-cell">
      <style:table-cell-properties style:vertical-align="middle" fo:background-color="#b7b7b7" fo:padding="0.0729in" fo:border-left="0.05pt solid #000000" fo:border-right="0.05pt solid #000000" fo:border-top="none" fo:border-bottom="0.05pt solid #000000">
        <style:background-image/>
      </style:table-cell-properties>
    </style:style>
    <style:style style:name="Table17.B2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7.B3" style:family="table-cell">
      <style:table-cell-properties style:vertical-align="middle" fo:padding="0.0729in" fo:border="0.05pt solid #000000"/>
    </style:style>
    <style:style style:name="Table17.B4" style:family="table-cell">
      <style:table-cell-properties style:vertical-align="middle" fo:padding="0.0729in" fo:border="0.05pt solid #000000"/>
    </style:style>
    <style:style style:name="Table17.B5" style:family="table-cell">
      <style:table-cell-properties style:vertical-align="middle" fo:padding="0.0729in" fo:border="0.05pt solid #000000"/>
    </style:style>
    <style:style style:name="Table17.B6" style:family="table-cell">
      <style:table-cell-properties style:vertical-align="middle" fo:padding="0.0729in" fo:border="0.05pt solid #000000"/>
    </style:style>
    <style:style style:name="Table17.B7" style:family="table-cell">
      <style:table-cell-properties style:vertical-align="middle" fo:padding="0.0729in" fo:border="0.05pt solid #000000"/>
    </style:style>
    <style:style style:name="Table18" style:family="table">
      <style:table-properties style:width="5.8396in" table:align="left"/>
    </style:style>
    <style:style style:name="Table18.A" style:family="table-column">
      <style:table-column-properties style:column-width="0.9944in"/>
    </style:style>
    <style:style style:name="Table18.B" style:family="table-column">
      <style:table-column-properties style:column-width="4.8451in"/>
    </style:style>
    <style:style style:name="Table18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18.B1" style:family="table-cell">
      <style:table-cell-properties style:vertical-align="middle" fo:padding="0.0729in" fo:border="0.05pt solid #000000"/>
    </style:style>
    <style:style style:name="Table18.A2" style:family="table-cell">
      <style:table-cell-properties style:vertical-align="middle" fo:background-color="#b7b7b7" fo:padding="0.0729in" fo:border-left="0.05pt solid #000000" fo:border-right="0.05pt solid #000000" fo:border-top="none" fo:border-bottom="0.05pt solid #000000">
        <style:background-image/>
      </style:table-cell-properties>
    </style:style>
    <style:style style:name="Table18.B2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8.B3" style:family="table-cell">
      <style:table-cell-properties style:vertical-align="middle" fo:padding="0.0729in" fo:border="0.05pt solid #000000"/>
    </style:style>
    <style:style style:name="Table18.B4" style:family="table-cell">
      <style:table-cell-properties style:vertical-align="middle" fo:padding="0.0729in" fo:border="0.05pt solid #000000"/>
    </style:style>
    <style:style style:name="Table18.B5" style:family="table-cell">
      <style:table-cell-properties style:vertical-align="middle" fo:padding="0.0729in" fo:border="0.05pt solid #000000"/>
    </style:style>
    <style:style style:name="Table18.B6" style:family="table-cell">
      <style:table-cell-properties style:vertical-align="middle" fo:padding="0.0729in" fo:border="0.05pt solid #000000"/>
    </style:style>
    <style:style style:name="Table18.B7" style:family="table-cell">
      <style:table-cell-properties style:vertical-align="middle" fo:padding="0.0729in" fo:border="0.05pt solid #000000"/>
    </style:style>
    <style:style style:name="Table19" style:family="table">
      <style:table-properties style:width="5.8396in" table:align="left"/>
    </style:style>
    <style:style style:name="Table19.A" style:family="table-column">
      <style:table-column-properties style:column-width="0.9944in"/>
    </style:style>
    <style:style style:name="Table19.B" style:family="table-column">
      <style:table-column-properties style:column-width="4.8451in"/>
    </style:style>
    <style:style style:name="Table19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19.B1" style:family="table-cell">
      <style:table-cell-properties style:vertical-align="middle" fo:padding="0.0729in" fo:border="0.05pt solid #000000"/>
    </style:style>
    <style:style style:name="Table19.A2" style:family="table-cell">
      <style:table-cell-properties style:vertical-align="middle" fo:background-color="#b7b7b7" fo:padding="0.0729in" fo:border-left="0.05pt solid #000000" fo:border-right="0.05pt solid #000000" fo:border-top="none" fo:border-bottom="0.05pt solid #000000">
        <style:background-image/>
      </style:table-cell-properties>
    </style:style>
    <style:style style:name="Table19.B2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9.B3" style:family="table-cell">
      <style:table-cell-properties style:vertical-align="middle" fo:padding="0.0729in" fo:border="0.05pt solid #000000"/>
    </style:style>
    <style:style style:name="Table19.B4" style:family="table-cell">
      <style:table-cell-properties style:vertical-align="middle" fo:padding="0.0729in" fo:border="0.05pt solid #000000"/>
    </style:style>
    <style:style style:name="Table19.B5" style:family="table-cell">
      <style:table-cell-properties style:vertical-align="middle" fo:padding="0.0729in" fo:border="0.05pt solid #000000"/>
    </style:style>
    <style:style style:name="Table19.B6" style:family="table-cell">
      <style:table-cell-properties style:vertical-align="middle" fo:padding="0.0729in" fo:border="0.05pt solid #000000"/>
    </style:style>
    <style:style style:name="Table19.B7" style:family="table-cell">
      <style:table-cell-properties style:vertical-align="middle" fo:padding="0.0729in" fo:border="0.05pt solid #000000"/>
    </style:style>
    <style:style style:name="P1" style:family="paragraph" style:parent-style-name="Standard">
      <style:text-properties officeooo:paragraph-rsid="0011dc3a"/>
    </style:style>
    <style:style style:name="P2" style:family="paragraph" style:parent-style-name="Standard">
      <style:text-properties officeooo:paragraph-rsid="001bdc86"/>
    </style:style>
    <style:style style:name="P3" style:family="paragraph" style:parent-style-name="Standard">
      <style:text-properties officeooo:paragraph-rsid="00252713"/>
    </style:style>
    <style:style style:name="P4" style:family="paragraph" style:parent-style-name="Standard">
      <style:text-properties officeooo:paragraph-rsid="0026f3b6"/>
    </style:style>
    <style:style style:name="P5" style:family="paragraph" style:parent-style-name="Standard">
      <style:text-properties officeooo:paragraph-rsid="0029e52e"/>
    </style:style>
    <style:style style:name="P6" style:family="paragraph" style:parent-style-name="Standard">
      <style:text-properties officeooo:paragraph-rsid="002bb2ac"/>
    </style:style>
    <style:style style:name="P7" style:family="paragraph" style:parent-style-name="Standard">
      <style:text-properties officeooo:paragraph-rsid="002f81e3"/>
    </style:style>
    <style:style style:name="P8" style:family="paragraph" style:parent-style-name="Standard">
      <style:text-properties officeooo:paragraph-rsid="0031448e"/>
    </style:style>
    <style:style style:name="P9" style:family="paragraph" style:parent-style-name="Standard">
      <style:text-properties style:font-name="Arial" fo:font-size="9.69999980926514pt" style:font-size-asian="9.69999980926514pt" style:font-size-complex="9.69999980926514pt"/>
    </style:style>
    <style:style style:name="P10" style:family="paragraph" style:parent-style-name="Standard">
      <style:text-properties style:font-name="Arial" fo:font-size="9.69999980926514pt" officeooo:paragraph-rsid="0036a37d" style:font-size-asian="9.69999980926514pt" style:font-size-complex="9.69999980926514pt"/>
    </style:style>
    <style:style style:name="P11" style:family="paragraph" style:parent-style-name="Standard">
      <style:text-properties style:font-name="Arial" fo:font-size="9.69999980926514pt" officeooo:paragraph-rsid="0038e2a5" style:font-size-asian="9.69999980926514pt" style:font-size-complex="9.69999980926514pt"/>
    </style:style>
    <style:style style:name="P12" style:family="paragraph" style:parent-style-name="Standard">
      <style:text-properties style:font-name="Arial" fo:font-size="9.69999980926514pt" officeooo:paragraph-rsid="00454e72" style:font-size-asian="9.69999980926514pt" style:font-size-complex="9.69999980926514pt"/>
    </style:style>
    <style:style style:name="P13" style:family="paragraph" style:parent-style-name="Standard">
      <style:text-properties style:font-name="Arial" fo:font-size="9.69999980926514pt" officeooo:rsid="00454e72" officeooo:paragraph-rsid="00454e72" style:font-size-asian="9.69999980926514pt" style:font-size-complex="9.69999980926514pt"/>
    </style:style>
    <style:style style:name="P14" style:family="paragraph" style:parent-style-name="Standard">
      <style:text-properties style:font-name="Arial" fo:font-size="9.69999980926514pt" officeooo:paragraph-rsid="003b44d7" style:font-size-asian="9.69999980926514pt" style:font-size-complex="9.69999980926514pt"/>
    </style:style>
    <style:style style:name="P15" style:family="paragraph" style:parent-style-name="Standard">
      <style:text-properties officeooo:paragraph-rsid="003904da"/>
    </style:style>
    <style:style style:name="P16" style:family="paragraph" style:parent-style-name="Standard">
      <style:text-properties officeooo:paragraph-rsid="003f3017"/>
    </style:style>
    <style:style style:name="P17" style:family="paragraph" style:parent-style-name="Standard">
      <style:text-properties officeooo:paragraph-rsid="0042c39a"/>
    </style:style>
    <style:style style:name="P18" style:family="paragraph" style:parent-style-name="Standard">
      <style:text-properties officeooo:paragraph-rsid="0046df23"/>
    </style:style>
    <style:style style:name="P19" style:family="paragraph" style:parent-style-name="Standard">
      <style:text-properties officeooo:paragraph-rsid="004c75be"/>
    </style:style>
    <style:style style:name="P20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fo:background-color="transparent"/>
    </style:style>
    <style:style style:name="P21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127199" fo:background-color="transparent"/>
    </style:style>
    <style:style style:name="P22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13382f" fo:background-color="transparent"/>
    </style:style>
    <style:style style:name="P23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149ed6" fo:background-color="transparent"/>
    </style:style>
    <style:style style:name="P24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179a8c" fo:background-color="transparent"/>
    </style:style>
    <style:style style:name="P25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252713" fo:background-color="transparent"/>
    </style:style>
    <style:style style:name="P26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26f3b6" fo:background-color="transparent"/>
    </style:style>
    <style:style style:name="P27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29e52e" fo:background-color="transparent"/>
    </style:style>
    <style:style style:name="P28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2bb2ac" fo:background-color="transparent"/>
    </style:style>
    <style:style style:name="P29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2e08eb" fo:background-color="transparent"/>
    </style:style>
    <style:style style:name="P30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31448e" fo:background-color="transparent"/>
    </style:style>
    <style:style style:name="P31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3172ee" fo:background-color="transparent"/>
    </style:style>
    <style:style style:name="P32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32df8b" fo:background-color="transparent"/>
    </style:style>
    <style:style style:name="P33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335be7" fo:background-color="transparent"/>
    </style:style>
    <style:style style:name="P34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3904da" fo:background-color="transparent"/>
    </style:style>
    <style:style style:name="P35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3b44d7" fo:background-color="transparent"/>
    </style:style>
    <style:style style:name="P36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3c18b5" fo:background-color="transparent"/>
    </style:style>
    <style:style style:name="P37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3c4d19" fo:background-color="transparent"/>
    </style:style>
    <style:style style:name="P38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3ecd14" fo:background-color="transparent"/>
    </style:style>
    <style:style style:name="P39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3f3017" fo:background-color="transparent"/>
    </style:style>
    <style:style style:name="P40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419bd5" fo:background-color="transparent"/>
    </style:style>
    <style:style style:name="P41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42c39a" fo:background-color="transparent"/>
    </style:style>
    <style:style style:name="P42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438ef2" fo:background-color="transparent"/>
    </style:style>
    <style:style style:name="P43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453304" fo:background-color="transparent"/>
    </style:style>
    <style:style style:name="P44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46df23" fo:background-color="transparent"/>
    </style:style>
    <style:style style:name="P45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489bd1" fo:background-color="transparent"/>
    </style:style>
    <style:style style:name="P46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4c75be" fo:background-color="transparent"/>
    </style:style>
    <style:style style:name="P47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rsid="00127199" officeooo:paragraph-rsid="00127199" fo:background-color="transparent"/>
    </style:style>
    <style:style style:name="P48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rsid="00127199" officeooo:paragraph-rsid="003f3017" fo:background-color="transparent"/>
    </style:style>
    <style:style style:name="P49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rsid="00127199" officeooo:paragraph-rsid="0046df23" fo:background-color="transparent"/>
    </style:style>
    <style:style style:name="P50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rsid="001e4039" officeooo:paragraph-rsid="00252713" fo:background-color="transparent"/>
    </style:style>
    <style:style style:name="P51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rsid="001e4039" officeooo:paragraph-rsid="0026f3b6" fo:background-color="transparent"/>
    </style:style>
    <style:style style:name="P52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rsid="001e4039" officeooo:paragraph-rsid="0029e52e" fo:background-color="transparent"/>
    </style:style>
    <style:style style:name="P53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rsid="001e4039" officeooo:paragraph-rsid="002bb2ac" fo:background-color="transparent"/>
    </style:style>
    <style:style style:name="P54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rsid="001e4039" officeooo:paragraph-rsid="0031448e" fo:background-color="transparent"/>
    </style:style>
    <style:style style:name="P55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rsid="001e4039" officeooo:paragraph-rsid="003c18b5" fo:background-color="transparent"/>
    </style:style>
    <style:style style:name="P56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rsid="001e4039" officeooo:paragraph-rsid="003c4d19" fo:background-color="transparent"/>
    </style:style>
    <style:style style:name="P57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rsid="001e4039" officeooo:paragraph-rsid="003ecd14" fo:background-color="transparent"/>
    </style:style>
    <style:style style:name="P58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rsid="001e4039" officeooo:paragraph-rsid="003f3017" fo:background-color="transparent"/>
    </style:style>
    <style:style style:name="P59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rsid="001e4039" officeooo:paragraph-rsid="0042c39a" fo:background-color="transparent"/>
    </style:style>
    <style:style style:name="P60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rsid="001e4039" officeooo:paragraph-rsid="0046df23" fo:background-color="transparent"/>
    </style:style>
    <style:style style:name="P61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rsid="001e4039" officeooo:paragraph-rsid="004c75be" fo:background-color="transparent"/>
    </style:style>
    <style:style style:name="P62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rsid="0035655a" officeooo:paragraph-rsid="0035655a" fo:background-color="transparent"/>
    </style:style>
    <style:style style:name="P63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rsid="0035655a" officeooo:paragraph-rsid="003c18b5" fo:background-color="transparent"/>
    </style:style>
    <style:style style:name="P64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rsid="003c18b5" officeooo:paragraph-rsid="003c18b5" fo:background-color="transparent"/>
    </style:style>
    <style:style style:name="P65" style:family="paragraph" style:parent-style-name="Text_20_body">
      <style:paragraph-properties fo:margin-left="0in" fo:margin-right="0in" fo:widows="1" fo:text-indent="0in" style:auto-text-indent="false" style:writing-mode="lr-tb"/>
    </style:style>
    <style:style style:name="P66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13382f"/>
    </style:style>
    <style:style style:name="P67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149ed6"/>
    </style:style>
    <style:style style:name="P68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179a8c"/>
    </style:style>
    <style:style style:name="P69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252713"/>
    </style:style>
    <style:style style:name="P70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26f3b6"/>
    </style:style>
    <style:style style:name="P71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29e52e"/>
    </style:style>
    <style:style style:name="P72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2bb2ac"/>
    </style:style>
    <style:style style:name="P73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31448e"/>
    </style:style>
    <style:style style:name="P74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3904da"/>
    </style:style>
    <style:style style:name="P75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3c18b5"/>
    </style:style>
    <style:style style:name="P76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3c4d19"/>
    </style:style>
    <style:style style:name="P77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3ecd14"/>
    </style:style>
    <style:style style:name="P78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3f3017"/>
    </style:style>
    <style:style style:name="P79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46df23"/>
    </style:style>
    <style:style style:name="P80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4c75be"/>
    </style:style>
    <style:style style:name="P81" style:family="paragraph" style:parent-style-name="Standard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3c18b5" fo:background-color="transparent"/>
    </style:style>
    <style:style style:name="P82" style:family="paragraph" style:parent-style-name="Standard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3c4d19" fo:background-color="transparent"/>
    </style:style>
    <style:style style:name="P83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23131" officeooo:paragraph-rsid="00123131" fo:background-color="transparent"/>
    </style:style>
    <style:style style:name="P84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23131" officeooo:paragraph-rsid="00149ed6" fo:background-color="transparent"/>
    </style:style>
    <style:style style:name="P85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23131" officeooo:paragraph-rsid="00179a8c" fo:background-color="transparent"/>
    </style:style>
    <style:style style:name="P86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23131" officeooo:paragraph-rsid="001bdc86" fo:background-color="transparent"/>
    </style:style>
    <style:style style:name="P87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23131" officeooo:paragraph-rsid="00252713" fo:background-color="transparent"/>
    </style:style>
    <style:style style:name="P88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23131" officeooo:paragraph-rsid="0026f3b6" fo:background-color="transparent"/>
    </style:style>
    <style:style style:name="P89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23131" officeooo:paragraph-rsid="0029e52e" fo:background-color="transparent"/>
    </style:style>
    <style:style style:name="P90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23131" officeooo:paragraph-rsid="002bb2ac" fo:background-color="transparent"/>
    </style:style>
    <style:style style:name="P91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23131" officeooo:paragraph-rsid="002f81e3" fo:background-color="transparent"/>
    </style:style>
    <style:style style:name="P92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23131" officeooo:paragraph-rsid="0031448e" fo:background-color="transparent"/>
    </style:style>
    <style:style style:name="P93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23131" officeooo:paragraph-rsid="003904da" fo:background-color="transparent"/>
    </style:style>
    <style:style style:name="P94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23131" officeooo:paragraph-rsid="003f3017" fo:background-color="transparent"/>
    </style:style>
    <style:style style:name="P95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23131" officeooo:paragraph-rsid="0042c39a" fo:background-color="transparent"/>
    </style:style>
    <style:style style:name="P96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23131" officeooo:paragraph-rsid="0046df23" fo:background-color="transparent"/>
    </style:style>
    <style:style style:name="P97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23131" officeooo:paragraph-rsid="004c75be" fo:background-color="transparent"/>
    </style:style>
    <style:style style:name="P98" style:family="paragraph" style:parent-style-name="Text_20_body">
      <style:paragraph-properties fo:margin-left="0in" fo:margin-right="0in" fo:margin-top="0in" fo:margin-bottom="0in" style:contextual-spacing="false" fo:line-height="120%" fo:widows="1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1dc3a" officeooo:paragraph-rsid="00168618" fo:background-color="transparent"/>
    </style:style>
    <style:style style:name="P99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fo:font-weight="bold" fo:background-color="transparent"/>
    </style:style>
    <style:style style:name="P100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fo:font-weight="bold" officeooo:paragraph-rsid="0011dc3a" fo:background-color="transparent"/>
    </style:style>
    <style:style style:name="P101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fo:font-weight="bold" officeooo:paragraph-rsid="001bdc86" fo:background-color="transparent"/>
    </style:style>
    <style:style style:name="P102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fo:font-weight="bold" officeooo:paragraph-rsid="00252713" fo:background-color="transparent"/>
    </style:style>
    <style:style style:name="P103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fo:font-weight="bold" officeooo:paragraph-rsid="0026f3b6" fo:background-color="transparent"/>
    </style:style>
    <style:style style:name="P104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fo:font-weight="bold" officeooo:paragraph-rsid="0029e52e" fo:background-color="transparent"/>
    </style:style>
    <style:style style:name="P105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fo:font-weight="bold" officeooo:paragraph-rsid="002bb2ac" fo:background-color="transparent"/>
    </style:style>
    <style:style style:name="P106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fo:font-weight="bold" officeooo:paragraph-rsid="002f81e3" fo:background-color="transparent"/>
    </style:style>
    <style:style style:name="P107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fo:font-weight="bold" officeooo:paragraph-rsid="0031448e" fo:background-color="transparent"/>
    </style:style>
    <style:style style:name="P108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fo:font-weight="bold" officeooo:paragraph-rsid="003904da" fo:background-color="transparent"/>
    </style:style>
    <style:style style:name="P109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fo:font-weight="bold" officeooo:paragraph-rsid="003f3017" fo:background-color="transparent"/>
    </style:style>
    <style:style style:name="P110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fo:font-weight="bold" officeooo:paragraph-rsid="0042c39a" fo:background-color="transparent"/>
    </style:style>
    <style:style style:name="P111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fo:font-weight="bold" officeooo:paragraph-rsid="0046df23" fo:background-color="transparent"/>
    </style:style>
    <style:style style:name="P112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fo:font-weight="bold" officeooo:paragraph-rsid="004c75be" fo:background-color="transparent"/>
    </style:style>
    <style:style style:name="P113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fo:background-color="transparent"/>
    </style:style>
    <style:style style:name="P114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paragraph-rsid="0011dc3a" fo:background-color="transparent"/>
    </style:style>
    <style:style style:name="P115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paragraph-rsid="0019ceb0" fo:background-color="transparent"/>
    </style:style>
    <style:style style:name="P116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paragraph-rsid="001bdc86" fo:background-color="transparent"/>
    </style:style>
    <style:style style:name="P117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paragraph-rsid="00252713" fo:background-color="transparent"/>
    </style:style>
    <style:style style:name="P118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paragraph-rsid="0026f3b6" fo:background-color="transparent"/>
    </style:style>
    <style:style style:name="P119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paragraph-rsid="0029e52e" fo:background-color="transparent"/>
    </style:style>
    <style:style style:name="P120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paragraph-rsid="002e08eb" fo:background-color="transparent"/>
    </style:style>
    <style:style style:name="P121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paragraph-rsid="002f81e3" fo:background-color="transparent"/>
    </style:style>
    <style:style style:name="P122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paragraph-rsid="0031448e" fo:background-color="transparent"/>
    </style:style>
    <style:style style:name="P123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paragraph-rsid="003904da" fo:background-color="transparent"/>
    </style:style>
    <style:style style:name="P124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paragraph-rsid="003f3017" fo:background-color="transparent"/>
    </style:style>
    <style:style style:name="P125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paragraph-rsid="0042c39a" fo:background-color="transparent"/>
    </style:style>
    <style:style style:name="P126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paragraph-rsid="0046df23" fo:background-color="transparent"/>
    </style:style>
    <style:style style:name="P127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paragraph-rsid="004c75be" fo:background-color="transparent"/>
    </style:style>
    <style:style style:name="P128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11dc3a" officeooo:paragraph-rsid="0011dc3a" fo:background-color="transparent"/>
    </style:style>
    <style:style style:name="P129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11dc3a" officeooo:paragraph-rsid="001bdc86" fo:background-color="transparent"/>
    </style:style>
    <style:style style:name="P130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11dc3a" officeooo:paragraph-rsid="00252713" fo:background-color="transparent"/>
    </style:style>
    <style:style style:name="P131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11dc3a" officeooo:paragraph-rsid="0026f3b6" fo:background-color="transparent"/>
    </style:style>
    <style:style style:name="P132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11dc3a" officeooo:paragraph-rsid="0029e52e" fo:background-color="transparent"/>
    </style:style>
    <style:style style:name="P133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11dc3a" officeooo:paragraph-rsid="002bb2ac" fo:background-color="transparent"/>
    </style:style>
    <style:style style:name="P134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11dc3a" officeooo:paragraph-rsid="002f81e3" fo:background-color="transparent"/>
    </style:style>
    <style:style style:name="P135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11dc3a" officeooo:paragraph-rsid="0031448e" fo:background-color="transparent"/>
    </style:style>
    <style:style style:name="P136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11dc3a" officeooo:paragraph-rsid="003f3017" fo:background-color="transparent"/>
    </style:style>
    <style:style style:name="P137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11dc3a" officeooo:paragraph-rsid="0042c39a" fo:background-color="transparent"/>
    </style:style>
    <style:style style:name="P138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11dc3a" officeooo:paragraph-rsid="0046df23" fo:background-color="transparent"/>
    </style:style>
    <style:style style:name="P139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11dc3a" officeooo:paragraph-rsid="004c75be" fo:background-color="transparent"/>
    </style:style>
    <style:style style:name="P140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1bdc86" officeooo:paragraph-rsid="001bdc86" fo:background-color="transparent"/>
    </style:style>
    <style:style style:name="P141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252713" officeooo:paragraph-rsid="00252713" fo:background-color="transparent"/>
    </style:style>
    <style:style style:name="P142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252713" officeooo:paragraph-rsid="0029e52e" fo:background-color="transparent"/>
    </style:style>
    <style:style style:name="P143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252713" officeooo:paragraph-rsid="002f81e3" fo:background-color="transparent"/>
    </style:style>
    <style:style style:name="P144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252713" officeooo:paragraph-rsid="003f3017" fo:background-color="transparent"/>
    </style:style>
    <style:style style:name="P145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2b2414" officeooo:paragraph-rsid="002b2414" fo:background-color="transparent"/>
    </style:style>
    <style:style style:name="P146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2b2414" officeooo:paragraph-rsid="002bb2ac" fo:background-color="transparent"/>
    </style:style>
    <style:style style:name="P147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2b2414" officeooo:paragraph-rsid="002f81e3" fo:background-color="transparent"/>
    </style:style>
    <style:style style:name="P148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2b2414" officeooo:paragraph-rsid="0031448e" fo:background-color="transparent"/>
    </style:style>
    <style:style style:name="P149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31448e" officeooo:paragraph-rsid="0031448e" fo:background-color="transparent"/>
    </style:style>
    <style:style style:name="P150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31448e" officeooo:paragraph-rsid="003f3017" fo:background-color="transparent"/>
    </style:style>
    <style:style style:name="P151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31448e" officeooo:paragraph-rsid="0042c39a" fo:background-color="transparent"/>
    </style:style>
    <style:style style:name="P152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31448e" officeooo:paragraph-rsid="0046df23" fo:background-color="transparent"/>
    </style:style>
    <style:style style:name="P153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31448e" officeooo:paragraph-rsid="004c75be" fo:background-color="transparent"/>
    </style:style>
    <style:style style:name="P154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38e2a5" officeooo:paragraph-rsid="0038e2a5" fo:background-color="transparent"/>
    </style:style>
    <style:style style:name="P155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3904da" officeooo:paragraph-rsid="003904da" fo:background-color="transparent"/>
    </style:style>
    <style:style style:name="P156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3b44d7" officeooo:paragraph-rsid="003b44d7" fo:background-color="transparent"/>
    </style:style>
    <style:style style:name="P157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3c18b5" officeooo:paragraph-rsid="003c18b5" fo:background-color="transparent"/>
    </style:style>
    <style:style style:name="P158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3c4d19" officeooo:paragraph-rsid="003c4d19" fo:background-color="transparent"/>
    </style:style>
    <style:style style:name="P159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3cd51b" officeooo:paragraph-rsid="003cd51b" fo:background-color="transparent"/>
    </style:style>
    <style:style style:name="P160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3f3017" officeooo:paragraph-rsid="003f3017" fo:background-color="transparent"/>
    </style:style>
    <style:style style:name="P161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3f3017" officeooo:paragraph-rsid="0042c39a" fo:background-color="transparent"/>
    </style:style>
    <style:style style:name="P162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3f3017" officeooo:paragraph-rsid="0046df23" fo:background-color="transparent"/>
    </style:style>
    <style:style style:name="P163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3f3017" officeooo:paragraph-rsid="004c75be" fo:background-color="transparent"/>
    </style:style>
    <style:style style:name="P164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453304" officeooo:paragraph-rsid="00453304" fo:background-color="transparent"/>
    </style:style>
    <style:style style:name="P165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46df23" officeooo:paragraph-rsid="0046df23" fo:background-color="transparent"/>
    </style:style>
    <style:style style:name="P166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46df23" officeooo:paragraph-rsid="004c75be" fo:background-color="transparent"/>
    </style:style>
    <style:style style:name="P167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officeooo:paragraph-rsid="0011dc3a" fo:background-color="transparent"/>
    </style:style>
    <style:style style:name="P168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officeooo:paragraph-rsid="001bdc86" fo:background-color="transparent"/>
    </style:style>
    <style:style style:name="P169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officeooo:paragraph-rsid="00252713" fo:background-color="transparent"/>
    </style:style>
    <style:style style:name="P170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officeooo:paragraph-rsid="0026f3b6" fo:background-color="transparent"/>
    </style:style>
    <style:style style:name="P171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officeooo:paragraph-rsid="0029e52e" fo:background-color="transparent"/>
    </style:style>
    <style:style style:name="P172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officeooo:paragraph-rsid="002bb2ac" fo:background-color="transparent"/>
    </style:style>
    <style:style style:name="P173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officeooo:paragraph-rsid="002f81e3" fo:background-color="transparent"/>
    </style:style>
    <style:style style:name="P174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officeooo:paragraph-rsid="0031448e" fo:background-color="transparent"/>
    </style:style>
    <style:style style:name="P175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officeooo:paragraph-rsid="003f3017" fo:background-color="transparent"/>
    </style:style>
    <style:style style:name="P176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officeooo:paragraph-rsid="0042c39a" fo:background-color="transparent"/>
    </style:style>
    <style:style style:name="P177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officeooo:paragraph-rsid="0046df23" fo:background-color="transparent"/>
    </style:style>
    <style:style style:name="P178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officeooo:paragraph-rsid="004c75be" fo:background-color="transparent"/>
    </style:style>
    <style:style style:name="P179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fo:font-weight="bold" fo:background-color="transparent"/>
    </style:style>
    <style:style style:name="P180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fo:font-weight="bold" officeooo:paragraph-rsid="0011dc3a" fo:background-color="transparent"/>
    </style:style>
    <style:style style:name="P181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fo:font-weight="bold" officeooo:paragraph-rsid="001bdc86" fo:background-color="transparent"/>
    </style:style>
    <style:style style:name="P182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fo:font-weight="bold" officeooo:paragraph-rsid="00252713" fo:background-color="transparent"/>
    </style:style>
    <style:style style:name="P183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fo:font-weight="bold" officeooo:paragraph-rsid="0026f3b6" fo:background-color="transparent"/>
    </style:style>
    <style:style style:name="P184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fo:font-weight="bold" officeooo:paragraph-rsid="0029e52e" fo:background-color="transparent"/>
    </style:style>
    <style:style style:name="P185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fo:font-weight="bold" officeooo:paragraph-rsid="002bb2ac" fo:background-color="transparent"/>
    </style:style>
    <style:style style:name="P186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fo:font-weight="bold" officeooo:paragraph-rsid="002f81e3" fo:background-color="transparent"/>
    </style:style>
    <style:style style:name="P187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fo:font-weight="bold" officeooo:paragraph-rsid="0031448e" fo:background-color="transparent"/>
    </style:style>
    <style:style style:name="P188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fo:font-weight="bold" officeooo:paragraph-rsid="003904da" fo:background-color="transparent"/>
    </style:style>
    <style:style style:name="P189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fo:font-weight="bold" officeooo:paragraph-rsid="003f3017" fo:background-color="transparent"/>
    </style:style>
    <style:style style:name="P190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fo:font-weight="bold" officeooo:paragraph-rsid="0042c39a" fo:background-color="transparent"/>
    </style:style>
    <style:style style:name="P191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fo:font-weight="bold" officeooo:paragraph-rsid="0046df23" fo:background-color="transparent"/>
    </style:style>
    <style:style style:name="P192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fo:font-weight="bold" officeooo:paragraph-rsid="004c75be" fo:background-color="transparent"/>
    </style:style>
    <style:style style:name="P193" style:family="paragraph" style:parent-style-name="Table_20_Contents">
      <style:paragraph-properties fo:margin-top="0in" fo:margin-bottom="0in" style:contextual-spacing="false" fo:line-height="120%" style:writing-mode="lr-tb"/>
      <style:text-properties fo:color="#009900" style:font-name="Arial1" fo:font-size="9.75pt" fo:font-weight="bold" fo:background-color="transparent" style:font-weight-asian="bold" style:font-weight-complex="bold"/>
    </style:style>
    <style:style style:name="P194" style:family="paragraph" style:parent-style-name="Table_20_Contents">
      <style:paragraph-properties fo:margin-top="0in" fo:margin-bottom="0in" style:contextual-spacing="false" fo:line-height="120%" style:writing-mode="lr-tb"/>
      <style:text-properties fo:color="#009900" style:font-name="Arial1" fo:font-size="9.75pt" fo:font-weight="bold" officeooo:paragraph-rsid="003904da" fo:background-color="transparent" style:font-weight-asian="bold" style:font-weight-complex="bold"/>
    </style:style>
    <style:style style:name="P195" style:family="paragraph" style:parent-style-name="Table_20_Contents">
      <style:paragraph-properties fo:margin-top="0in" fo:margin-bottom="0in" style:contextual-spacing="false" fo:line-height="120%" style:writing-mode="lr-tb"/>
      <style:text-properties fo:color="#ff3333" style:font-name="Arial1" fo:font-size="9.75pt" fo:font-weight="bold" officeooo:paragraph-rsid="00179a8c" fo:background-color="transparent" style:font-weight-asian="bold" style:font-weight-complex="bold"/>
    </style:style>
    <style:style style:name="P196" style:family="paragraph" style:parent-style-name="Table_20_Contents">
      <style:paragraph-properties fo:margin-top="0in" fo:margin-bottom="0in" style:contextual-spacing="false" fo:line-height="120%" style:writing-mode="lr-tb"/>
      <style:text-properties fo:color="#ff3333" style:font-name="Arial1" fo:font-size="9.75pt" fo:font-weight="bold" officeooo:paragraph-rsid="003904da" fo:background-color="transparent" style:font-weight-asian="bold" style:font-weight-complex="bold"/>
    </style:style>
    <style:style style:name="P197" style:family="paragraph" style:parent-style-name="Standard">
      <style:paragraph-properties style:writing-mode="lr-tb"/>
      <style:text-properties style:font-name="Arial" fo:font-size="9.69999980926514pt" officeooo:paragraph-rsid="0036a37d" style:font-size-asian="9.69999980926514pt" style:font-size-complex="9.69999980926514pt"/>
    </style:style>
    <style:style style:name="P198" style:family="paragraph" style:parent-style-name="Standard">
      <style:paragraph-properties style:writing-mode="lr-tb"/>
      <style:text-properties style:font-name="Arial" fo:font-size="9.69999980926514pt" officeooo:paragraph-rsid="0038e2a5" style:font-size-asian="9.69999980926514pt" style:font-size-complex="9.69999980926514pt"/>
    </style:style>
    <style:style style:name="P199" style:family="paragraph" style:parent-style-name="Table_20_Contents">
      <style:paragraph-properties style:writing-mode="lr-tb"/>
      <style:text-properties style:font-name="Arial" fo:font-size="9.69999980926514pt" officeooo:rsid="003f3017" officeooo:paragraph-rsid="003f3017" style:font-size-asian="9.69999980926514pt" style:font-size-complex="9.69999980926514pt"/>
    </style:style>
    <style:style style:name="P200" style:family="paragraph" style:parent-style-name="Table_20_Contents">
      <style:paragraph-properties style:writing-mode="lr-tb"/>
      <style:text-properties style:font-name="Arial" fo:font-size="9.69999980926514pt" officeooo:rsid="003f3017" officeooo:paragraph-rsid="0042c39a" style:font-size-asian="9.69999980926514pt" style:font-size-complex="9.69999980926514pt"/>
    </style:style>
    <style:style style:name="P201" style:family="paragraph" style:parent-style-name="Table_20_Contents">
      <style:paragraph-properties style:writing-mode="lr-tb"/>
      <style:text-properties style:font-name="Arial" fo:font-size="9.69999980926514pt" officeooo:rsid="003f3017" officeooo:paragraph-rsid="0046df23" style:font-size-asian="9.69999980926514pt" style:font-size-complex="9.69999980926514pt"/>
    </style:style>
    <style:style style:name="P202" style:family="paragraph" style:parent-style-name="Table_20_Contents">
      <style:paragraph-properties style:writing-mode="lr-tb"/>
      <style:text-properties style:font-name="Arial" fo:font-size="9.69999980926514pt" officeooo:rsid="003f3017" officeooo:paragraph-rsid="004c75be" style:font-size-asian="9.69999980926514pt" style:font-size-complex="9.69999980926514pt"/>
    </style:style>
    <style:style style:name="P203" style:family="paragraph" style:parent-style-name="Table_20_Contents">
      <style:paragraph-properties style:writing-mode="lr-tb"/>
      <style:text-properties style:font-name="Arial" fo:font-size="9.69999980926514pt" officeooo:rsid="00453304" officeooo:paragraph-rsid="00453304" style:font-size-asian="9.69999980926514pt" style:font-size-complex="9.69999980926514pt"/>
    </style:style>
    <style:style style:name="P204" style:family="paragraph" style:parent-style-name="Standard" style:list-style-name="L1">
      <style:text-properties style:font-name="Arial" fo:font-size="9.69999980926514pt" style:font-size-asian="9.69999980926514pt" style:font-size-complex="9.69999980926514pt"/>
    </style:style>
    <style:style style:name="P205" style:family="paragraph" style:parent-style-name="Standard" style:list-style-name="L1">
      <style:text-properties style:font-name="Arial" fo:font-size="9.69999980926514pt" officeooo:paragraph-rsid="0036a37d" style:font-size-asian="9.69999980926514pt" style:font-size-complex="9.69999980926514pt"/>
    </style:style>
    <style:style style:name="P206" style:family="paragraph" style:parent-style-name="Standard" style:list-style-name="L1">
      <style:text-properties style:font-name="Arial" fo:font-size="9.69999980926514pt" officeooo:paragraph-rsid="0038e2a5" style:font-size-asian="9.69999980926514pt" style:font-size-complex="9.69999980926514pt"/>
    </style:style>
    <style:style style:name="P207" style:family="paragraph" style:parent-style-name="Standard">
      <style:text-properties style:font-name="Arial" fo:font-size="9.69999980926514pt" officeooo:rsid="00454e72" officeooo:paragraph-rsid="00454e72" style:font-size-asian="9.69999980926514pt" style:font-size-complex="9.69999980926514pt"/>
    </style:style>
    <style:style style:name="P208" style:family="paragraph" style:parent-style-name="Standard">
      <style:text-properties style:font-name="Arial" fo:font-size="9.69999980926514pt" officeooo:rsid="00453304" officeooo:paragraph-rsid="00454e72" style:font-size-asian="9.69999980926514pt" style:font-size-complex="9.69999980926514pt"/>
    </style:style>
    <style:style style:name="P209" style:family="paragraph" style:parent-style-name="Standard" style:list-style-name="L1">
      <style:paragraph-properties style:writing-mode="lr-tb"/>
      <style:text-properties style:font-name="Arial" fo:font-size="9.69999980926514pt" officeooo:paragraph-rsid="0036a37d" style:font-size-asian="9.69999980926514pt" style:font-size-complex="9.69999980926514pt"/>
    </style:style>
    <style:style style:name="P210" style:family="paragraph" style:parent-style-name="Standard" style:list-style-name="L1">
      <style:paragraph-properties style:writing-mode="lr-tb"/>
      <style:text-properties style:font-name="Arial" fo:font-size="9.69999980926514pt" officeooo:paragraph-rsid="0038e2a5" style:font-size-asian="9.69999980926514pt" style:font-size-complex="9.69999980926514pt"/>
    </style:style>
    <style:style style:name="P211" style:family="paragraph" style:parent-style-name="Standard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3f3017" fo:background-color="transparent"/>
    </style:style>
    <style:style style:name="P212" style:family="paragraph" style:parent-style-name="Standard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42c39a" fo:background-color="transparent"/>
    </style:style>
    <style:style style:name="P213" style:family="paragraph" style:parent-style-name="Standard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46df23" fo:background-color="transparent"/>
    </style:style>
    <style:style style:name="P214" style:family="paragraph" style:parent-style-name="Text_20_body" style:list-style-name="L1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23131" officeooo:paragraph-rsid="00168618" fo:background-color="transparent"/>
    </style:style>
    <style:style style:name="P215" style:family="paragraph" style:parent-style-name="Text_20_body" style:list-style-name="L1">
      <style:paragraph-properties fo:margin-left="0in" fo:margin-right="0in" fo:margin-top="0in" fo:margin-bottom="0in" style:contextual-spacing="false" fo:line-height="120%" fo:widows="1" fo:text-indent="0in" style:auto-text-indent="false" fo:background-color="transparent" style:writing-mode="lr-tb">
        <style:background-image/>
      </style:paragraph-properties>
      <style:text-properties officeooo:paragraph-rsid="00168618"/>
    </style:style>
    <style:style style:name="P216" style:family="paragraph" style:parent-style-name="Text_20_body" style:list-style-name="L1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168618" fo:background-color="transparent"/>
    </style:style>
    <style:style style:name="P217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rsid="0046df23" officeooo:paragraph-rsid="0046df23" fo:background-color="transparent"/>
    </style:style>
    <style:style style:name="P218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rsid="001e4039" officeooo:paragraph-rsid="0046df23" fo:background-color="transparent"/>
    </style:style>
    <style:style style:name="P219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rsid="004fd01a" officeooo:paragraph-rsid="004fd01a" fo:background-color="transparent"/>
    </style:style>
    <style:style style:name="P220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fo:font-weight="normal" officeooo:rsid="0011ba8a" officeooo:paragraph-rsid="001d69d2" fo:background-color="transparent" style:font-weight-asian="normal" style:font-weight-complex="normal"/>
    </style:style>
    <style:style style:name="P221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fo:font-weight="normal" officeooo:rsid="0011ba8a" officeooo:paragraph-rsid="003904da" fo:background-color="transparent" style:font-weight-asian="normal" style:font-weight-complex="normal"/>
    </style:style>
    <style:style style:name="P222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11dc3a" officeooo:paragraph-rsid="0011dc3a" fo:background-color="transparent"/>
    </style:style>
    <style:style style:name="P223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11dc3a" officeooo:paragraph-rsid="00179a8c" fo:background-color="transparent"/>
    </style:style>
    <style:style style:name="P224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11dc3a" officeooo:paragraph-rsid="003904da" fo:background-color="transparent"/>
    </style:style>
    <style:style style:name="P225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11dc3a" officeooo:paragraph-rsid="00123131" fo:background-color="transparent"/>
    </style:style>
    <style:style style:name="P226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11dc3a" officeooo:paragraph-rsid="001bdc86" fo:background-color="transparent"/>
    </style:style>
    <style:style style:name="P227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11dc3a" officeooo:paragraph-rsid="00252713" fo:background-color="transparent"/>
    </style:style>
    <style:style style:name="P228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11dc3a" officeooo:paragraph-rsid="0026f3b6" fo:background-color="transparent"/>
    </style:style>
    <style:style style:name="P229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11dc3a" officeooo:paragraph-rsid="0029e52e" fo:background-color="transparent"/>
    </style:style>
    <style:style style:name="P230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11dc3a" officeooo:paragraph-rsid="002bb2ac" fo:background-color="transparent"/>
    </style:style>
    <style:style style:name="P231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11dc3a" officeooo:paragraph-rsid="002f81e3" fo:background-color="transparent"/>
    </style:style>
    <style:style style:name="P232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11dc3a" officeooo:paragraph-rsid="0031448e" fo:background-color="transparent"/>
    </style:style>
    <style:style style:name="P233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11dc3a" officeooo:paragraph-rsid="003f3017" fo:background-color="transparent"/>
    </style:style>
    <style:style style:name="P234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11dc3a" officeooo:paragraph-rsid="0042c39a" fo:background-color="transparent"/>
    </style:style>
    <style:style style:name="P235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11dc3a" officeooo:paragraph-rsid="0046df23" fo:background-color="transparent"/>
    </style:style>
    <style:style style:name="P236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11dc3a" officeooo:paragraph-rsid="004c75be" fo:background-color="transparent"/>
    </style:style>
    <style:style style:name="P237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fo:background-color="transparent"/>
    </style:style>
    <style:style style:name="P238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paragraph-rsid="00179a8c" fo:background-color="transparent"/>
    </style:style>
    <style:style style:name="P239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paragraph-rsid="003904da" fo:background-color="transparent"/>
    </style:style>
    <style:style style:name="P240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paragraph-rsid="0011dc3a" fo:background-color="transparent"/>
    </style:style>
    <style:style style:name="P241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paragraph-rsid="00123131" fo:background-color="transparent"/>
    </style:style>
    <style:style style:name="P242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paragraph-rsid="001bdc86" fo:background-color="transparent"/>
    </style:style>
    <style:style style:name="P243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paragraph-rsid="00252713" fo:background-color="transparent"/>
    </style:style>
    <style:style style:name="P244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paragraph-rsid="0026f3b6" fo:background-color="transparent"/>
    </style:style>
    <style:style style:name="P245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paragraph-rsid="0029e52e" fo:background-color="transparent"/>
    </style:style>
    <style:style style:name="P246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paragraph-rsid="002bb2ac" fo:background-color="transparent"/>
    </style:style>
    <style:style style:name="P247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paragraph-rsid="002f81e3" fo:background-color="transparent"/>
    </style:style>
    <style:style style:name="P248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paragraph-rsid="0031448e" fo:background-color="transparent"/>
    </style:style>
    <style:style style:name="P249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paragraph-rsid="003f3017" fo:background-color="transparent"/>
    </style:style>
    <style:style style:name="P250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paragraph-rsid="0042c39a" fo:background-color="transparent"/>
    </style:style>
    <style:style style:name="P251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paragraph-rsid="0046df23" fo:background-color="transparent"/>
    </style:style>
    <style:style style:name="P252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paragraph-rsid="004c75be" fo:background-color="transparent"/>
    </style:style>
    <style:style style:name="P253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179a8c" officeooo:paragraph-rsid="00179a8c" fo:background-color="transparent"/>
    </style:style>
    <style:style style:name="P254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179a8c" officeooo:paragraph-rsid="003904da" fo:background-color="transparent"/>
    </style:style>
    <style:style style:name="P255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3934f9" officeooo:paragraph-rsid="003934f9" fo:background-color="transparent"/>
    </style:style>
    <style:style style:name="P256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11ba8a" officeooo:paragraph-rsid="0011dc3a" fo:background-color="transparent"/>
    </style:style>
    <style:style style:name="P257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paragraph-rsid="00179a8c"/>
    </style:style>
    <style:style style:name="P258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paragraph-rsid="003904da"/>
    </style:style>
    <style:style style:name="P259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officeooo:rsid="003904da" officeooo:paragraph-rsid="003904da"/>
    </style:style>
    <style:style style:name="P260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paragraph-rsid="0011dc3a" fo:background-color="transparent"/>
    </style:style>
    <style:style style:name="P261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paragraph-rsid="00179a8c" fo:background-color="transparent"/>
    </style:style>
    <style:style style:name="P262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paragraph-rsid="003904da" fo:background-color="transparent"/>
    </style:style>
    <style:style style:name="P263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1dc3a" officeooo:paragraph-rsid="0011dc3a" fo:background-color="transparent"/>
    </style:style>
    <style:style style:name="P264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1dc3a" officeooo:paragraph-rsid="00123131" fo:background-color="transparent"/>
    </style:style>
    <style:style style:name="P265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1dc3a" officeooo:paragraph-rsid="001bdc86" fo:background-color="transparent"/>
    </style:style>
    <style:style style:name="P266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1dc3a" officeooo:paragraph-rsid="00252713" fo:background-color="transparent"/>
    </style:style>
    <style:style style:name="P267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1dc3a" officeooo:paragraph-rsid="0026f3b6" fo:background-color="transparent"/>
    </style:style>
    <style:style style:name="P268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1dc3a" officeooo:paragraph-rsid="0029e52e" fo:background-color="transparent"/>
    </style:style>
    <style:style style:name="P269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1dc3a" officeooo:paragraph-rsid="002bb2ac" fo:background-color="transparent"/>
    </style:style>
    <style:style style:name="P270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1dc3a" officeooo:paragraph-rsid="002f81e3" fo:background-color="transparent"/>
    </style:style>
    <style:style style:name="P271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1dc3a" officeooo:paragraph-rsid="0031448e" fo:background-color="transparent"/>
    </style:style>
    <style:style style:name="P272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1dc3a" officeooo:paragraph-rsid="003f3017" fo:background-color="transparent"/>
    </style:style>
    <style:style style:name="P273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1dc3a" officeooo:paragraph-rsid="0042c39a" fo:background-color="transparent"/>
    </style:style>
    <style:style style:name="P274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1dc3a" officeooo:paragraph-rsid="0046df23" fo:background-color="transparent"/>
    </style:style>
    <style:style style:name="P275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1dc3a" officeooo:paragraph-rsid="004c75be" fo:background-color="transparent"/>
    </style:style>
    <style:style style:name="P276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style:font-name="Arial" fo:font-size="9.69999980926514pt" officeooo:rsid="001d69d2" officeooo:paragraph-rsid="001d69d2" style:font-size-asian="9.69999980926514pt" style:font-size-complex="9.69999980926514pt"/>
    </style:style>
    <style:style style:name="P277" style:family="paragraph" style:parent-style-name="Table_20_Contents" style:list-style-name="L1">
      <style:paragraph-properties fo:margin-left="-0.4925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3904da" officeooo:paragraph-rsid="003904da" fo:background-color="transparent"/>
    </style:style>
    <style:style style:name="P278" style:family="paragraph" style:parent-style-name="Table_20_Contents" style:list-style-name="L1">
      <style:paragraph-properties fo:margin-left="-0.4925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11dc3a" officeooo:paragraph-rsid="003904da" fo:background-color="transparent"/>
    </style:style>
    <style:style style:name="P279" style:family="paragraph" style:parent-style-name="Table_20_Contents" style:list-style-name="L1">
      <style:paragraph-properties style:writing-mode="lr-tb"/>
      <style:text-properties style:font-name="Arial" fo:font-size="9.69999980926514pt" officeooo:paragraph-rsid="00252713" style:font-size-asian="9.69999980926514pt" style:font-size-complex="9.69999980926514pt"/>
    </style:style>
    <style:style style:name="P280" style:family="paragraph" style:parent-style-name="Table_20_Contents" style:list-style-name="L1">
      <style:paragraph-properties style:writing-mode="lr-tb"/>
      <style:text-properties style:font-name="Arial" fo:font-size="9.69999980926514pt" officeooo:paragraph-rsid="0026f3b6" style:font-size-asian="9.69999980926514pt" style:font-size-complex="9.69999980926514pt"/>
    </style:style>
    <style:style style:name="P281" style:family="paragraph" style:parent-style-name="Table_20_Contents" style:list-style-name="L1">
      <style:paragraph-properties style:writing-mode="lr-tb"/>
      <style:text-properties style:font-name="Arial" fo:font-size="9.69999980926514pt" officeooo:paragraph-rsid="0029e52e" style:font-size-asian="9.69999980926514pt" style:font-size-complex="9.69999980926514pt"/>
    </style:style>
    <style:style style:name="P282" style:family="paragraph" style:parent-style-name="Table_20_Contents" style:list-style-name="L1">
      <style:paragraph-properties style:writing-mode="lr-tb"/>
      <style:text-properties style:font-name="Arial" fo:font-size="9.69999980926514pt" officeooo:paragraph-rsid="002bb2ac" style:font-size-asian="9.69999980926514pt" style:font-size-complex="9.69999980926514pt"/>
    </style:style>
    <style:style style:name="P283" style:family="paragraph" style:parent-style-name="Table_20_Contents" style:list-style-name="L1">
      <style:paragraph-properties style:writing-mode="lr-tb"/>
      <style:text-properties style:font-name="Arial" fo:font-size="9.69999980926514pt" officeooo:paragraph-rsid="002f81e3" style:font-size-asian="9.69999980926514pt" style:font-size-complex="9.69999980926514pt"/>
    </style:style>
    <style:style style:name="P284" style:family="paragraph" style:parent-style-name="Table_20_Contents" style:list-style-name="L1">
      <style:paragraph-properties style:writing-mode="lr-tb"/>
      <style:text-properties style:font-name="Arial" fo:font-size="9.69999980926514pt" officeooo:paragraph-rsid="0031448e" style:font-size-asian="9.69999980926514pt" style:font-size-complex="9.69999980926514pt"/>
    </style:style>
    <style:style style:name="P285" style:family="paragraph" style:parent-style-name="Table_20_Contents" style:list-style-name="L1">
      <style:paragraph-properties style:writing-mode="lr-tb"/>
      <style:text-properties style:font-name="Arial" fo:font-size="9.69999980926514pt" officeooo:paragraph-rsid="003f3017" style:font-size-asian="9.69999980926514pt" style:font-size-complex="9.69999980926514pt"/>
    </style:style>
    <style:style style:name="P286" style:family="paragraph" style:parent-style-name="Table_20_Contents" style:list-style-name="L1">
      <style:paragraph-properties style:writing-mode="lr-tb"/>
      <style:text-properties style:font-name="Arial" fo:font-size="9.69999980926514pt" officeooo:paragraph-rsid="0042c39a" style:font-size-asian="9.69999980926514pt" style:font-size-complex="9.69999980926514pt"/>
    </style:style>
    <style:style style:name="P287" style:family="paragraph" style:parent-style-name="Table_20_Contents" style:list-style-name="L1">
      <style:paragraph-properties style:writing-mode="lr-tb"/>
      <style:text-properties style:font-name="Arial" fo:font-size="9.69999980926514pt" officeooo:paragraph-rsid="0046df23" style:font-size-asian="9.69999980926514pt" style:font-size-complex="9.69999980926514pt"/>
    </style:style>
    <style:style style:name="P288" style:family="paragraph" style:parent-style-name="Table_20_Contents" style:list-style-name="L1">
      <style:paragraph-properties style:writing-mode="lr-tb"/>
      <style:text-properties style:font-name="Arial" fo:font-size="9.69999980926514pt" officeooo:paragraph-rsid="004c75be" style:font-size-asian="9.69999980926514pt" style:font-size-complex="9.69999980926514pt"/>
    </style:style>
    <style:style style:name="P289" style:family="paragraph" style:parent-style-name="Table_20_Contents" style:list-style-name="L1">
      <style:paragraph-properties style:writing-mode="lr-tb"/>
      <style:text-properties style:font-name="Arial" fo:font-size="9.69999980926514pt" officeooo:rsid="003b44d7" officeooo:paragraph-rsid="003b44d7" style:font-size-asian="9.69999980926514pt" style:font-size-complex="9.69999980926514pt"/>
    </style:style>
    <style:style style:name="P290" style:family="paragraph" style:parent-style-name="Table_20_Contents" style:list-style-name="L1">
      <style:paragraph-properties style:writing-mode="lr-tb"/>
      <style:text-properties style:font-name="Arial" fo:font-size="9.69999980926514pt" officeooo:rsid="00453304" officeooo:paragraph-rsid="00453304" style:font-size-asian="9.69999980926514pt" style:font-size-complex="9.69999980926514pt"/>
    </style:style>
    <style:style style:name="P291" style:family="paragraph" style:parent-style-name="Table_20_Contents" style:list-style-name="L1">
      <style:paragraph-properties style:writing-mode="lr-tb"/>
      <style:text-properties style:font-name="Arial" fo:font-size="9.69999980926514pt" officeooo:rsid="003f3017" officeooo:paragraph-rsid="003f3017" style:font-size-asian="9.69999980926514pt" style:font-size-complex="9.69999980926514pt"/>
    </style:style>
    <style:style style:name="P292" style:family="paragraph" style:parent-style-name="Table_20_Contents" style:list-style-name="L1">
      <style:paragraph-properties style:writing-mode="lr-tb"/>
      <style:text-properties style:font-name="Arial" fo:font-size="9.69999980926514pt" officeooo:rsid="003f3017" officeooo:paragraph-rsid="0042c39a" style:font-size-asian="9.69999980926514pt" style:font-size-complex="9.69999980926514pt"/>
    </style:style>
    <style:style style:name="P293" style:family="paragraph" style:parent-style-name="Table_20_Contents" style:list-style-name="L1">
      <style:paragraph-properties style:writing-mode="lr-tb"/>
      <style:text-properties style:font-name="Arial" fo:font-size="9.69999980926514pt" officeooo:rsid="003f3017" officeooo:paragraph-rsid="0046df23" style:font-size-asian="9.69999980926514pt" style:font-size-complex="9.69999980926514pt"/>
    </style:style>
    <style:style style:name="P294" style:family="paragraph" style:parent-style-name="Table_20_Contents" style:list-style-name="L1">
      <style:paragraph-properties style:writing-mode="lr-tb"/>
      <style:text-properties style:font-name="Arial" fo:font-size="9.69999980926514pt" officeooo:rsid="003f3017" officeooo:paragraph-rsid="004c75be" style:font-size-asian="9.69999980926514pt" style:font-size-complex="9.69999980926514pt"/>
    </style:style>
    <style:style style:name="T1" style:family="text">
      <style:text-properties fo:color="#000000" style:font-name="Arial1" fo:font-size="9.75pt" fo:background-color="transparent" loext:char-shading-value="0"/>
    </style:style>
    <style:style style:name="T2" style:family="text">
      <style:text-properties fo:color="#000000" style:font-name="Arial1" fo:font-size="9.75pt" officeooo:rsid="0011ba8a" fo:background-color="transparent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179a8c" fo:background-color="transparent" loext:char-shading-value="0"/>
    </style:style>
    <style:style style:name="T5" style:family="text">
      <style:text-properties officeooo:rsid="0011dc3a"/>
    </style:style>
    <style:style style:name="T6" style:family="text">
      <style:text-properties fo:font-variant="normal" fo:text-transform="none" fo:color="#000000" style:font-name="Arial1" fo:font-size="9.75pt" fo:letter-spacing="normal" fo:font-style="normal" fo:font-weight="normal" fo:background-color="transparent" loext:char-shading-value="0"/>
    </style:style>
    <style:style style:name="T7" style:family="text">
      <style:text-properties fo:font-variant="normal" fo:text-transform="none" fo:color="#000000" style:font-name="Arial1" fo:font-size="9.75pt" fo:letter-spacing="normal" fo:font-style="normal" fo:font-weight="normal" officeooo:rsid="00127199" fo:background-color="transparent" loext:char-shading-value="0"/>
    </style:style>
    <style:style style:name="T8" style:family="text">
      <style:text-properties fo:font-variant="normal" fo:text-transform="none" fo:color="#000000" style:font-name="Arial1" fo:font-size="9.75pt" fo:letter-spacing="normal" fo:font-style="normal" fo:font-weight="normal" officeooo:rsid="0013382f" fo:background-color="transparent" loext:char-shading-value="0"/>
    </style:style>
    <style:style style:name="T9" style:family="text">
      <style:text-properties fo:font-variant="normal" fo:text-transform="none" fo:color="#000000" style:font-name="Arial1" fo:font-size="9.75pt" fo:letter-spacing="normal" fo:font-style="normal" fo:font-weight="normal" officeooo:rsid="0011dc3a" fo:background-color="transparent" loext:char-shading-value="0"/>
    </style:style>
    <style:style style:name="T10" style:family="text">
      <style:text-properties fo:font-variant="normal" fo:text-transform="none" fo:color="#000000" style:font-name="Arial1" fo:font-size="9.75pt" fo:letter-spacing="normal" fo:font-style="normal" fo:font-weight="normal" officeooo:rsid="00168618" fo:background-color="transparent" loext:char-shading-value="0"/>
    </style:style>
    <style:style style:name="T11" style:family="text">
      <style:text-properties fo:font-variant="normal" fo:text-transform="none" fo:color="#000000" style:font-name="Arial1" fo:font-size="9.75pt" fo:letter-spacing="normal" fo:font-style="normal" fo:font-weight="normal" officeooo:rsid="00179a8c" fo:background-color="transparent" loext:char-shading-value="0"/>
    </style:style>
    <style:style style:name="T12" style:family="text">
      <style:text-properties fo:font-variant="normal" fo:text-transform="none" fo:color="#000000" style:font-name="Arial1" fo:font-size="9.75pt" fo:letter-spacing="normal" fo:font-style="normal" fo:font-weight="normal" officeooo:rsid="001e4039" fo:background-color="transparent" loext:char-shading-value="0"/>
    </style:style>
    <style:style style:name="T13" style:family="text">
      <style:text-properties fo:font-variant="normal" fo:text-transform="none" fo:color="#000000" style:font-name="Arial1" fo:font-size="9.75pt" fo:letter-spacing="normal" fo:font-style="normal" fo:font-weight="normal" officeooo:rsid="00233735" fo:background-color="transparent" loext:char-shading-value="0"/>
    </style:style>
    <style:style style:name="T14" style:family="text">
      <style:text-properties fo:font-variant="normal" fo:text-transform="none" fo:color="#000000" style:font-name="Arial1" fo:font-size="9.75pt" fo:letter-spacing="normal" fo:font-style="normal" fo:font-weight="normal" officeooo:rsid="002e08eb" fo:background-color="transparent" loext:char-shading-value="0"/>
    </style:style>
    <style:style style:name="T15" style:family="text">
      <style:text-properties fo:font-variant="normal" fo:text-transform="none" fo:color="#000000" style:font-name="Arial1" fo:font-size="9.75pt" fo:letter-spacing="normal" fo:font-style="normal" fo:font-weight="normal" officeooo:rsid="00149ed6" fo:background-color="transparent" loext:char-shading-value="0"/>
    </style:style>
    <style:style style:name="T16" style:family="text">
      <style:text-properties fo:font-variant="normal" fo:text-transform="none" fo:color="#000000" style:font-name="Arial1" fo:font-size="9.75pt" fo:letter-spacing="normal" fo:font-style="normal" fo:font-weight="normal" officeooo:rsid="003904da" fo:background-color="transparent" loext:char-shading-value="0"/>
    </style:style>
    <style:style style:name="T17" style:family="text">
      <style:text-properties fo:font-variant="normal" fo:text-transform="none" fo:color="#000000" style:font-name="Arial1" fo:font-size="9.75pt" fo:letter-spacing="normal" fo:font-style="normal" fo:font-weight="normal" officeooo:rsid="003c18b5" fo:background-color="transparent" loext:char-shading-value="0"/>
    </style:style>
    <style:style style:name="T18" style:family="text">
      <style:text-properties fo:font-variant="normal" fo:text-transform="none" fo:color="#000000" style:font-name="Arial1" fo:font-size="9.75pt" fo:letter-spacing="normal" fo:font-style="normal" fo:font-weight="normal" officeooo:rsid="003c4d19" fo:background-color="transparent" loext:char-shading-value="0"/>
    </style:style>
    <style:style style:name="T19" style:family="text">
      <style:text-properties fo:font-variant="normal" fo:text-transform="none" fo:color="#000000" style:font-name="Arial1" fo:font-size="9.75pt" fo:letter-spacing="normal" fo:font-style="normal" fo:font-weight="normal" officeooo:rsid="003cb75f" fo:background-color="transparent" loext:char-shading-value="0"/>
    </style:style>
    <style:style style:name="T20" style:family="text">
      <style:text-properties fo:font-variant="normal" fo:text-transform="none" fo:color="#000000" style:font-name="Arial1" fo:font-size="9.75pt" fo:letter-spacing="normal" fo:font-style="normal" fo:font-weight="normal" officeooo:rsid="003f3017" fo:background-color="transparent" loext:char-shading-value="0"/>
    </style:style>
    <style:style style:name="T21" style:family="text">
      <style:text-properties officeooo:rsid="00127199"/>
    </style:style>
    <style:style style:name="T22" style:family="text">
      <style:text-properties officeooo:rsid="0013382f"/>
    </style:style>
    <style:style style:name="T23" style:family="text">
      <style:text-properties officeooo:rsid="00149ed6"/>
    </style:style>
    <style:style style:name="T24" style:family="text">
      <style:text-properties officeooo:rsid="00168618"/>
    </style:style>
    <style:style style:name="T25" style:family="text">
      <style:text-properties officeooo:rsid="00179a8c"/>
    </style:style>
    <style:style style:name="T26" style:family="text">
      <style:text-properties officeooo:rsid="0019ceb0"/>
    </style:style>
    <style:style style:name="T27" style:family="text">
      <style:text-properties officeooo:rsid="001e4039"/>
    </style:style>
    <style:style style:name="T28" style:family="text">
      <style:text-properties officeooo:rsid="00252713"/>
    </style:style>
    <style:style style:name="T29" style:family="text">
      <style:text-properties officeooo:rsid="0026f3b6"/>
    </style:style>
    <style:style style:name="T30" style:family="text">
      <style:text-properties officeooo:rsid="002b2414"/>
    </style:style>
    <style:style style:name="T31" style:family="text">
      <style:text-properties officeooo:rsid="002bb2ac"/>
    </style:style>
    <style:style style:name="T32" style:family="text">
      <style:text-properties officeooo:rsid="002e08eb"/>
    </style:style>
    <style:style style:name="T33" style:family="text">
      <style:text-properties officeooo:rsid="0031448e"/>
    </style:style>
    <style:style style:name="T34" style:family="text">
      <style:text-properties officeooo:rsid="003172ee"/>
    </style:style>
    <style:style style:name="T35" style:family="text">
      <style:text-properties officeooo:rsid="0036a37d"/>
    </style:style>
    <style:style style:name="T36" style:family="text">
      <style:text-properties officeooo:rsid="003904da"/>
    </style:style>
    <style:style style:name="T37" style:family="text">
      <style:text-properties officeooo:rsid="003934f9"/>
    </style:style>
    <style:style style:name="T38" style:family="text">
      <style:text-properties officeooo:rsid="003b44d7"/>
    </style:style>
    <style:style style:name="T39" style:family="text">
      <style:text-properties officeooo:rsid="003c18b5"/>
    </style:style>
    <style:style style:name="T40" style:family="text">
      <style:text-properties officeooo:rsid="003c4d19"/>
    </style:style>
    <style:style style:name="T41" style:family="text">
      <style:text-properties officeooo:rsid="003cb75f"/>
    </style:style>
    <style:style style:name="T42" style:family="text">
      <style:text-properties officeooo:rsid="003cd51b"/>
    </style:style>
    <style:style style:name="T43" style:family="text">
      <style:text-properties officeooo:rsid="003ecd14"/>
    </style:style>
    <style:style style:name="T44" style:family="text">
      <style:text-properties officeooo:rsid="003f3017"/>
    </style:style>
    <style:style style:name="T45" style:family="text">
      <style:text-properties officeooo:rsid="00403d55"/>
    </style:style>
    <style:style style:name="T46" style:family="text">
      <style:text-properties officeooo:rsid="00419bd5"/>
    </style:style>
    <style:style style:name="T47" style:family="text">
      <style:text-properties officeooo:rsid="0042c39a"/>
    </style:style>
    <style:style style:name="T48" style:family="text">
      <style:text-properties officeooo:rsid="00437ebd"/>
    </style:style>
    <style:style style:name="T49" style:family="text">
      <style:text-properties officeooo:rsid="00438ef2"/>
    </style:style>
    <style:style style:name="T50" style:family="text">
      <style:text-properties officeooo:rsid="00453304"/>
    </style:style>
    <style:style style:name="T51" style:family="text">
      <style:text-properties officeooo:rsid="0046df23"/>
    </style:style>
    <style:style style:name="T52" style:family="text">
      <style:text-properties officeooo:rsid="00489bd1"/>
    </style:style>
    <style:style style:name="T53" style:family="text">
      <style:text-properties officeooo:rsid="004c75be"/>
    </style:style>
    <style:style style:name="T54" style:family="text">
      <style:text-properties officeooo:rsid="004d458b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0354in" text:min-label-width="0.1965in"/>
      </text:list-level-style-bullet>
      <text:list-level-style-bullet text:level="3" text:style-name="Bullet_20_Symbols" style:num-suffix="." text:bullet-char="•">
        <style:list-level-properties text:space-before="0.5264in" text:min-label-width="0.1965in"/>
      </text:list-level-style-bullet>
      <text:list-level-style-bullet text:level="4" text:style-name="Bullet_20_Symbols" style:num-suffix="." text:bullet-char="•">
        <style:list-level-properties text:space-before="1.0173in" text:min-label-width="0.1965in"/>
      </text:list-level-style-bullet>
      <text:list-level-style-bullet text:level="5" text:style-name="Bullet_20_Symbols" style:num-suffix="." text:bullet-char="•">
        <style:list-level-properties text:space-before="1.5083in" text:min-label-width="0.1965in"/>
      </text:list-level-style-bullet>
      <text:list-level-style-bullet text:level="6" text:style-name="Bullet_20_Symbols" style:num-suffix="." text:bullet-char="•">
        <style:list-level-properties text:space-before="1.9992in" text:min-label-width="0.1965in"/>
      </text:list-level-style-bullet>
      <text:list-level-style-bullet text:level="7" text:style-name="Bullet_20_Symbols" style:num-suffix="." text:bullet-char="•">
        <style:list-level-properties text:space-before="2.4902in" text:min-label-width="0.1965in"/>
      </text:list-level-style-bullet>
      <text:list-level-style-bullet text:level="8" text:style-name="Bullet_20_Symbols" style:num-suffix="." text:bullet-char="•">
        <style:list-level-properties text:space-before="2.9815in" text:min-label-width="0.1965in"/>
      </text:list-level-style-bullet>
      <text:list-level-style-bullet text:level="9" text:style-name="Bullet_20_Symbols" style:num-suffix="." text:bullet-char="•">
        <style:list-level-properties text:space-before="3.4724in" text:min-label-width="0.1965in"/>
      </text:list-level-style-bullet>
      <text:list-level-style-bullet text:level="10" text:style-name="Bullet_20_Symbols" style:num-suffix="." text:bullet-char="•">
        <style:list-level-properties text:space-before="3.96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9">ID #</text:p>
          </table:table-cell>
          <table:table-cell table:style-name="Table1.B1" office:value-type="string">
            <text:p text:style-name="P113">1</text:p>
          </table:table-cell>
        </table:table-row>
        <table:table-row>
          <table:table-cell table:style-name="Table1.A1" office:value-type="string">
            <text:p text:style-name="P99">Descrição</text:p>
          </table:table-cell>
          <table:table-cell table:style-name="Table1.B2" office:value-type="string">
            <text:p text:style-name="P113">Login - Autenticação de usuário</text:p>
          </table:table-cell>
        </table:table-row>
        <table:table-row>
          <table:table-cell table:style-name="Table1.A1" office:value-type="string">
            <text:p text:style-name="P99">Perfil</text:p>
          </table:table-cell>
          <table:table-cell table:style-name="Table1.B3" office:value-type="string">
            <text:p text:style-name="P113">Professor/Aluno</text:p>
          </table:table-cell>
        </table:table-row>
        <table:table-row>
          <table:table-cell table:style-name="Table1.A1" office:value-type="string">
            <text:p text:style-name="P99">Recurso</text:p>
          </table:table-cell>
          <table:table-cell table:style-name="Table1.B4" office:value-type="string">
            <text:p text:style-name="P113">/<text:span text:style-name="T36">rest/user/authenticate</text:span></text:p>
          </table:table-cell>
        </table:table-row>
        <table:table-row>
          <table:table-cell table:style-name="Table1.A1" office:value-type="string">
            <text:p text:style-name="P99">Método</text:p>
          </table:table-cell>
          <table:table-cell table:style-name="Table1.B5" office:value-type="string">
            <text:p text:style-name="P113">POST</text:p>
          </table:table-cell>
        </table:table-row>
        <table:table-row>
          <table:table-cell table:style-name="Table1.A1" office:value-type="string">
            <text:p text:style-name="P179">Request </text:p>
          </table:table-cell>
          <table:table-cell table:style-name="Table1.B6" office:value-type="string">
            <text:list xml:id="list2236734320496277754" text:style-name="L1">
              <text:list-item>
                <text:list>
                  <text:list-item>
                    <text:p text:style-name="P220">Header</text:p>
                    <text:list>
                      <text:list-item>
                        <text:p text:style-name="P259"><text:span text:style-name="T2">C</text:span><text:span text:style-name="T1">ontent-Type: x-www-form-urlencoded</text:span></text:p>
                      </text:list-item>
                      <text:list-item>
                        <text:p text:style-name="P277">Parâmetros</text:p>
                        <text:list>
                          <text:list-item>
                            <text:p text:style-name="P278"><text:span text:style-name="T36">u</text:span>sername:</text:p>
                          </text:list-item>
                          <text:list-item>
                            <text:p text:style-name="P278"><text:span text:style-name="T36">password:</text:span>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1.A1" office:value-type="string">
            <text:p text:style-name="P99">Response</text:p>
          </table:table-cell>
          <table:table-cell table:style-name="Table1.B7" office:value-type="string">
            <text:p text:style-name="P193">Sucesso:</text:p>
            <text:list xml:id="list135139984322751" text:continue-numbering="true" text:style-name="L1">
              <text:list-item>
                <text:list>
                  <text:list-item>
                    <text:p text:style-name="P222">Header: </text:p>
                    <text:list>
                      <text:list-item>
                        <text:p text:style-name="P260">Content-Type: application/json</text:p>
                      </text:list-item>
                      <text:list-item>
                        <text:p text:style-name="P237">HTTP Status Code 200</text:p>
                      </text:list-item>
                    </text:list>
                  </text:list-item>
                  <text:list-item>
                    <text:p text:style-name="P237">Formato JSON:</text:p>
                  </text:list-item>
                </text:list>
              </text:list-item>
            </text:list>
            <text:p text:style-name="P84">Exemplo:</text:p>
            <text:p text:style-name="P23">{</text:p>
            <text:p text:style-name="P67"><text:span text:style-name="T6"><text:s text:c="7"/>“</text:span><text:span text:style-name="T16">token</text:span><text:span text:style-name="T15">”: “</text:span><text:span text:style-name="T16">35:324hd23423ojfasd:342dadsf”</text:span></text:p>
            <text:p text:style-name="P23">}</text:p>
            <text:p text:style-name="P195"><text:span text:style-name="T25">Erro</text:span>:</text:p>
            <text:list xml:id="list135140798033137" text:continue-numbering="true" text:style-name="L1">
              <text:list-item>
                <text:list>
                  <text:list-item>
                    <text:p text:style-name="P223">Header: </text:p>
                    <text:list>
                      <text:list-item>
                        <text:p text:style-name="P261">Content-Type: application/json</text:p>
                      </text:list-item>
                      <text:list-item>
                        <text:p text:style-name="P257"><text:span text:style-name="T3">HTTP Status Code </text:span><text:span text:style-name="T4">401</text:span></text:p>
                      </text:list-item>
                    </text:list>
                  </text:list-item>
                  <text:list-item>
                    <text:p text:style-name="P238">Formato JSON:</text:p>
                    <text:list>
                      <text:list-item>
                        <text:p text:style-name="P253">Mensagem de erro: </text:p>
                        <text:list>
                          <text:list-item>
                            <text:p text:style-name="P253">Acesso negado</text:p>
                          </text:list-item>
                          <text:list-item>
                            <text:p text:style-name="P253">Token inválido</text:p>
                          </text:list-item>
                          <text:list-item>
                            <text:p text:style-name="P253">Sem permissão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85">Exemplo:</text:p>
            <text:p text:style-name="P24">{</text:p>
            <text:p text:style-name="P68"><text:span text:style-name="T6"><text:s text:c="7"/>“</text:span><text:span text:style-name="T11">mensagem</text:span><text:span text:style-name="T10">”: “</text:span><text:span text:style-name="T11">acesso negado”</text:span></text:p>
            <text:p text:style-name="P24">}</text:p>
          </table:table-cell>
        </table:table-row>
      </table:table>
      <text:p text:style-name="Standard"/>
      <text:p text:style-name="Standard"/>
      <text:p text:style-name="Standard"/>
      <text:p text:style-name="P15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08">ID #</text:p>
          </table:table-cell>
          <table:table-cell table:style-name="Table11.B1" office:value-type="string">
            <text:p text:style-name="P155">2</text:p>
          </table:table-cell>
        </table:table-row>
        <table:table-row>
          <table:table-cell table:style-name="Table11.A1" office:value-type="string">
            <text:p text:style-name="P108">Descrição</text:p>
          </table:table-cell>
          <table:table-cell table:style-name="Table11.B2" office:value-type="string">
            <text:p text:style-name="P123"><text:span text:style-name="T37">Info</text:span> – <text:span text:style-name="T37">Dados do</text:span> usuário</text:p>
          </table:table-cell>
        </table:table-row>
        <table:table-row>
          <table:table-cell table:style-name="Table11.A1" office:value-type="string">
            <text:p text:style-name="P108">Perfil</text:p>
          </table:table-cell>
          <table:table-cell table:style-name="Table11.B3" office:value-type="string">
            <text:p text:style-name="P123">Professor/Aluno</text:p>
          </table:table-cell>
        </table:table-row>
        <table:table-row>
          <table:table-cell table:style-name="Table11.A1" office:value-type="string">
            <text:p text:style-name="P108">Recurso</text:p>
          </table:table-cell>
          <table:table-cell table:style-name="Table11.B4" office:value-type="string">
            <text:p text:style-name="P123">/<text:span text:style-name="T5">rest/user</text:span></text:p>
          </table:table-cell>
        </table:table-row>
        <text:soft-page-break/>
        <table:table-row>
          <table:table-cell table:style-name="Table11.A1" office:value-type="string">
            <text:p text:style-name="P108">Método</text:p>
          </table:table-cell>
          <table:table-cell table:style-name="Table11.B5" office:value-type="string">
            <text:p text:style-name="P123">POST</text:p>
          </table:table-cell>
        </table:table-row>
        <table:table-row>
          <table:table-cell table:style-name="Table11.A1" office:value-type="string">
            <text:p text:style-name="P188">Request </text:p>
          </table:table-cell>
          <table:table-cell table:style-name="Table11.B6" office:value-type="string">
            <text:list xml:id="list135141349294701" text:continue-numbering="true" text:style-name="L1">
              <text:list-item>
                <text:list>
                  <text:list-item>
                    <text:p text:style-name="P221">Header</text:p>
                    <text:list>
                      <text:list-item>
                        <text:p text:style-name="P255">X-Auth-Token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11.A1" office:value-type="string">
            <text:p text:style-name="P108">Response</text:p>
          </table:table-cell>
          <table:table-cell table:style-name="Table11.B7" office:value-type="string">
            <text:p text:style-name="P194">Sucesso:</text:p>
            <text:list xml:id="list135140409093085" text:continue-numbering="true" text:style-name="L1">
              <text:list-item>
                <text:list>
                  <text:list-item>
                    <text:p text:style-name="P224">Header: </text:p>
                    <text:list>
                      <text:list-item>
                        <text:p text:style-name="P262">Content-Type: application/json</text:p>
                      </text:list-item>
                      <text:list-item>
                        <text:p text:style-name="P239">HTTP Status Code 200</text:p>
                      </text:list-item>
                    </text:list>
                  </text:list-item>
                  <text:list-item>
                    <text:p text:style-name="P239">Formato JSON:</text:p>
                  </text:list-item>
                </text:list>
              </text:list-item>
            </text:list>
            <text:p text:style-name="P93">Exemplo:</text:p>
            <text:p text:style-name="P34">{</text:p>
            <text:p text:style-name="P74"><text:span text:style-name="T6"><text:s text:c="7"/>“</text:span><text:span text:style-name="T7">id”</text:span><text:span text:style-name="T6">: “</text:span><text:span text:style-name="T7">1”</text:span><text:span text:style-name="T6">,</text:span></text:p>
            <text:p text:style-name="P34"><text:s text:c="7"/>“<text:span text:style-name="T23">nome”</text:span>: "<text:span text:style-name="T23">Lucas Carvalho</text:span>",</text:p>
            <text:p text:style-name="P34"><text:s text:c="7"/>“<text:span text:style-name="T24">email”: “ra1612655@dac.unicamp.br”,</text:span></text:p>
            <text:p text:style-name="P34"><text:s text:c="7"/>“<text:span text:style-name="T23">ra”: “161255”,</text:span></text:p>
            <text:p text:style-name="P45"><text:s text:c="7"/><text:span text:style-name="T52">"roles": { "ROLE_PROFESSOR": true}</text:span></text:p>
            <text:p text:style-name="P34">}</text:p>
            <text:p text:style-name="P196"><text:span text:style-name="T25">Erro</text:span>:</text:p>
            <text:list xml:id="list135141606132728" text:continue-numbering="true" text:style-name="L1">
              <text:list-item>
                <text:list>
                  <text:list-item>
                    <text:p text:style-name="P224">Header: </text:p>
                    <text:list>
                      <text:list-item>
                        <text:p text:style-name="P262">Content-Type: application/json</text:p>
                      </text:list-item>
                      <text:list-item>
                        <text:p text:style-name="P258"><text:span text:style-name="T3">HTTP Status Code </text:span><text:span text:style-name="T4">401</text:span></text:p>
                      </text:list-item>
                    </text:list>
                  </text:list-item>
                  <text:list-item>
                    <text:p text:style-name="P239">Formato JSON:</text:p>
                    <text:list>
                      <text:list-item>
                        <text:p text:style-name="P254">Mensagem de erro: </text:p>
                        <text:list>
                          <text:list-item>
                            <text:p text:style-name="P254">Acesso negado</text:p>
                          </text:list-item>
                          <text:list-item>
                            <text:p text:style-name="P254">Token inválido</text:p>
                          </text:list-item>
                          <text:list-item>
                            <text:p text:style-name="P254">Sem permissão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93">Exemplo:</text:p>
            <text:p text:style-name="P219">{"error":"access_denied","error_description":"Usuário e senha não conferem."}</text:p>
          </table:table-cell>
        </table:table-row>
      </table:table>
      <text:p text:style-name="P15"/>
      <text:p text:style-name="P1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0">ID #</text:p>
          </table:table-cell>
          <table:table-cell table:style-name="Table2.B1" office:value-type="string">
            <text:p text:style-name="P157">3</text:p>
          </table:table-cell>
        </table:table-row>
        <table:table-row>
          <table:table-cell table:style-name="Table2.A1" office:value-type="string">
            <text:p text:style-name="P100">Descrição</text:p>
          </table:table-cell>
          <table:table-cell table:style-name="Table2.B2" office:value-type="string">
            <text:p text:style-name="P114"><text:span text:style-name="T37">Login –</text:span> <text:span text:style-name="T37">Encerrar Sessão</text:span></text:p>
          </table:table-cell>
        </table:table-row>
        <table:table-row>
          <table:table-cell table:style-name="Table2.A1" office:value-type="string">
            <text:p text:style-name="P100">Perfil</text:p>
          </table:table-cell>
          <table:table-cell table:style-name="Table2.B3" office:value-type="string">
            <text:p text:style-name="P114">Professor/Aluno</text:p>
          </table:table-cell>
        </table:table-row>
        <table:table-row>
          <table:table-cell table:style-name="Table2.A1" office:value-type="string">
            <text:p text:style-name="P100">Recurso</text:p>
          </table:table-cell>
          <table:table-cell table:style-name="Table2.B4" office:value-type="string">
            <text:p text:style-name="P114">/<text:span text:style-name="T39">logout</text:span></text:p>
          </table:table-cell>
        </table:table-row>
        <table:table-row>
          <table:table-cell table:style-name="Table2.A1" office:value-type="string">
            <text:p text:style-name="P100">Método</text:p>
          </table:table-cell>
          <table:table-cell table:style-name="Table2.B5" office:value-type="string">
            <text:p text:style-name="P128">GET</text:p>
          </table:table-cell>
        </table:table-row>
        <table:table-row>
          <table:table-cell table:style-name="Table2.A1" office:value-type="string">
            <text:p text:style-name="P180">Request </text:p>
          </table:table-cell>
          <table:table-cell table:style-name="Table2.B6" office:value-type="string">
            <text:list xml:id="list135141590973012" text:continue-numbering="true" text:style-name="L1">
              <text:list-item>
                <text:list>
                  <text:list-item>
                    <text:p text:style-name="P276">Header</text:p>
                    <text:list>
                      <text:list-item>
                        <text:p text:style-name="P256">X-Auth-Token: token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2.A1" office:value-type="string">
            <text:p text:style-name="P100">Response</text:p>
          </table:table-cell>
          <table:table-cell table:style-name="Table2.B7" office:value-type="string">
            <text:p text:style-name="P167">Sucesso:</text:p>
            <text:list xml:id="list135141093824809" text:continue-numbering="true" text:style-name="L1">
              <text:list-item>
                <text:p text:style-name="P222">Header</text:p>
                <text:list>
                  <text:list-item>
                    <text:p text:style-name="P263">Content-Type: application/json</text:p>
                  </text:list-item>
                  <text:list-item>
                    <text:p text:style-name="P240">HTTP Status Code 200</text:p>
                  </text:list-item>
                </text:list>
              </text:list-item>
              <text:list-item>
                <text:p text:style-name="P240">Formato JSON:</text:p>
              </text:list-item>
              <text:list-item>
                <text:p text:style-name="P214">Exemplo:</text:p>
              </text:list-item>
              <text:list-item>
                <text:p text:style-name="P216"><text:soft-page-break/>{</text:p>
                <text:list>
                  <text:list-header>
                    <text:p text:style-name="P215"><text:span text:style-name="T9"><text:s text:c="7"/>“</text:span><text:span text:style-name="T10">mensagem</text:span><text:span text:style-name="T7">”</text:span><text:span text:style-name="T9">: “</text:span><text:span text:style-name="T10">ok</text:span><text:span text:style-name="T7">”</text:span></text:p>
                  </text:list-header>
                </text:list>
              </text:list-item>
            </text:list>
            <text:p text:style-name="P98">}</text:p>
          </table:table-cell>
        </table:table-row>
      </table:table>
      <text:p text:style-name="P1"/>
      <text:p text:style-name="P1"/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0">ID #</text:p>
          </table:table-cell>
          <table:table-cell table:style-name="Table3.B1" office:value-type="string">
            <text:p text:style-name="P157">4</text:p>
          </table:table-cell>
        </table:table-row>
        <table:table-row>
          <table:table-cell table:style-name="Table3.A1" office:value-type="string">
            <text:p text:style-name="P100">Descrição</text:p>
          </table:table-cell>
          <table:table-cell table:style-name="Table3.B2" office:value-type="string">
            <text:p text:style-name="P128">Professor – Visualizar Turmas para Abrir Chamada</text:p>
          </table:table-cell>
        </table:table-row>
        <table:table-row>
          <table:table-cell table:style-name="Table3.A1" office:value-type="string">
            <text:p text:style-name="P100">Perfil</text:p>
          </table:table-cell>
          <table:table-cell table:style-name="Table3.B3" office:value-type="string">
            <text:p text:style-name="P114">Professor</text:p>
          </table:table-cell>
        </table:table-row>
        <table:table-row>
          <table:table-cell table:style-name="Table3.A1" office:value-type="string">
            <text:p text:style-name="P100">Recurso</text:p>
          </table:table-cell>
          <table:table-cell table:style-name="Table3.B4" office:value-type="string">
            <text:p text:style-name="P115">/<text:span text:style-name="T26">professor/chamada</text:span></text:p>
          </table:table-cell>
        </table:table-row>
        <table:table-row>
          <table:table-cell table:style-name="Table3.A1" office:value-type="string">
            <text:p text:style-name="P100">Método</text:p>
          </table:table-cell>
          <table:table-cell table:style-name="Table3.B5" office:value-type="string">
            <text:p text:style-name="P128">GET</text:p>
          </table:table-cell>
        </table:table-row>
        <table:table-row>
          <table:table-cell table:style-name="Table3.A1" office:value-type="string">
            <text:p text:style-name="P180">Request </text:p>
          </table:table-cell>
          <table:table-cell table:style-name="Table3.B6" office:value-type="string">
            <text:list xml:id="list135140591351377" text:continue-numbering="true" text:style-name="L1">
              <text:list-item>
                <text:list>
                  <text:list-item>
                    <text:p text:style-name="P276">Header</text:p>
                    <text:list>
                      <text:list-item>
                        <text:p text:style-name="P256">X-Auth-Token: token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3.A1" office:value-type="string">
            <text:p text:style-name="P100">Response</text:p>
          </table:table-cell>
          <table:table-cell table:style-name="Table3.B7" office:value-type="string">
            <text:p text:style-name="P167">Sucesso:</text:p>
            <text:list xml:id="list135140978686804" text:continue-numbering="true" text:style-name="L1">
              <text:list-item>
                <text:p text:style-name="P225">Header</text:p>
                <text:list>
                  <text:list-item>
                    <text:p text:style-name="P264">Content-Type: application/json</text:p>
                  </text:list-item>
                  <text:list-item>
                    <text:p text:style-name="P241">HTTP Status Code 200</text:p>
                  </text:list-item>
                </text:list>
              </text:list-item>
              <text:list-item>
                <text:p text:style-name="P240">Formato JSON:</text:p>
              </text:list-item>
            </text:list>
            <text:p text:style-name="P83">Exemplo:</text:p>
            <text:p text:style-name="P47">[</text:p>
            <text:p text:style-name="P21">{</text:p>
            <text:p text:style-name="P65"><text:span text:style-name="T6"><text:s text:c="7"/>“</text:span><text:span text:style-name="T7">id</text:span><text:span text:style-name="T13">Turma</text:span><text:span text:style-name="T7">”</text:span><text:span text:style-name="T6">: “</text:span><text:span text:style-name="T7">1”</text:span><text:span text:style-name="T6">,</text:span></text:p>
            <text:p text:style-name="P20"><text:s text:c="7"/>“<text:span text:style-name="T21">codTurma”</text:span>: "<text:span text:style-name="T21">A</text:span>",</text:p>
            <text:p text:style-name="P20"><text:s text:c="7"/>“<text:span text:style-name="T21">codDisciplina”: “MO409”,</text:span></text:p>
            <text:p text:style-name="P20"><text:s text:c="7"/>“<text:span text:style-name="T21">nomeDisciplina”: “Engenharia de Software I”</text:span></text:p>
            <text:p text:style-name="P21">},</text:p>
            <text:p text:style-name="P22">{</text:p>
            <text:p text:style-name="P66"><text:span text:style-name="T6"><text:s text:c="7"/>“</text:span><text:span text:style-name="T7">id</text:span><text:span text:style-name="T13">Turma</text:span><text:span text:style-name="T7">”</text:span><text:span text:style-name="T6">: “</text:span><text:span text:style-name="T8">2</text:span><text:span text:style-name="T7">”</text:span><text:span text:style-name="T6">,</text:span></text:p>
            <text:p text:style-name="P22"><text:s text:c="7"/>“<text:span text:style-name="T21">codTurma”</text:span>: "<text:span text:style-name="T22">B</text:span>",</text:p>
            <text:p text:style-name="P22"><text:s text:c="7"/>“<text:span text:style-name="T21">codDisciplina”: “MC302”,</text:span></text:p>
            <text:p text:style-name="P22"><text:s text:c="7"/>“<text:span text:style-name="T21">nomeDisciplina”: “Programação Orientada a Objetos”</text:span></text:p>
            <text:p text:style-name="P22">}</text:p>
            <text:p text:style-name="P47">]</text:p>
          </table:table-cell>
        </table:table-row>
      </table:table>
      <text:p text:style-name="P1"/>
      <text:p text:style-name="P1"/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01">ID #</text:p>
          </table:table-cell>
          <table:table-cell table:style-name="Table5.B1" office:value-type="string">
            <text:p text:style-name="P157">5</text:p>
          </table:table-cell>
        </table:table-row>
        <table:table-row>
          <table:table-cell table:style-name="Table5.A1" office:value-type="string">
            <text:p text:style-name="P101">Descrição</text:p>
          </table:table-cell>
          <table:table-cell table:style-name="Table5.B2" office:value-type="string">
            <text:p text:style-name="P129">Professor – Abrir Chamada</text:p>
          </table:table-cell>
        </table:table-row>
        <text:soft-page-break/>
        <table:table-row>
          <table:table-cell table:style-name="Table5.A1" office:value-type="string">
            <text:p text:style-name="P101">Perfil</text:p>
          </table:table-cell>
          <table:table-cell table:style-name="Table5.B3" office:value-type="string">
            <text:p text:style-name="P116">Professor</text:p>
          </table:table-cell>
        </table:table-row>
        <table:table-row>
          <table:table-cell table:style-name="Table5.A1" office:value-type="string">
            <text:p text:style-name="P101">Recurso</text:p>
          </table:table-cell>
          <table:table-cell table:style-name="Table5.B4" office:value-type="string">
            <text:p text:style-name="P116">/<text:span text:style-name="T26">professor/chamada/abrir</text:span></text:p>
          </table:table-cell>
        </table:table-row>
        <table:table-row>
          <table:table-cell table:style-name="Table5.A1" office:value-type="string">
            <text:p text:style-name="P101">Método</text:p>
          </table:table-cell>
          <table:table-cell table:style-name="Table5.B5" office:value-type="string">
            <text:p text:style-name="P140">POST</text:p>
          </table:table-cell>
        </table:table-row>
        <table:table-row>
          <table:table-cell table:style-name="Table5.A1" office:value-type="string">
            <text:p text:style-name="P181">Request</text:p>
          </table:table-cell>
          <table:table-cell table:style-name="Table5.B6" office:value-type="string">
            <text:list xml:id="list135140415904990" text:continue-numbering="true" text:style-name="L1">
              <text:list-item>
                <text:list>
                  <text:list-item>
                    <text:p text:style-name="P204">Header</text:p>
                    <text:list>
                      <text:list-item>
                        <text:p text:style-name="P204">X-Auth-Token: token</text:p>
                      </text:list-item>
                      <text:list-item>
                        <text:p text:style-name="P204">Content-Type: application/json</text:p>
                      </text:list-item>
                    </text:list>
                  </text:list-item>
                  <text:list-item>
                    <text:p text:style-name="P204">Body</text:p>
                    <text:list>
                      <text:list-item>
                        <text:p text:style-name="P204">Exemplo</text:p>
                      </text:list-item>
                    </text:list>
                  </text:list-item>
                </text:list>
              </text:list-item>
            </text:list>
            <text:p text:style-name="P13">{</text:p>
            <text:p text:style-name="P13">“latitude”:10.123123,</text:p>
            <text:p text:style-name="P208">“longitude”:12.12312312,</text:p>
            <text:p text:style-name="P13">“turmas”:</text:p>
            <text:p text:style-name="P12">[{</text:p>
            <text:p text:style-name="P9"><text:s text:c="4"/>"idTurma":1</text:p>
            <text:p text:style-name="P9">},</text:p>
            <text:p text:style-name="P9">{</text:p>
            <text:p text:style-name="P9"><text:s text:c="4"/>"idTurma":2</text:p>
            <text:p text:style-name="P9">}]</text:p>
            <text:p text:style-name="P13">}</text:p>
          </table:table-cell>
        </table:table-row>
        <table:table-row>
          <table:table-cell table:style-name="Table5.A1" office:value-type="string">
            <text:p text:style-name="P101">Response</text:p>
          </table:table-cell>
          <table:table-cell table:style-name="Table5.B7" office:value-type="string">
            <text:p text:style-name="P168">Sucesso:</text:p>
            <text:list xml:id="list135141629230987" text:continue-numbering="true" text:style-name="L1">
              <text:list-item>
                <text:p text:style-name="P226">Header</text:p>
                <text:list>
                  <text:list-item>
                    <text:p text:style-name="P265">Content-Type: application/json</text:p>
                  </text:list-item>
                  <text:list-item>
                    <text:p text:style-name="P242">HTTP Status Code 200</text:p>
                  </text:list-item>
                </text:list>
              </text:list-item>
              <text:list-item>
                <text:p text:style-name="P242">Formato JSON:</text:p>
              </text:list-item>
            </text:list>
            <text:p text:style-name="P86">Exemplo:</text:p>
            <text:p text:style-name="P62">[</text:p>
            <text:p text:style-name="P62"><text:s text:c="2"/>{</text:p>
            <text:p text:style-name="P62"><text:s text:c="4"/>"turma": {</text:p>
            <text:p text:style-name="P62"><text:s text:c="6"/>"codDisciplina": "MO409",</text:p>
            <text:p text:style-name="P62"><text:s text:c="6"/>"idTurma": 1,</text:p>
            <text:p text:style-name="P62"><text:s text:c="6"/>"nomeDisciplina": "Engenharia de Software II",</text:p>
            <text:p text:style-name="P62"><text:s text:c="6"/>"codTurma": "A"</text:p>
            <text:p text:style-name="P62"><text:s text:c="4"/>},</text:p>
            <text:p text:style-name="P62"><text:s text:c="4"/>"idChamada": 41,</text:p>
            <text:p text:style-name="P62"><text:s text:c="4"/>"horaInicio": "08:02",</text:p>
            <text:p text:style-name="P62"><text:s text:c="4"/>"dataChamada": "23/<text:span text:style-name="T39">06/</text:span>2015"</text:p>
            <text:p text:style-name="P62"><text:s text:c="2"/>},</text:p>
            <text:p text:style-name="P62"><text:s text:c="2"/>{</text:p>
            <text:p text:style-name="P62"><text:s text:c="4"/>"turma": {</text:p>
            <text:p text:style-name="P62"><text:s text:c="6"/>"codDisciplina": "MC626",</text:p>
            <text:p text:style-name="P62"><text:s text:c="6"/>"idTurma": 2,</text:p>
            <text:p text:style-name="P62"><text:s text:c="6"/>"nomeDisciplina": "Análise e Projeto de Sistema de Informação",</text:p>
            <text:p text:style-name="P62"><text:s text:c="6"/>"codTurma": "A"</text:p>
            <text:p text:style-name="P62"><text:soft-page-break/><text:s text:c="4"/>},</text:p>
            <text:p text:style-name="P62"><text:s text:c="4"/>"idChamada": 42,</text:p>
            <text:p text:style-name="P62"><text:s text:c="4"/>"horaInicio": "08:02",</text:p>
            <text:p text:style-name="P63"><text:s text:c="4"/>"dataChamada": "23/<text:span text:style-name="T39">06/</text:span>2015"</text:p>
            <text:p text:style-name="P62"><text:s text:c="2"/>}</text:p>
            <text:p text:style-name="P62">]</text:p>
          </table:table-cell>
        </table:table-row>
      </table:table>
      <text:p text:style-name="P2"/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2">ID #</text:p>
          </table:table-cell>
          <table:table-cell table:style-name="Table4.B1" office:value-type="string">
            <text:p text:style-name="P157">6</text:p>
          </table:table-cell>
        </table:table-row>
        <table:table-row>
          <table:table-cell table:style-name="Table4.A1" office:value-type="string">
            <text:p text:style-name="P102">Descrição</text:p>
          </table:table-cell>
          <table:table-cell table:style-name="Table4.B2" office:value-type="string">
            <text:p text:style-name="P130">Professor – <text:span text:style-name="T28">Encerrar</text:span> Chamada</text:p>
          </table:table-cell>
        </table:table-row>
        <table:table-row>
          <table:table-cell table:style-name="Table4.A1" office:value-type="string">
            <text:p text:style-name="P102">Perfil</text:p>
          </table:table-cell>
          <table:table-cell table:style-name="Table4.B3" office:value-type="string">
            <text:p text:style-name="P117">Professor</text:p>
          </table:table-cell>
        </table:table-row>
        <table:table-row>
          <table:table-cell table:style-name="Table4.A1" office:value-type="string">
            <text:p text:style-name="P102">Recurso</text:p>
          </table:table-cell>
          <table:table-cell table:style-name="Table4.B4" office:value-type="string">
            <text:p text:style-name="P121">/<text:span text:style-name="T26">professor/chamada/encerrar</text:span></text:p>
          </table:table-cell>
        </table:table-row>
        <table:table-row>
          <table:table-cell table:style-name="Table4.A1" office:value-type="string">
            <text:p text:style-name="P102">Método</text:p>
          </table:table-cell>
          <table:table-cell table:style-name="Table4.B5" office:value-type="string">
            <text:p text:style-name="P141">GET</text:p>
          </table:table-cell>
        </table:table-row>
        <table:table-row>
          <table:table-cell table:style-name="Table4.A1" office:value-type="string">
            <text:p text:style-name="P182">Request</text:p>
          </table:table-cell>
          <table:table-cell table:style-name="Table4.B6" office:value-type="string">
            <text:list xml:id="list135141185155201" text:continue-numbering="true" text:style-name="L1">
              <text:list-item>
                <text:list>
                  <text:list-item>
                    <text:p text:style-name="P279">Header</text:p>
                    <text:list>
                      <text:list-item>
                        <text:p text:style-name="P279">X-Auth-Token: token</text:p>
                        <text:p text:style-name="P279"/>
                      </text:list-item>
                    </text:list>
                  </text:list-item>
                  <text:list-item>
                    <text:p text:style-name="P205">Body</text:p>
                    <text:list>
                      <text:list-item>
                        <text:p text:style-name="P209">Exemplo</text:p>
                      </text:list-item>
                    </text:list>
                  </text:list-item>
                </text:list>
              </text:list-item>
            </text:list>
            <text:p text:style-name="P10">[{</text:p>
            <text:p text:style-name="P10"><text:s text:c="4"/>"id<text:span text:style-name="T35">Chamada</text:span>":1</text:p>
            <text:p text:style-name="P10">},</text:p>
            <text:p text:style-name="P10">{</text:p>
            <text:p text:style-name="P10"><text:s text:c="4"/>"id<text:span text:style-name="T35">Chamada</text:span>":2</text:p>
            <text:p text:style-name="P197">}]</text:p>
          </table:table-cell>
        </table:table-row>
        <table:table-row>
          <table:table-cell table:style-name="Table4.A1" office:value-type="string">
            <text:p text:style-name="P102">Response</text:p>
          </table:table-cell>
          <table:table-cell table:style-name="Table4.B7" office:value-type="string">
            <text:p text:style-name="P169">Sucesso:</text:p>
            <text:list xml:id="list135141829513336" text:continue-numbering="true" text:style-name="L1">
              <text:list-item>
                <text:p text:style-name="P227">Header</text:p>
                <text:list>
                  <text:list-item>
                    <text:p text:style-name="P266">Content-Type: application/json</text:p>
                  </text:list-item>
                  <text:list-item>
                    <text:p text:style-name="P243">HTTP Status Code 200</text:p>
                  </text:list-item>
                </text:list>
              </text:list-item>
              <text:list-item>
                <text:p text:style-name="P243">Formato JSON:</text:p>
              </text:list-item>
            </text:list>
            <text:p text:style-name="P87">Exemplo:</text:p>
            <text:p text:style-name="P25"><text:span text:style-name="T39">[</text:span>{</text:p>
            <text:p text:style-name="P69"><text:span text:style-name="T6"><text:s text:c="7"/>“</text:span><text:span text:style-name="T7">id</text:span><text:span text:style-name="T12">Chamada</text:span><text:span text:style-name="T7">”</text:span><text:span text:style-name="T6">: “</text:span><text:span text:style-name="T7">1”</text:span><text:span text:style-name="T6">,</text:span></text:p>
            <text:p text:style-name="P25"><text:s text:c="7"/>“<text:span text:style-name="T27">horaInicio”</text:span>: "<text:span text:style-name="T27">10:00</text:span>",</text:p>
            <text:p text:style-name="P25"><text:s text:c="7"/>“<text:span text:style-name="T27">horaFim”</text:span>: "<text:span text:style-name="T27">12:00</text:span>",</text:p>
            <text:p text:style-name="P25"><text:s text:c="7"/>“<text:span text:style-name="T27">dataChamada”: “10/06/2015”,</text:span></text:p>
            <text:p text:style-name="P31"><text:s text:c="7"/>“<text:span text:style-name="T34">numPresentes”: “30/50”,</text:span></text:p>
            <text:p text:style-name="P25"><text:s text:c="7"/>“<text:span text:style-name="T27">turma”: </text:span></text:p>
            <text:p text:style-name="P50"><text:s text:c="16"/>{ </text:p>
            <text:p text:style-name="P50"><text:s text:c="24"/>“idTurma”: “1”,</text:p>
            <text:p text:style-name="P25"><text:s text:c="24"/>“<text:span text:style-name="T27">codTurma</text:span>”:”<text:span text:style-name="T27">A</text:span>”,</text:p>
            <text:p text:style-name="P25"><text:s text:c="24"/>“<text:span text:style-name="T27">codDisciplina</text:span>”:”<text:span text:style-name="T27">MC806</text:span>”,</text:p>
            <text:p text:style-name="P25"><text:soft-page-break/><text:s text:c="24"/>“<text:span text:style-name="T27">nomeDisciplina</text:span>”:”<text:span text:style-name="T39">Tópicos em Engenharia de Software”,</text:span></text:p>
            <text:p text:style-name="P31"><text:s text:c="24"/>“<text:span text:style-name="T34">nomeProfessor”:”Eliane Martins”</text:span></text:p>
            <text:p text:style-name="P25"><text:s text:c="17"/><text:span text:style-name="T27">}</text:span></text:p>
            <text:p text:style-name="P25">},</text:p>
            <text:p text:style-name="P81">{</text:p>
            <text:p text:style-name="P75"><text:span text:style-name="T6"><text:s text:c="7"/>“</text:span><text:span text:style-name="T7">id</text:span><text:span text:style-name="T12">Chamada</text:span><text:span text:style-name="T7">”</text:span><text:span text:style-name="T6">: “</text:span><text:span text:style-name="T17">2</text:span><text:span text:style-name="T7">”</text:span><text:span text:style-name="T6">,</text:span></text:p>
            <text:p text:style-name="P36"><text:s text:c="7"/>“<text:span text:style-name="T27">horaInicio”</text:span>: "<text:span text:style-name="T27">10:00</text:span>",</text:p>
            <text:p text:style-name="P36"><text:s text:c="7"/>“<text:span text:style-name="T27">horaFim”</text:span>: "<text:span text:style-name="T27">12:00</text:span>",</text:p>
            <text:p text:style-name="P36"><text:s text:c="7"/>“<text:span text:style-name="T27">dataChamada”: “10/06/2015”,</text:span></text:p>
            <text:p text:style-name="P36"><text:s text:c="7"/>“<text:span text:style-name="T34">numPresentes”: “30/50”,</text:span></text:p>
            <text:p text:style-name="P36"><text:s text:c="7"/>“<text:span text:style-name="T27">turma”: </text:span></text:p>
            <text:p text:style-name="P36"><text:s text:c="17"/><text:span text:style-name="T27">{ </text:span></text:p>
            <text:p text:style-name="P55"><text:s text:c="24"/>“idTurma”: “<text:span text:style-name="T39">2</text:span>”,</text:p>
            <text:p text:style-name="P36"><text:s text:c="24"/>“<text:span text:style-name="T27">codTurma</text:span>”:”<text:span text:style-name="T27">A</text:span>”,</text:p>
            <text:p text:style-name="P36"><text:s text:c="24"/>“<text:span text:style-name="T27">codDisciplina</text:span>”:”<text:span text:style-name="T27">MO409</text:span>”,</text:p>
            <text:p text:style-name="P36"><text:s text:c="24"/>“<text:span text:style-name="T27">nomeDisciplina</text:span>”:”<text:span text:style-name="T27">Engenharia de Software I”,</text:span></text:p>
            <text:p text:style-name="P36"><text:s text:c="24"/>“<text:span text:style-name="T34">nomeProfessor”:”Eliane Martins”</text:span></text:p>
            <text:p text:style-name="P36"><text:s text:c="17"/><text:span text:style-name="T27">}</text:span></text:p>
            <text:p text:style-name="P64">}]</text:p>
          </table:table-cell>
        </table:table-row>
      </table:table>
      <text:p text:style-name="P3"/>
      <text:p text:style-name="P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3">ID #</text:p>
          </table:table-cell>
          <table:table-cell table:style-name="Table6.B1" office:value-type="string">
            <text:p text:style-name="P158">7</text:p>
          </table:table-cell>
        </table:table-row>
        <table:table-row>
          <table:table-cell table:style-name="Table6.A1" office:value-type="string">
            <text:p text:style-name="P103">Descrição</text:p>
          </table:table-cell>
          <table:table-cell table:style-name="Table6.B2" office:value-type="string">
            <text:p text:style-name="P131">Professor – <text:span text:style-name="T29">Notificação Frequência</text:span></text:p>
          </table:table-cell>
        </table:table-row>
        <table:table-row>
          <table:table-cell table:style-name="Table6.A1" office:value-type="string">
            <text:p text:style-name="P103">Perfil</text:p>
          </table:table-cell>
          <table:table-cell table:style-name="Table6.B3" office:value-type="string">
            <text:p text:style-name="P118">Professor</text:p>
          </table:table-cell>
        </table:table-row>
        <table:table-row>
          <table:table-cell table:style-name="Table6.A1" office:value-type="string">
            <text:p text:style-name="P103">Recurso</text:p>
          </table:table-cell>
          <table:table-cell table:style-name="Table6.B4" office:value-type="string">
            <text:p text:style-name="P121">/<text:span text:style-name="T26">professor/chamada/relatorio</text:span></text:p>
          </table:table-cell>
        </table:table-row>
        <table:table-row>
          <table:table-cell table:style-name="Table6.A1" office:value-type="string">
            <text:p text:style-name="P103">Método</text:p>
          </table:table-cell>
          <table:table-cell table:style-name="Table6.B5" office:value-type="string">
            <text:p text:style-name="P154">POST</text:p>
          </table:table-cell>
        </table:table-row>
        <table:table-row>
          <table:table-cell table:style-name="Table6.A1" office:value-type="string">
            <text:p text:style-name="P183">Request</text:p>
          </table:table-cell>
          <table:table-cell table:style-name="Table6.B6" office:value-type="string">
            <text:list xml:id="list135140962863420" text:continue-numbering="true" text:style-name="L1">
              <text:list-item>
                <text:list>
                  <text:list-item>
                    <text:p text:style-name="P280">Header</text:p>
                    <text:list>
                      <text:list-item>
                        <text:p text:style-name="P280">X-Auth-Token: token</text:p>
                      </text:list-item>
                    </text:list>
                  </text:list-item>
                  <text:list-item>
                    <text:p text:style-name="P206">Body</text:p>
                    <text:list>
                      <text:list-item>
                        <text:p text:style-name="P210">Exemplo</text:p>
                      </text:list-item>
                    </text:list>
                  </text:list-item>
                </text:list>
              </text:list-item>
            </text:list>
            <text:p text:style-name="P11">[{</text:p>
            <text:p text:style-name="P11"><text:s text:c="4"/>"id<text:span text:style-name="T35">Chamada</text:span>":1</text:p>
            <text:p text:style-name="P11">},</text:p>
            <text:p text:style-name="P11">{</text:p>
            <text:p text:style-name="P11"><text:s text:c="4"/>"id<text:span text:style-name="T35">Chamada</text:span>":2</text:p>
            <text:p text:style-name="P198">}]</text:p>
          </table:table-cell>
        </table:table-row>
        <table:table-row>
          <table:table-cell table:style-name="Table6.A1" office:value-type="string">
            <text:p text:style-name="P103">Response</text:p>
          </table:table-cell>
          <table:table-cell table:style-name="Table6.B7" office:value-type="string">
            <text:p text:style-name="P170">Sucesso:</text:p>
            <text:list xml:id="list135141751924219" text:continue-numbering="true" text:style-name="L1">
              <text:list-item>
                <text:p text:style-name="P228">Header</text:p>
                <text:list>
                  <text:list-item>
                    <text:p text:style-name="P267">Content-Type: application/json</text:p>
                  </text:list-item>
                  <text:list-item>
                    <text:p text:style-name="P244">HTTP Status Code 200</text:p>
                  </text:list-item>
                </text:list>
              </text:list-item>
              <text:list-item>
                <text:p text:style-name="P244"><text:soft-page-break/>Formato JSON:</text:p>
              </text:list-item>
            </text:list>
            <text:p text:style-name="P88">Exemplo:</text:p>
            <text:p text:style-name="P26"><text:span text:style-name="T40">[</text:span>{</text:p>
            <text:p text:style-name="P70"><text:span text:style-name="T6"><text:s text:c="7"/>“</text:span><text:span text:style-name="T7">id</text:span><text:span text:style-name="T12">Chamada</text:span><text:span text:style-name="T7">”</text:span><text:span text:style-name="T6">: “</text:span><text:span text:style-name="T7">1”</text:span><text:span text:style-name="T6">,</text:span></text:p>
            <text:p text:style-name="P26"><text:s text:c="7"/>“<text:span text:style-name="T27">horaInicio”</text:span>: "<text:span text:style-name="T27">10:00</text:span>",</text:p>
            <text:p text:style-name="P26"><text:s text:c="7"/>“<text:span text:style-name="T27">horaFim”</text:span>: "<text:span text:style-name="T27">12:00</text:span>",</text:p>
            <text:p text:style-name="P26"><text:s text:c="7"/>“<text:span text:style-name="T27">dataChamada”: “10/06/2015”,</text:span></text:p>
            <text:p text:style-name="P26"><text:s text:c="7"/>“<text:span text:style-name="T27">turma”: </text:span></text:p>
            <text:p text:style-name="P51"><text:s text:c="16"/>{ </text:p>
            <text:p text:style-name="P51"><text:s text:c="24"/>“idTurma”: “1”,</text:p>
            <text:p text:style-name="P26"><text:s text:c="24"/>“<text:span text:style-name="T27">codTurma</text:span>”:”<text:span text:style-name="T27">A</text:span>”,</text:p>
            <text:p text:style-name="P26"><text:s text:c="24"/>“<text:span text:style-name="T27">codDisciplina</text:span>”:”<text:span text:style-name="T27">MO409</text:span>”,</text:p>
            <text:p text:style-name="P26"><text:s text:c="24"/>“<text:span text:style-name="T27">nomeDisciplina</text:span>”:”<text:span text:style-name="T27">Engenharia de Software I”,</text:span></text:p>
            <text:p text:style-name="P26"><text:s text:c="24"/><text:bookmark-start text:name="__DdeLink__1549_431467073"/>“<text:span text:style-name="T34">nomeProfessor”:”Eliane Martins”</text:span><text:bookmark-end text:name="__DdeLink__1549_431467073"/></text:p>
            <text:p text:style-name="P26"><text:s text:c="17"/><text:span text:style-name="T27">},</text:span></text:p>
            <text:p text:style-name="P26"><text:s text:c="6"/>“<text:span text:style-name="T29">frequencia”: [ </text:span></text:p>
            <text:p text:style-name="P51"><text:s text:c="16"/>{ </text:p>
            <text:p text:style-name="P51"><text:s text:c="24"/>“raAluno”: “161255”,</text:p>
            <text:p text:style-name="P26"><text:s text:c="24"/>“<text:span text:style-name="T29">nome</text:span>”:”<text:span text:style-name="T29">Lucas Augusto Carvalho</text:span>”,</text:p>
            <text:p text:style-name="P26"><text:s text:c="24"/>“<text:span text:style-name="T49">presente</text:span>”:<text:span text:style-name="T49">true</text:span></text:p>
            <text:p text:style-name="P26"><text:s text:c="17"/><text:span text:style-name="T27">},</text:span></text:p>
            <text:p text:style-name="P26"><text:s text:c="17"/><text:span text:style-name="T27">{ </text:span></text:p>
            <text:p text:style-name="P51"><text:s text:c="24"/>“raAluno”: “121551”,</text:p>
            <text:p text:style-name="P26"><text:s text:c="24"/>“<text:span text:style-name="T29">nome</text:span>”:”<text:span text:style-name="T29">João Ninguém</text:span>”,</text:p>
            <text:p text:style-name="P26"><text:s text:c="24"/>“<text:span text:style-name="T49">presente</text:span>”:<text:span text:style-name="T49">false</text:span></text:p>
            <text:p text:style-name="P26"><text:s text:c="17"/><text:span text:style-name="T27">}]</text:span></text:p>
            <text:p text:style-name="P26">},</text:p>
            <text:p text:style-name="P82">{</text:p>
            <text:p text:style-name="P76"><text:span text:style-name="T6"><text:s text:c="7"/>“</text:span><text:span text:style-name="T7">id</text:span><text:span text:style-name="T12">Chamada</text:span><text:span text:style-name="T7">”</text:span><text:span text:style-name="T6">: “</text:span><text:span text:style-name="T18">2</text:span><text:span text:style-name="T7">”</text:span><text:span text:style-name="T6">,</text:span></text:p>
            <text:p text:style-name="P37"><text:s text:c="7"/>“<text:span text:style-name="T27">horaInicio”</text:span>: "<text:span text:style-name="T27">10:00</text:span>",</text:p>
            <text:p text:style-name="P37"><text:s text:c="7"/>“<text:span text:style-name="T27">horaFim”</text:span>: "<text:span text:style-name="T27">12:00</text:span>",</text:p>
            <text:p text:style-name="P37"><text:s text:c="7"/>“<text:span text:style-name="T27">dataChamada”: “10/06/2015”,</text:span></text:p>
            <text:p text:style-name="P37"><text:s text:c="7"/>“<text:span text:style-name="T27">turma”: </text:span></text:p>
            <text:p text:style-name="P37"><text:s text:c="17"/><text:span text:style-name="T27">{ </text:span></text:p>
            <text:p text:style-name="P56"><text:s text:c="24"/>“idTurma”: “1”,</text:p>
            <text:p text:style-name="P37"><text:s text:c="24"/>“<text:span text:style-name="T27">codTurma</text:span>”:”<text:span text:style-name="T27">A</text:span>”,</text:p>
            <text:p text:style-name="P37"><text:soft-page-break/><text:s text:c="24"/>“<text:span text:style-name="T27">codDisciplina</text:span>”:”<text:span text:style-name="T27">MC302</text:span>”,</text:p>
            <text:p text:style-name="P37"><text:s text:c="24"/>“<text:span text:style-name="T27">nomeDisciplina</text:span>”:”<text:span text:style-name="T34">Programação Orientada a Objetos”,</text:span></text:p>
            <text:p text:style-name="P37"><text:s text:c="24"/>“<text:span text:style-name="T34">nomeProfessor”:”Eliane Martins”</text:span></text:p>
            <text:p text:style-name="P37"><text:s text:c="17"/><text:span text:style-name="T27">},</text:span></text:p>
            <text:p text:style-name="P37"><text:s text:c="6"/>“<text:span text:style-name="T29">frequencia”: [ </text:span></text:p>
            <text:p text:style-name="P56"><text:s text:c="16"/>{ </text:p>
            <text:p text:style-name="P56"><text:s text:c="24"/>“raAluno”: “161255”,</text:p>
            <text:p text:style-name="P37"><text:s text:c="24"/>“<text:span text:style-name="T29">nome</text:span>”:”<text:span text:style-name="T29">Lucas Augusto Carvalho</text:span>”,</text:p>
            <text:p text:style-name="P37"><text:s text:c="24"/>“<text:span text:style-name="T29">status</text:span>”:”<text:span text:style-name="T29">Presente</text:span>”</text:p>
            <text:p text:style-name="P37"><text:s text:c="17"/><text:span text:style-name="T27">},</text:span></text:p>
            <text:p text:style-name="P37"><text:s text:c="17"/><text:span text:style-name="T27">{ </text:span></text:p>
            <text:p text:style-name="P56"><text:s text:c="24"/>“raAluno”: “121551”,</text:p>
            <text:p text:style-name="P37"><text:s text:c="24"/>“<text:span text:style-name="T29">nome</text:span>”:”<text:span text:style-name="T29">João Ninguém</text:span>”,</text:p>
            <text:p text:style-name="P37"><text:s text:c="24"/>“<text:span text:style-name="T29">status</text:span>”:”<text:span text:style-name="T29">Ausente</text:span>”</text:p>
            <text:p text:style-name="P37"><text:s text:c="17"/><text:span text:style-name="T27">}]</text:span></text:p>
            <text:p text:style-name="P37">}<text:span text:style-name="T40">]</text:span></text:p>
          </table:table-cell>
        </table:table-row>
      </table:table>
      <text:p text:style-name="P4"/>
      <text:p text:style-name="P4"/>
      <text:p text:style-name="P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4">ID #</text:p>
          </table:table-cell>
          <table:table-cell table:style-name="Table7.B1" office:value-type="string">
            <text:p text:style-name="P158">8</text:p>
          </table:table-cell>
        </table:table-row>
        <table:table-row>
          <table:table-cell table:style-name="Table7.A1" office:value-type="string">
            <text:p text:style-name="P104">Descrição</text:p>
          </table:table-cell>
          <table:table-cell table:style-name="Table7.B2" office:value-type="string">
            <text:p text:style-name="P132"><text:span text:style-name="T30">Aluno</text:span> – <text:span text:style-name="T30">Visualizar Turma com Chamada Aberta</text:span></text:p>
          </table:table-cell>
        </table:table-row>
        <table:table-row>
          <table:table-cell table:style-name="Table7.A1" office:value-type="string">
            <text:p text:style-name="P104">Perfil</text:p>
          </table:table-cell>
          <table:table-cell table:style-name="Table7.B3" office:value-type="string">
            <text:p text:style-name="P145">Aluno</text:p>
          </table:table-cell>
        </table:table-row>
        <table:table-row>
          <table:table-cell table:style-name="Table7.A1" office:value-type="string">
            <text:p text:style-name="P104">Recurso</text:p>
          </table:table-cell>
          <table:table-cell table:style-name="Table7.B4" office:value-type="string">
            <text:p text:style-name="P119">/<text:span text:style-name="T26">aluno/chamada</text:span></text:p>
          </table:table-cell>
        </table:table-row>
        <table:table-row>
          <table:table-cell table:style-name="Table7.A1" office:value-type="string">
            <text:p text:style-name="P104">Método</text:p>
          </table:table-cell>
          <table:table-cell table:style-name="Table7.B5" office:value-type="string">
            <text:p text:style-name="P142">GET</text:p>
          </table:table-cell>
        </table:table-row>
        <table:table-row>
          <table:table-cell table:style-name="Table7.A1" office:value-type="string">
            <text:p text:style-name="P184">Request</text:p>
          </table:table-cell>
          <table:table-cell table:style-name="Table7.B6" office:value-type="string">
            <text:list xml:id="list135140305674731" text:continue-numbering="true" text:style-name="L1">
              <text:list-item>
                <text:list>
                  <text:list-item>
                    <text:p text:style-name="P281">Header</text:p>
                    <text:list>
                      <text:list-item>
                        <text:p text:style-name="P281">X-Auth-Token: token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7.A1" office:value-type="string">
            <text:p text:style-name="P104">Response</text:p>
          </table:table-cell>
          <table:table-cell table:style-name="Table7.B7" office:value-type="string">
            <text:p text:style-name="P171">Sucesso:</text:p>
            <text:list xml:id="list135141082751792" text:continue-numbering="true" text:style-name="L1">
              <text:list-item>
                <text:p text:style-name="P229">Header</text:p>
                <text:list>
                  <text:list-item>
                    <text:p text:style-name="P268">Content-Type: application/json</text:p>
                  </text:list-item>
                  <text:list-item>
                    <text:p text:style-name="P245">HTTP Status Code 200</text:p>
                  </text:list-item>
                </text:list>
              </text:list-item>
              <text:list-item>
                <text:p text:style-name="P245">Formato JSON:</text:p>
              </text:list-item>
            </text:list>
            <text:p text:style-name="P89">Exemplo:</text:p>
            <text:p text:style-name="P27">{</text:p>
            <text:p text:style-name="P71"><text:span text:style-name="T6"><text:s text:c="7"/>“</text:span><text:span text:style-name="T7">id</text:span><text:span text:style-name="T12">Chamada</text:span><text:span text:style-name="T7">”</text:span><text:span text:style-name="T6">: “</text:span><text:span text:style-name="T7">1”</text:span><text:span text:style-name="T6">,</text:span></text:p>
            <text:p text:style-name="P27"><text:s text:c="7"/>“<text:span text:style-name="T27">horaInicio”</text:span>: "<text:span text:style-name="T27">10:00</text:span>",</text:p>
            <text:p text:style-name="P27"><text:s text:c="7"/>“<text:span text:style-name="T27">dataChamada”: “10/06/2015”,</text:span></text:p>
            <text:p text:style-name="P27"><text:s text:c="7"/>“<text:span text:style-name="T27">turma”: </text:span></text:p>
            <text:p text:style-name="P52"><text:soft-page-break/><text:s text:c="16"/>{ </text:p>
            <text:p text:style-name="P52"><text:s text:c="24"/>“idTurma”: “1”,</text:p>
            <text:p text:style-name="P27"><text:s text:c="24"/>“<text:span text:style-name="T27">codTurma</text:span>”:”<text:span text:style-name="T27">A</text:span>”,</text:p>
            <text:p text:style-name="P27"><text:s text:c="24"/>“<text:span text:style-name="T27">codDisciplina</text:span>”:”<text:span text:style-name="T27">MO409</text:span>”,</text:p>
            <text:p text:style-name="P27"><text:s text:c="24"/>“<text:span text:style-name="T27">nomeDisciplina</text:span>”:”<text:span text:style-name="T27">Engenharia de Software I”,</text:span></text:p>
            <text:p text:style-name="P32"><text:s text:c="24"/>“<text:span text:style-name="T34">nomeProfessor”:”Eliane Martins”</text:span></text:p>
            <text:p text:style-name="P27"><text:s text:c="17"/><text:span text:style-name="T27">}</text:span></text:p>
            <text:p text:style-name="P27">}</text:p>
          </table:table-cell>
        </table:table-row>
      </table:table>
      <text:p text:style-name="P5"/>
      <text:p text:style-name="P6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5">ID #</text:p>
          </table:table-cell>
          <table:table-cell table:style-name="Table8.B1" office:value-type="string">
            <text:p text:style-name="P159">9</text:p>
          </table:table-cell>
        </table:table-row>
        <table:table-row>
          <table:table-cell table:style-name="Table8.A1" office:value-type="string">
            <text:p text:style-name="P105">Descrição</text:p>
          </table:table-cell>
          <table:table-cell table:style-name="Table8.B2" office:value-type="string">
            <text:p text:style-name="P133"><text:span text:style-name="T30">Aluno</text:span> – <text:span text:style-name="T31">Fazer CheckIn</text:span></text:p>
          </table:table-cell>
        </table:table-row>
        <table:table-row>
          <table:table-cell table:style-name="Table8.A1" office:value-type="string">
            <text:p text:style-name="P105">Perfil</text:p>
          </table:table-cell>
          <table:table-cell table:style-name="Table8.B3" office:value-type="string">
            <text:p text:style-name="P146">Aluno</text:p>
          </table:table-cell>
        </table:table-row>
        <table:table-row>
          <table:table-cell table:style-name="Table8.A1" office:value-type="string">
            <text:p text:style-name="P105">Recurso</text:p>
          </table:table-cell>
          <table:table-cell table:style-name="Table8.B4" office:value-type="string">
            <text:p text:style-name="P120">/<text:span text:style-name="T26">aluno/chamada/checkin</text:span></text:p>
          </table:table-cell>
        </table:table-row>
        <table:table-row>
          <table:table-cell table:style-name="Table8.A1" office:value-type="string">
            <text:p text:style-name="P105">Método</text:p>
          </table:table-cell>
          <table:table-cell table:style-name="Table8.B5" office:value-type="string">
            <text:p text:style-name="P156">POST</text:p>
          </table:table-cell>
        </table:table-row>
        <table:table-row>
          <table:table-cell table:style-name="Table8.A1" office:value-type="string">
            <text:p text:style-name="P185">Request</text:p>
          </table:table-cell>
          <table:table-cell table:style-name="Table8.B6" office:value-type="string">
            <text:list xml:id="list135140154591618" text:continue-numbering="true" text:style-name="L1">
              <text:list-item>
                <text:list>
                  <text:list-item>
                    <text:p text:style-name="P282">Header</text:p>
                    <text:list>
                      <text:list-item>
                        <text:p text:style-name="P282">X-Auth-Token: token</text:p>
                      </text:list-item>
                      <text:list-item>
                        <text:p text:style-name="P289">Content-Type: application/json</text:p>
                      </text:list-item>
                    </text:list>
                  </text:list-item>
                  <text:list-item>
                    <text:p text:style-name="P289">Body</text:p>
                  </text:list-item>
                </text:list>
              </text:list-item>
            </text:list>
            <text:p text:style-name="P14">{</text:p>
            <text:p text:style-name="P14"><text:s text:c="4"/>"id<text:span text:style-name="T35">Chamada</text:span>":1</text:p>
            <text:p text:style-name="P14">}</text:p>
          </table:table-cell>
        </table:table-row>
        <table:table-row>
          <table:table-cell table:style-name="Table8.A1" office:value-type="string">
            <text:p text:style-name="P105">Response</text:p>
          </table:table-cell>
          <table:table-cell table:style-name="Table8.B7" office:value-type="string">
            <text:p text:style-name="P172">Sucesso:</text:p>
            <text:list xml:id="list135141404218353" text:continue-numbering="true" text:style-name="L1">
              <text:list-item>
                <text:p text:style-name="P230">Header</text:p>
                <text:list>
                  <text:list-item>
                    <text:p text:style-name="P269">Content-Type: application/json</text:p>
                  </text:list-item>
                  <text:list-item>
                    <text:p text:style-name="P246">HTTP Status Code 200</text:p>
                  </text:list-item>
                </text:list>
              </text:list-item>
              <text:list-item>
                <text:p text:style-name="P246">Formato JSON:</text:p>
              </text:list-item>
            </text:list>
            <text:p text:style-name="P90">Exemplo:</text:p>
            <text:p text:style-name="P28">{</text:p>
            <text:p text:style-name="P72"><text:span text:style-name="T6"><text:s text:c="7"/>“</text:span><text:span text:style-name="T7">id</text:span><text:span text:style-name="T19">Presenca</text:span><text:span text:style-name="T7">”</text:span><text:span text:style-name="T6">: “</text:span><text:span text:style-name="T7">1”</text:span><text:span text:style-name="T6">,</text:span></text:p>
            <text:p text:style-name="P28"><text:s text:c="7"/>“<text:span text:style-name="T43">horaInicio”</text:span>: "<text:span text:style-name="T32">10:00</text:span>",</text:p>
            <text:p text:style-name="P38"><text:s text:c="7"/>“<text:span text:style-name="T43">numTicks”</text:span>: "<text:span text:style-name="T43">0</text:span>",</text:p>
            <text:p text:style-name="P35"><text:s text:c="7"/>“<text:span text:style-name="T38">chamada”: {</text:span></text:p>
            <text:p text:style-name="P35"><text:s text:c="17"/>“<text:span text:style-name="T21">idChamada”</text:span>: “<text:span text:style-name="T21">1”</text:span>,</text:p>
            <text:p text:style-name="P28"><text:s text:c="17"/>“<text:span text:style-name="T27">dataChamada”: “10/06/2015”,</text:span></text:p>
            <text:p text:style-name="P29"><text:s text:c="18"/>“<text:span text:style-name="T32">horaInicio”</text:span>: “<text:span text:style-name="T32">20:00”,</text:span></text:p>
            <text:p text:style-name="P29"><text:s text:c="18"/>“<text:span text:style-name="T41">professorChamada”: “Eliane Martins”</text:span></text:p>
            <text:p text:style-name="P29"><text:s text:c="7"/><text:span text:style-name="T38">},</text:span></text:p>
            <text:p text:style-name="P28"><text:s text:c="7"/>“<text:span text:style-name="T27">turma”: </text:span></text:p>
            <text:p text:style-name="P53"><text:soft-page-break/><text:s text:c="16"/>{ </text:p>
            <text:p text:style-name="P53"><text:s text:c="24"/>“idTurma”: “1”,</text:p>
            <text:p text:style-name="P28"><text:s text:c="24"/>“<text:span text:style-name="T27">codTurma</text:span>”:”<text:span text:style-name="T27">A</text:span>”,</text:p>
            <text:p text:style-name="P28"><text:s text:c="24"/>“<text:span text:style-name="T27">codDisciplina</text:span>”:”<text:span text:style-name="T27">MO409</text:span>”,</text:p>
            <text:p text:style-name="P28"><text:s text:c="24"/>“<text:span text:style-name="T27">nomeDisciplina</text:span>”:”<text:span text:style-name="T27">Engenharia de Software I”</text:span></text:p>
            <text:p text:style-name="P28"><text:s text:c="17"/><text:span text:style-name="T27">}</text:span></text:p>
            <text:p text:style-name="P28">}</text:p>
          </table:table-cell>
        </table:table-row>
      </table:table>
      <text:p text:style-name="P6"/>
      <text:p text:style-name="P7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6">ID #</text:p>
          </table:table-cell>
          <table:table-cell table:style-name="Table9.B1" office:value-type="string">
            <text:p text:style-name="P159">10</text:p>
          </table:table-cell>
        </table:table-row>
        <table:table-row>
          <table:table-cell table:style-name="Table9.A1" office:value-type="string">
            <text:p text:style-name="P106">Descrição</text:p>
          </table:table-cell>
          <table:table-cell table:style-name="Table9.B2" office:value-type="string">
            <text:p text:style-name="P134"><text:span text:style-name="T30">Aluno</text:span> – <text:span text:style-name="T31">Fazer Checkout</text:span></text:p>
          </table:table-cell>
        </table:table-row>
        <table:table-row>
          <table:table-cell table:style-name="Table9.A1" office:value-type="string">
            <text:p text:style-name="P106">Perfil</text:p>
          </table:table-cell>
          <table:table-cell table:style-name="Table9.B3" office:value-type="string">
            <text:p text:style-name="P147">Aluno</text:p>
          </table:table-cell>
        </table:table-row>
        <table:table-row>
          <table:table-cell table:style-name="Table9.A1" office:value-type="string">
            <text:p text:style-name="P106">Recurso</text:p>
          </table:table-cell>
          <table:table-cell table:style-name="Table9.B4" office:value-type="string">
            <text:p text:style-name="P121">/<text:span text:style-name="T26">aluno/chamada/checkout</text:span></text:p>
          </table:table-cell>
        </table:table-row>
        <table:table-row>
          <table:table-cell table:style-name="Table9.A1" office:value-type="string">
            <text:p text:style-name="P106">Método</text:p>
          </table:table-cell>
          <table:table-cell table:style-name="Table9.B5" office:value-type="string">
            <text:p text:style-name="P143">GET</text:p>
          </table:table-cell>
        </table:table-row>
        <table:table-row>
          <table:table-cell table:style-name="Table9.A1" office:value-type="string">
            <text:p text:style-name="P186">Request</text:p>
          </table:table-cell>
          <table:table-cell table:style-name="Table9.B6" office:value-type="string">
            <text:list xml:id="list135140892348618" text:continue-numbering="true" text:style-name="L1">
              <text:list-item>
                <text:list>
                  <text:list-item>
                    <text:p text:style-name="P283">Header</text:p>
                    <text:list>
                      <text:list-item>
                        <text:p text:style-name="P283">X-Auth-Token: token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9.A1" office:value-type="string">
            <text:p text:style-name="P106">Response</text:p>
          </table:table-cell>
          <table:table-cell table:style-name="Table9.B7" office:value-type="string">
            <text:p text:style-name="P173">Sucesso:</text:p>
            <text:list xml:id="list135141000314496" text:continue-numbering="true" text:style-name="L1">
              <text:list-item>
                <text:p text:style-name="P231">Header</text:p>
                <text:list>
                  <text:list-item>
                    <text:p text:style-name="P270">Content-Type: application/json</text:p>
                  </text:list-item>
                  <text:list-item>
                    <text:p text:style-name="P247">HTTP Status Code 200</text:p>
                  </text:list-item>
                </text:list>
              </text:list-item>
              <text:list-item>
                <text:p text:style-name="P247">Formato JSON:</text:p>
              </text:list-item>
            </text:list>
            <text:p text:style-name="P91">Exemplo:</text:p>
            <text:p text:style-name="P38">{</text:p>
            <text:p text:style-name="P77"><text:span text:style-name="T6"><text:s text:c="7"/>“</text:span><text:span text:style-name="T7">id</text:span><text:span text:style-name="T19">Presenca</text:span><text:span text:style-name="T7">”</text:span><text:span text:style-name="T6">: “</text:span><text:span text:style-name="T7">1”</text:span><text:span text:style-name="T6">,</text:span></text:p>
            <text:p text:style-name="P38"><text:s text:c="7"/>“<text:span text:style-name="T43">horaInicio”</text:span>: "<text:span text:style-name="T32">10:00</text:span>",</text:p>
            <text:p text:style-name="P38"><text:s text:c="7"/>“<text:span text:style-name="T43">horaFim”</text:span>: "<text:span text:style-name="T32">12:00</text:span>",</text:p>
            <text:p text:style-name="P38"><text:s text:c="7"/>“<text:span text:style-name="T43">numTicks”</text:span>: "<text:span text:style-name="T43">1</text:span>",</text:p>
            <text:p text:style-name="P38"><text:s text:c="7"/>“<text:span text:style-name="T38">chamada”: {</text:span></text:p>
            <text:p text:style-name="P38"><text:s text:c="17"/>“<text:span text:style-name="T21">idChamada”</text:span>: “<text:span text:style-name="T21">1”</text:span>,</text:p>
            <text:p text:style-name="P38"><text:s text:c="17"/>“<text:span text:style-name="T27">dataChamada”: “10/06/2015”,</text:span></text:p>
            <text:p text:style-name="P38"><text:s text:c="18"/>“<text:span text:style-name="T32">horaInicio”</text:span>: “<text:span text:style-name="T32">20:00”,</text:span></text:p>
            <text:p text:style-name="P38"><text:s text:c="18"/>“<text:span text:style-name="T41">professorChamada”: “Eliane Martins”</text:span></text:p>
            <text:p text:style-name="P38"><text:s text:c="7"/><text:span text:style-name="T38">},</text:span></text:p>
            <text:p text:style-name="P38"><text:s text:c="7"/>“<text:span text:style-name="T27">turma”: </text:span></text:p>
            <text:p text:style-name="P57"><text:s text:c="16"/>{ </text:p>
            <text:p text:style-name="P57"><text:s text:c="24"/>“idTurma”: “1”,</text:p>
            <text:p text:style-name="P38"><text:s text:c="24"/>“<text:span text:style-name="T27">codTurma</text:span>”:”<text:span text:style-name="T27">A</text:span>”,</text:p>
            <text:p text:style-name="P38"><text:soft-page-break/><text:s text:c="24"/>“<text:span text:style-name="T27">codDisciplina</text:span>”:”<text:span text:style-name="T27">MO409</text:span>”,</text:p>
            <text:p text:style-name="P38"><text:s text:c="24"/>“<text:span text:style-name="T27">nomeDisciplina</text:span>”:”<text:span text:style-name="T27">Engenharia de Software I”</text:span></text:p>
            <text:p text:style-name="P38"><text:s text:c="17"/><text:span text:style-name="T27">}</text:span></text:p>
            <text:p text:style-name="P38">}</text:p>
          </table:table-cell>
        </table:table-row>
      </table:table>
      <text:p text:style-name="P7"/>
      <text:p text:style-name="P8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06">ID #</text:p>
          </table:table-cell>
          <table:table-cell table:style-name="Table10.B1" office:value-type="string">
            <text:p text:style-name="P149">1<text:span text:style-name="T42">1</text:span></text:p>
          </table:table-cell>
        </table:table-row>
        <table:table-row>
          <table:table-cell table:style-name="Table10.A2" office:value-type="string">
            <text:p text:style-name="P107">Descrição</text:p>
          </table:table-cell>
          <table:table-cell table:style-name="Table10.B2" office:value-type="string">
            <text:p text:style-name="P135"><text:span text:style-name="T30">Aluno</text:span> – <text:span text:style-name="T33">Enviar Tick</text:span></text:p>
          </table:table-cell>
        </table:table-row>
        <table:table-row>
          <table:table-cell table:style-name="Table10.A1" office:value-type="string">
            <text:p text:style-name="P107">Perfil</text:p>
          </table:table-cell>
          <table:table-cell table:style-name="Table10.B3" office:value-type="string">
            <text:p text:style-name="P148">Aluno</text:p>
          </table:table-cell>
        </table:table-row>
        <table:table-row>
          <table:table-cell table:style-name="Table10.A1" office:value-type="string">
            <text:p text:style-name="P107">Recurso</text:p>
          </table:table-cell>
          <table:table-cell table:style-name="Table10.B4" office:value-type="string">
            <text:p text:style-name="P122">/<text:span text:style-name="T26">aluno/chamada/tick</text:span></text:p>
          </table:table-cell>
        </table:table-row>
        <table:table-row>
          <table:table-cell table:style-name="Table10.A1" office:value-type="string">
            <text:p text:style-name="P107">Método</text:p>
          </table:table-cell>
          <table:table-cell table:style-name="Table10.B5" office:value-type="string">
            <text:p text:style-name="P164">POST</text:p>
          </table:table-cell>
        </table:table-row>
        <table:table-row>
          <table:table-cell table:style-name="Table10.A1" office:value-type="string">
            <text:p text:style-name="P187">Request</text:p>
          </table:table-cell>
          <table:table-cell table:style-name="Table10.B6" office:value-type="string">
            <text:list xml:id="list135140335205257" text:continue-numbering="true" text:style-name="L1">
              <text:list-item>
                <text:list>
                  <text:list-item>
                    <text:p text:style-name="P284">Header</text:p>
                    <text:list>
                      <text:list-item>
                        <text:p text:style-name="P284">X-Auth-Token: token</text:p>
                      </text:list-item>
                    </text:list>
                  </text:list-item>
                  <text:list-item>
                    <text:p text:style-name="P290">Body</text:p>
                    <text:list>
                      <text:list-item>
                        <text:p text:style-name="P290">Content-type: application/json</text:p>
                      </text:list-item>
                    </text:list>
                  </text:list-item>
                </text:list>
              </text:list-item>
            </text:list>
            <text:p text:style-name="P203">{</text:p>
            <text:p text:style-name="P203"><text:s text:c="5"/>“idPresenca”:1,</text:p>
            <text:p text:style-name="P203"><text:s text:c="5"/>“latitude”:10.123123,</text:p>
            <text:p text:style-name="P203"><text:s text:c="5"/>“longitude”:12.12312312</text:p>
            <text:p text:style-name="P203">}</text:p>
          </table:table-cell>
        </table:table-row>
        <table:table-row>
          <table:table-cell table:style-name="Table10.A1" office:value-type="string">
            <text:p text:style-name="P107">Response</text:p>
          </table:table-cell>
          <table:table-cell table:style-name="Table10.B7" office:value-type="string">
            <text:p text:style-name="P174">Sucesso:</text:p>
            <text:list xml:id="list135140753848242" text:continue-numbering="true" text:style-name="L1">
              <text:list-item>
                <text:p text:style-name="P232">Header</text:p>
                <text:list>
                  <text:list-item>
                    <text:p text:style-name="P271">Content-Type: application/json</text:p>
                  </text:list-item>
                  <text:list-item>
                    <text:p text:style-name="P248">HTTP Status Code 200</text:p>
                  </text:list-item>
                </text:list>
              </text:list-item>
              <text:list-item>
                <text:p text:style-name="P248">Formato JSON:</text:p>
              </text:list-item>
            </text:list>
            <text:p text:style-name="P92">Exemplo:</text:p>
            <text:p text:style-name="P30">{</text:p>
            <text:p text:style-name="P73"><text:span text:style-name="T6"><text:s text:c="7"/>“</text:span><text:span text:style-name="T7">id</text:span><text:span text:style-name="T14">Tick</text:span><text:span text:style-name="T7">”</text:span><text:span text:style-name="T6">: “</text:span><text:span text:style-name="T7">1”</text:span><text:span text:style-name="T6">,</text:span></text:p>
            <text:p text:style-name="P43"><text:s text:c="7"/>“<text:span text:style-name="T32">dataHora”</text:span>: "<text:span text:style-name="T32">20/05/2015 10:00</text:span>", <text:s text:c="5"/></text:p>
            <text:p text:style-name="P43"><text:s text:c="7"/>“<text:span text:style-name="T50">distancia”: 10,</text:span> </text:p>
            <text:p text:style-name="P30"><text:s text:c="7"/>“<text:span text:style-name="T43">presenca”: </text:span></text:p>
            <text:p text:style-name="P54"><text:s text:c="16"/>{ </text:p>
            <text:p text:style-name="P54"><text:s text:c="24"/>“id<text:span text:style-name="T43">Presenca</text:span>”: “1”,</text:p>
            <text:p text:style-name="P30"><text:s text:c="24"/>“<text:span text:style-name="T43">horaInicio</text:span>”:”<text:span text:style-name="T43">10:00</text:span>”, <text:s text:c="44"/></text:p>
            <text:p text:style-name="P33"><text:s text:c="24"/>“<text:span text:style-name="T43">numTicks”:”1”</text:span></text:p>
            <text:p text:style-name="P30"><text:s text:c="17"/><text:span text:style-name="T27">}</text:span></text:p>
            <text:p text:style-name="P30">}</text:p>
          </table:table-cell>
        </table:table-row>
      </table:table>
      <text:p text:style-name="P8"/>
      <text:p text:style-name="P16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09">ID #</text:p>
          </table:table-cell>
          <table:table-cell table:style-name="Table12.B1" office:value-type="string">
            <text:p text:style-name="P150">1<text:span text:style-name="T44">2</text:span></text:p>
          </table:table-cell>
        </table:table-row>
        <text:soft-page-break/>
        <table:table-row>
          <table:table-cell table:style-name="Table12.A2" office:value-type="string">
            <text:p text:style-name="P109">Descrição</text:p>
          </table:table-cell>
          <table:table-cell table:style-name="Table12.B2" office:value-type="string">
            <text:p text:style-name="P136"><text:span text:style-name="T44">Professor</text:span> – <text:span text:style-name="T44">Visualizar Parâmetros Presença</text:span></text:p>
          </table:table-cell>
        </table:table-row>
        <table:table-row>
          <table:table-cell table:style-name="Table12.A1" office:value-type="string">
            <text:p text:style-name="P109">Perfil</text:p>
          </table:table-cell>
          <table:table-cell table:style-name="Table12.B3" office:value-type="string">
            <text:p text:style-name="P160">Professor</text:p>
          </table:table-cell>
        </table:table-row>
        <table:table-row>
          <table:table-cell table:style-name="Table12.A1" office:value-type="string">
            <text:p text:style-name="P109">Recurso</text:p>
          </table:table-cell>
          <table:table-cell table:style-name="Table12.B4" office:value-type="string">
            <text:p text:style-name="P124">/<text:span text:style-name="T44">professor/chamada/parametros</text:span></text:p>
          </table:table-cell>
        </table:table-row>
        <table:table-row>
          <table:table-cell table:style-name="Table12.A1" office:value-type="string">
            <text:p text:style-name="P109">Método</text:p>
          </table:table-cell>
          <table:table-cell table:style-name="Table12.B5" office:value-type="string">
            <text:p text:style-name="P144">GET</text:p>
          </table:table-cell>
        </table:table-row>
        <table:table-row>
          <table:table-cell table:style-name="Table12.A1" office:value-type="string">
            <text:p text:style-name="P189">Request</text:p>
          </table:table-cell>
          <table:table-cell table:style-name="Table12.B6" office:value-type="string">
            <text:list xml:id="list135141727719824" text:continue-numbering="true" text:style-name="L1">
              <text:list-item>
                <text:list>
                  <text:list-item>
                    <text:p text:style-name="P285">Header</text:p>
                    <text:list>
                      <text:list-item>
                        <text:p text:style-name="P285">X-Auth-Token: token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12.A1" office:value-type="string">
            <text:p text:style-name="P109">Response</text:p>
          </table:table-cell>
          <table:table-cell table:style-name="Table12.B7" office:value-type="string">
            <text:p text:style-name="P175">Sucesso:</text:p>
            <text:list xml:id="list135141232859964" text:continue-numbering="true" text:style-name="L1">
              <text:list-item>
                <text:p text:style-name="P233">Header</text:p>
                <text:list>
                  <text:list-item>
                    <text:p text:style-name="P272">Content-Type: application/json</text:p>
                  </text:list-item>
                  <text:list-item>
                    <text:p text:style-name="P249">HTTP Status Code 200</text:p>
                  </text:list-item>
                </text:list>
              </text:list-item>
              <text:list-item>
                <text:p text:style-name="P249">Formato JSON:</text:p>
              </text:list-item>
            </text:list>
            <text:p text:style-name="P94">Exemplo:</text:p>
            <text:p text:style-name="P39">{</text:p>
            <text:p text:style-name="P78"><text:span text:style-name="T6"><text:s text:c="7"/>“</text:span><text:span text:style-name="T20">duracao</text:span><text:span text:style-name="T7">”</text:span><text:span text:style-name="T6">: “</text:span><text:span text:style-name="T20">50</text:span><text:span text:style-name="T7">”</text:span><text:span text:style-name="T6">,</text:span></text:p>
            <text:p text:style-name="P39"><text:s text:c="7"/>“<text:span text:style-name="T44">frequencia”</text:span>: "<text:span text:style-name="T44">75</text:span>" <text:s text:c="8"/></text:p>
            <text:p text:style-name="P39">}</text:p>
          </table:table-cell>
        </table:table-row>
      </table:table>
      <text:p text:style-name="P16"/>
      <text:p text:style-name="P16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09">ID #</text:p>
          </table:table-cell>
          <table:table-cell table:style-name="Table13.B1" office:value-type="string">
            <text:p text:style-name="P150">1<text:span text:style-name="T44">3</text:span></text:p>
          </table:table-cell>
        </table:table-row>
        <table:table-row>
          <table:table-cell table:style-name="Table13.A2" office:value-type="string">
            <text:p text:style-name="P109">Descrição</text:p>
          </table:table-cell>
          <table:table-cell table:style-name="Table13.B2" office:value-type="string">
            <text:p text:style-name="P136"><text:span text:style-name="T44">Professor</text:span> – <text:span text:style-name="T44">Configurar Parâmetros Presença</text:span></text:p>
          </table:table-cell>
        </table:table-row>
        <table:table-row>
          <table:table-cell table:style-name="Table13.A1" office:value-type="string">
            <text:p text:style-name="P109">Perfil</text:p>
          </table:table-cell>
          <table:table-cell table:style-name="Table13.B3" office:value-type="string">
            <text:p text:style-name="P160">Professor</text:p>
          </table:table-cell>
        </table:table-row>
        <table:table-row>
          <table:table-cell table:style-name="Table13.A1" office:value-type="string">
            <text:p text:style-name="P109">Recurso</text:p>
          </table:table-cell>
          <table:table-cell table:style-name="Table13.B4" office:value-type="string">
            <text:p text:style-name="P124">/<text:span text:style-name="T44">professor/chamada/parametros</text:span></text:p>
          </table:table-cell>
        </table:table-row>
        <table:table-row>
          <table:table-cell table:style-name="Table13.A1" office:value-type="string">
            <text:p text:style-name="P109">Método</text:p>
          </table:table-cell>
          <table:table-cell table:style-name="Table13.B5" office:value-type="string">
            <text:p text:style-name="P160">POST</text:p>
          </table:table-cell>
        </table:table-row>
        <table:table-row>
          <table:table-cell table:style-name="Table13.A1" office:value-type="string">
            <text:p text:style-name="P189">Request</text:p>
          </table:table-cell>
          <table:table-cell table:style-name="Table13.B6" office:value-type="string">
            <text:list xml:id="list135141438969964" text:continue-numbering="true" text:style-name="L1">
              <text:list-item>
                <text:list>
                  <text:list-item>
                    <text:p text:style-name="P285">Header</text:p>
                    <text:list>
                      <text:list-item>
                        <text:p text:style-name="P285">X-Auth-Token: token</text:p>
                      </text:list-item>
                    </text:list>
                  </text:list-item>
                  <text:list-item>
                    <text:p text:style-name="P291">Body</text:p>
                    <text:list>
                      <text:list-item>
                        <text:p text:style-name="P291">Content-Type: application/json</text:p>
                      </text:list-item>
                    </text:list>
                  </text:list-item>
                </text:list>
              </text:list-item>
            </text:list>
            <text:p text:style-name="P199">{</text:p>
            <text:p text:style-name="P199"><text:s text:c="4"/>“duracao”: 50,</text:p>
            <text:p text:style-name="P199"><text:s text:c="4"/>“frequencia”: 75</text:p>
            <text:p text:style-name="P199">}</text:p>
          </table:table-cell>
        </table:table-row>
        <table:table-row>
          <table:table-cell table:style-name="Table13.A1" office:value-type="string">
            <text:p text:style-name="P109">Response</text:p>
          </table:table-cell>
          <table:table-cell table:style-name="Table13.B7" office:value-type="string">
            <text:p text:style-name="P175">Sucesso:</text:p>
            <text:list xml:id="list135141859265870" text:continue-numbering="true" text:style-name="L1">
              <text:list-item>
                <text:p text:style-name="P233">Header</text:p>
                <text:list>
                  <text:list-item>
                    <text:p text:style-name="P272">Content-Type: application/json</text:p>
                  </text:list-item>
                  <text:list-item>
                    <text:p text:style-name="P249">HTTP Status Code 200</text:p>
                  </text:list-item>
                </text:list>
              </text:list-item>
              <text:list-item>
                <text:p text:style-name="P249">Formato JSON:</text:p>
              </text:list-item>
            </text:list>
            <text:p text:style-name="P94">Exemplo:</text:p>
            <text:p text:style-name="P39">{</text:p>
            <text:p text:style-name="P78"><text:span text:style-name="T6"><text:s text:c="7"/>“</text:span><text:span text:style-name="T20">duracao</text:span><text:span text:style-name="T7">”</text:span><text:span text:style-name="T6">: “</text:span><text:span text:style-name="T20">50</text:span><text:span text:style-name="T7">”</text:span><text:span text:style-name="T6">,</text:span></text:p>
            <text:p text:style-name="P39"><text:s text:c="7"/>“<text:span text:style-name="T44">frequencia”</text:span>: "<text:span text:style-name="T44">75</text:span>", <text:s text:c="13"/></text:p>
            <text:p text:style-name="P39">}</text:p>
          </table:table-cell>
        </table:table-row>
      </table:table>
      <text:p text:style-name="P16"/>
      <text:p text:style-name="P16"><text:soft-page-break/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09">ID #</text:p>
          </table:table-cell>
          <table:table-cell table:style-name="Table14.B1" office:value-type="string">
            <text:p text:style-name="P150">1<text:span text:style-name="T44">4</text:span></text:p>
          </table:table-cell>
        </table:table-row>
        <table:table-row>
          <table:table-cell table:style-name="Table14.A2" office:value-type="string">
            <text:p text:style-name="P109">Descrição</text:p>
          </table:table-cell>
          <table:table-cell table:style-name="Table14.B2" office:value-type="string">
            <text:p text:style-name="P136"><text:span text:style-name="T44">Professor</text:span> – <text:span text:style-name="T44">Visualizar Turmas para Presença</text:span></text:p>
          </table:table-cell>
        </table:table-row>
        <table:table-row>
          <table:table-cell table:style-name="Table14.A1" office:value-type="string">
            <text:p text:style-name="P109">Perfil</text:p>
          </table:table-cell>
          <table:table-cell table:style-name="Table14.B3" office:value-type="string">
            <text:p text:style-name="P160">Professor</text:p>
          </table:table-cell>
        </table:table-row>
        <table:table-row>
          <table:table-cell table:style-name="Table14.A1" office:value-type="string">
            <text:p text:style-name="P109">Recurso</text:p>
          </table:table-cell>
          <table:table-cell table:style-name="Table14.B4" office:value-type="string">
            <text:p text:style-name="P124">/<text:span text:style-name="T44">professor/presenca/turmas</text:span></text:p>
          </table:table-cell>
        </table:table-row>
        <table:table-row>
          <table:table-cell table:style-name="Table14.A1" office:value-type="string">
            <text:p text:style-name="P109">Método</text:p>
          </table:table-cell>
          <table:table-cell table:style-name="Table14.B5" office:value-type="string">
            <text:p text:style-name="P160">GET</text:p>
          </table:table-cell>
        </table:table-row>
        <table:table-row>
          <table:table-cell table:style-name="Table14.A1" office:value-type="string">
            <text:p text:style-name="P189">Request</text:p>
          </table:table-cell>
          <table:table-cell table:style-name="Table14.B6" office:value-type="string">
            <text:list xml:id="list135141046859159" text:continue-numbering="true" text:style-name="L1">
              <text:list-item>
                <text:list>
                  <text:list-item>
                    <text:p text:style-name="P285">Header</text:p>
                    <text:list>
                      <text:list-item>
                        <text:p text:style-name="P285">X-Auth-Token: token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14.A1" office:value-type="string">
            <text:p text:style-name="P109">Response</text:p>
          </table:table-cell>
          <table:table-cell table:style-name="Table14.B7" office:value-type="string">
            <text:p text:style-name="P175">Sucesso:</text:p>
            <text:list xml:id="list135140880357504" text:continue-numbering="true" text:style-name="L1">
              <text:list-item>
                <text:p text:style-name="P233">Header</text:p>
                <text:list>
                  <text:list-item>
                    <text:p text:style-name="P272">Content-Type: application/json</text:p>
                  </text:list-item>
                  <text:list-item>
                    <text:p text:style-name="P249">HTTP Status Code 200</text:p>
                  </text:list-item>
                </text:list>
              </text:list-item>
              <text:list-item>
                <text:p text:style-name="P249">Formato JSON:</text:p>
              </text:list-item>
            </text:list>
            <text:p text:style-name="P94">Exemplo:</text:p>
            <text:p text:style-name="P48">[</text:p>
            <text:p text:style-name="P39">{</text:p>
            <text:p text:style-name="P78"><text:span text:style-name="T6"><text:s text:c="7"/>“</text:span><text:span text:style-name="T7">id</text:span><text:span text:style-name="T13">Turma</text:span><text:span text:style-name="T7">”</text:span><text:span text:style-name="T6">: “</text:span><text:span text:style-name="T7">1”</text:span><text:span text:style-name="T6">,</text:span></text:p>
            <text:p text:style-name="P39"><text:s text:c="7"/>“<text:span text:style-name="T21">codTurma”</text:span>: "<text:span text:style-name="T21">A</text:span>",</text:p>
            <text:p text:style-name="P39"><text:s text:c="7"/>“<text:span text:style-name="T21">codDisciplina”: “MO409”,</text:span></text:p>
            <text:p text:style-name="P39"><text:s text:c="7"/>“<text:span text:style-name="T21">nomeDisciplina”: “Engenharia de Software I”</text:span></text:p>
            <text:p text:style-name="P39">},</text:p>
            <text:p text:style-name="P39">{</text:p>
            <text:p text:style-name="P78"><text:span text:style-name="T6"><text:s text:c="7"/>“</text:span><text:span text:style-name="T7">id</text:span><text:span text:style-name="T13">Turma</text:span><text:span text:style-name="T7">”</text:span><text:span text:style-name="T6">: “</text:span><text:span text:style-name="T8">2</text:span><text:span text:style-name="T7">”</text:span><text:span text:style-name="T6">,</text:span></text:p>
            <text:p text:style-name="P39"><text:s text:c="7"/>“<text:span text:style-name="T21">codTurma”</text:span>: "<text:span text:style-name="T22">B</text:span>",</text:p>
            <text:p text:style-name="P39"><text:s text:c="7"/>“<text:span text:style-name="T21">codDisciplina”: “MC302”,</text:span></text:p>
            <text:p text:style-name="P39"><text:s text:c="7"/>“<text:span text:style-name="T21">nomeDisciplina”: “Programação Orientada a Objetos”</text:span></text:p>
            <text:p text:style-name="P39">}</text:p>
            <text:p text:style-name="P48">]</text:p>
          </table:table-cell>
        </table:table-row>
      </table:table>
      <text:p text:style-name="P16"/>
      <text:p text:style-name="P16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09">ID #</text:p>
          </table:table-cell>
          <table:table-cell table:style-name="Table15.B1" office:value-type="string">
            <text:p text:style-name="P150">1<text:span text:style-name="T53">5</text:span></text:p>
          </table:table-cell>
        </table:table-row>
        <table:table-row>
          <table:table-cell table:style-name="Table15.A2" office:value-type="string">
            <text:p text:style-name="P109">Descrição</text:p>
          </table:table-cell>
          <table:table-cell table:style-name="Table15.B2" office:value-type="string">
            <text:p text:style-name="P136"><text:span text:style-name="T44">Professor</text:span> – <text:span text:style-name="T44">Visualizar Alunos</text:span></text:p>
          </table:table-cell>
        </table:table-row>
        <table:table-row>
          <table:table-cell table:style-name="Table15.A1" office:value-type="string">
            <text:p text:style-name="P109">Perfil</text:p>
          </table:table-cell>
          <table:table-cell table:style-name="Table15.B3" office:value-type="string">
            <text:p text:style-name="P160">Professor</text:p>
          </table:table-cell>
        </table:table-row>
        <table:table-row>
          <table:table-cell table:style-name="Table15.A1" office:value-type="string">
            <text:p text:style-name="P109">Recurso</text:p>
          </table:table-cell>
          <table:table-cell table:style-name="Table15.B4" office:value-type="string">
            <text:p text:style-name="P124">/<text:span text:style-name="T44">professor/presenca/turma/alunos</text:span></text:p>
          </table:table-cell>
        </table:table-row>
        <table:table-row>
          <table:table-cell table:style-name="Table15.A1" office:value-type="string">
            <text:p text:style-name="P109">Método</text:p>
          </table:table-cell>
          <table:table-cell table:style-name="Table15.B5" office:value-type="string">
            <text:p text:style-name="P160">POST</text:p>
          </table:table-cell>
        </table:table-row>
        <table:table-row>
          <table:table-cell table:style-name="Table15.A1" office:value-type="string">
            <text:p text:style-name="P189">Request</text:p>
          </table:table-cell>
          <table:table-cell table:style-name="Table15.B6" office:value-type="string">
            <text:list xml:id="list135140309926601" text:continue-numbering="true" text:style-name="L1">
              <text:list-item>
                <text:list>
                  <text:list-item>
                    <text:p text:style-name="P285">Header</text:p>
                    <text:list>
                      <text:list-item>
                        <text:p text:style-name="P285">X-Auth-Token: token</text:p>
                      </text:list-item>
                    </text:list>
                  </text:list-item>
                  <text:list-item>
                    <text:p text:style-name="P291">Body</text:p>
                    <text:list>
                      <text:list-item>
                        <text:p text:style-name="P291"><text:soft-page-break/>Content-Type: application/json</text:p>
                      </text:list-item>
                    </text:list>
                  </text:list-item>
                </text:list>
              </text:list-item>
            </text:list>
            <text:p text:style-name="P199">{</text:p>
            <text:p text:style-name="P199"><text:s text:c="4"/>“idTurma”: 1,</text:p>
            <text:p text:style-name="P199">}</text:p>
          </table:table-cell>
        </table:table-row>
        <table:table-row>
          <table:table-cell table:style-name="Table15.A1" office:value-type="string">
            <text:p text:style-name="P109">Response</text:p>
          </table:table-cell>
          <table:table-cell table:style-name="Table15.B7" office:value-type="string">
            <text:p text:style-name="P175">Sucesso:</text:p>
            <text:list xml:id="list135140031780550" text:continue-numbering="true" text:style-name="L1">
              <text:list-item>
                <text:p text:style-name="P233">Header</text:p>
                <text:list>
                  <text:list-item>
                    <text:p text:style-name="P272">Content-Type: application/json</text:p>
                  </text:list-item>
                  <text:list-item>
                    <text:p text:style-name="P249">HTTP Status Code 200</text:p>
                  </text:list-item>
                </text:list>
              </text:list-item>
              <text:list-item>
                <text:p text:style-name="P249">Formato JSON:</text:p>
              </text:list-item>
            </text:list>
            <text:p text:style-name="P94">Exemplo:</text:p>
            <text:p text:style-name="P211">{</text:p>
            <text:p text:style-name="P39"><text:s text:c="7"/>“<text:span text:style-name="T27">turma”: </text:span></text:p>
            <text:p text:style-name="P39"><text:s text:c="17"/><text:span text:style-name="T27">{ </text:span></text:p>
            <text:p text:style-name="P58"><text:s text:c="24"/>“idTurma”: “1”,</text:p>
            <text:p text:style-name="P39"><text:s text:c="24"/>“<text:span text:style-name="T27">codTurma</text:span>”:”<text:span text:style-name="T27">A</text:span>”,</text:p>
            <text:p text:style-name="P39"><text:s text:c="24"/>“<text:span text:style-name="T27">codDisciplina</text:span>”:”<text:span text:style-name="T27">MC302</text:span>”,</text:p>
            <text:p text:style-name="P39"><text:s text:c="24"/>“<text:span text:style-name="T27">nomeDisciplina</text:span>”:”<text:span text:style-name="T34">Programação Orientada a Objetos”,</text:span></text:p>
            <text:p text:style-name="P39"><text:s text:c="24"/>“<text:span text:style-name="T45">numAlunos</text:span>”: <text:span text:style-name="T45">38,</text:span></text:p>
            <text:p text:style-name="P39"><text:s text:c="24"/>“<text:span text:style-name="T45">numChamadas”: 15</text:span></text:p>
            <text:p text:style-name="P39"><text:s text:c="17"/><text:span text:style-name="T27">},</text:span></text:p>
            <text:p text:style-name="P39"><text:s text:c="6"/>“<text:span text:style-name="T44">alunos”: [ </text:span></text:p>
            <text:p text:style-name="P58"><text:s text:c="16"/>{ </text:p>
            <text:p text:style-name="P58"><text:s text:c="24"/>“raAluno”: “161255”,</text:p>
            <text:p text:style-name="P39"><text:s text:c="24"/>“<text:span text:style-name="T29">nome</text:span>”:”<text:span text:style-name="T29">Lucas Augusto Carvalho</text:span>”,</text:p>
            <text:p text:style-name="P39"><text:s text:c="24"/>“<text:span text:style-name="T46">numPresencas</text:span>”:<text:span text:style-name="T46">10,</text:span></text:p>
            <text:p text:style-name="P40"><text:s text:c="24"/>“<text:span text:style-name="T46">porcPresencas</text:span>”:<text:span text:style-name="T46">66,</text:span></text:p>
            <text:p text:style-name="P39"><text:s text:c="24"/>“<text:span text:style-name="T46">numFaltas”:5,</text:span></text:p>
            <text:p text:style-name="P40"><text:s text:c="24"/>“<text:span text:style-name="T46">porcFaltas”:34</text:span></text:p>
            <text:p text:style-name="P39"><text:s text:c="17"/><text:span text:style-name="T27">},</text:span></text:p>
            <text:p text:style-name="P39"><text:s text:c="17"/><text:span text:style-name="T27">{ </text:span></text:p>
            <text:p text:style-name="P58"><text:s text:c="24"/>“raAluno”: “121551”,</text:p>
            <text:p text:style-name="P39"><text:s text:c="24"/>“<text:span text:style-name="T29">nome</text:span>”:”<text:span text:style-name="T29">João Ninguém</text:span>”,</text:p>
            <text:p text:style-name="P40"><text:s text:c="24"/>“<text:span text:style-name="T46">numPresencas</text:span>”:<text:span text:style-name="T46">10,</text:span></text:p>
            <text:p text:style-name="P40"><text:s text:c="24"/>“<text:span text:style-name="T46">porcPresencas</text:span>”:<text:span text:style-name="T46">66,</text:span></text:p>
            <text:p text:style-name="P40"><text:s text:c="24"/>“<text:span text:style-name="T46">numFaltas”:5,</text:span></text:p>
            <text:p text:style-name="P40"><text:s text:c="24"/>“<text:span text:style-name="T46">porcFaltas”:34</text:span></text:p>
            <text:p text:style-name="P39"><text:s text:c="17"/><text:span text:style-name="T27">}]</text:span></text:p>
            <text:p text:style-name="P39">}</text:p>
          </table:table-cell>
        </table:table-row>
      </table:table>
      <text:p text:style-name="P16"/>
      <text:p text:style-name="P17"><text:soft-page-break/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10">ID #</text:p>
          </table:table-cell>
          <table:table-cell table:style-name="Table16.B1" office:value-type="string">
            <text:p text:style-name="P151">1<text:span text:style-name="T53">6</text:span></text:p>
          </table:table-cell>
        </table:table-row>
        <table:table-row>
          <table:table-cell table:style-name="Table16.A2" office:value-type="string">
            <text:p text:style-name="P110">Descrição</text:p>
          </table:table-cell>
          <table:table-cell table:style-name="Table16.B2" office:value-type="string">
            <text:p text:style-name="P137"><text:span text:style-name="T44">Professor</text:span> – <text:span text:style-name="T44">Visualizar Aluno</text:span></text:p>
          </table:table-cell>
        </table:table-row>
        <table:table-row>
          <table:table-cell table:style-name="Table16.A1" office:value-type="string">
            <text:p text:style-name="P110">Perfil</text:p>
          </table:table-cell>
          <table:table-cell table:style-name="Table16.B3" office:value-type="string">
            <text:p text:style-name="P161">Professor</text:p>
          </table:table-cell>
        </table:table-row>
        <table:table-row>
          <table:table-cell table:style-name="Table16.A1" office:value-type="string">
            <text:p text:style-name="P110">Recurso</text:p>
          </table:table-cell>
          <table:table-cell table:style-name="Table16.B4" office:value-type="string">
            <text:p text:style-name="P125">/<text:span text:style-name="T44">professor/presenca/turma/aluno</text:span></text:p>
          </table:table-cell>
        </table:table-row>
        <table:table-row>
          <table:table-cell table:style-name="Table16.A1" office:value-type="string">
            <text:p text:style-name="P110">Método</text:p>
          </table:table-cell>
          <table:table-cell table:style-name="Table16.B5" office:value-type="string">
            <text:p text:style-name="P161">POST</text:p>
          </table:table-cell>
        </table:table-row>
        <table:table-row>
          <table:table-cell table:style-name="Table16.A1" office:value-type="string">
            <text:p text:style-name="P190">Request</text:p>
          </table:table-cell>
          <table:table-cell table:style-name="Table16.B6" office:value-type="string">
            <text:list xml:id="list135141020987381" text:continue-numbering="true" text:style-name="L1">
              <text:list-item>
                <text:list>
                  <text:list-item>
                    <text:p text:style-name="P286">Header</text:p>
                    <text:list>
                      <text:list-item>
                        <text:p text:style-name="P286">X-Auth-Token: token</text:p>
                      </text:list-item>
                    </text:list>
                  </text:list-item>
                  <text:list-item>
                    <text:p text:style-name="P292">Body</text:p>
                    <text:list>
                      <text:list-item>
                        <text:p text:style-name="P292">Content-Type: application/json</text:p>
                      </text:list-item>
                    </text:list>
                  </text:list-item>
                </text:list>
              </text:list-item>
            </text:list>
            <text:p text:style-name="P200">{</text:p>
            <text:p text:style-name="P200"><text:s text:c="4"/>“<text:span text:style-name="T47">raAluno</text:span>”: 1<text:span text:style-name="T47">61255</text:span>,</text:p>
            <text:p text:style-name="P200">}</text:p>
          </table:table-cell>
        </table:table-row>
        <table:table-row>
          <table:table-cell table:style-name="Table16.A1" office:value-type="string">
            <text:p text:style-name="P110">Response</text:p>
          </table:table-cell>
          <table:table-cell table:style-name="Table16.B7" office:value-type="string">
            <text:p text:style-name="P176">Sucesso:</text:p>
            <text:list xml:id="list135141259550277" text:continue-numbering="true" text:style-name="L1">
              <text:list-item>
                <text:p text:style-name="P234">Header</text:p>
                <text:list>
                  <text:list-item>
                    <text:p text:style-name="P273">Content-Type: application/json</text:p>
                  </text:list-item>
                  <text:list-item>
                    <text:p text:style-name="P250">HTTP Status Code 200</text:p>
                  </text:list-item>
                </text:list>
              </text:list-item>
              <text:list-item>
                <text:p text:style-name="P250">Formato JSON:</text:p>
              </text:list-item>
            </text:list>
            <text:p text:style-name="P95">Exemplo:</text:p>
            <text:p text:style-name="P212">{</text:p>
            <text:p text:style-name="P41"><text:s text:c="7"/>“<text:span text:style-name="T27">turma”: </text:span></text:p>
            <text:p text:style-name="P41"><text:s text:c="17"/><text:span text:style-name="T27">{ </text:span></text:p>
            <text:p text:style-name="P59"><text:s text:c="24"/>“idTurma”: “1”,</text:p>
            <text:p text:style-name="P41"><text:s text:c="24"/>“<text:span text:style-name="T27">codTurma</text:span>”:”<text:span text:style-name="T27">A</text:span>”,</text:p>
            <text:p text:style-name="P41"><text:s text:c="24"/>“<text:span text:style-name="T27">codDisciplina</text:span>”:”<text:span text:style-name="T27">MC302</text:span>”,</text:p>
            <text:p text:style-name="P41"><text:s text:c="24"/>“<text:span text:style-name="T27">nomeDisciplina</text:span>”:”<text:span text:style-name="T34">Programação Orientada a Objetos”,</text:span></text:p>
            <text:p text:style-name="P41"><text:s text:c="24"/>“<text:span text:style-name="T45">numAlunos</text:span>”: <text:span text:style-name="T45">38,</text:span></text:p>
            <text:p text:style-name="P41"><text:s text:c="24"/>“<text:span text:style-name="T45">numChamadas”: 15</text:span></text:p>
            <text:p text:style-name="P41"><text:s text:c="17"/><text:span text:style-name="T27">},</text:span></text:p>
            <text:p text:style-name="P41"><text:s text:c="6"/>“<text:span text:style-name="T44">aluno”: [ </text:span></text:p>
            <text:p text:style-name="P59"><text:s text:c="16"/>{ </text:p>
            <text:p text:style-name="P59"><text:s text:c="24"/>“raAluno”: “161255”,</text:p>
            <text:p text:style-name="P41"><text:s text:c="24"/>“<text:span text:style-name="T29">nome</text:span>”:”<text:span text:style-name="T29">Lucas Augusto Carvalho</text:span>”,</text:p>
            <text:p text:style-name="P41"><text:s text:c="24"/>“<text:span text:style-name="T46">numPresencas</text:span>”:<text:span text:style-name="T46">10,</text:span></text:p>
            <text:p text:style-name="P41"><text:s text:c="24"/>“<text:span text:style-name="T46">porcPresencas</text:span>”:<text:span text:style-name="T46">66,</text:span></text:p>
            <text:p text:style-name="P41"><text:s text:c="24"/>“<text:span text:style-name="T46">numFaltas”:5,</text:span></text:p>
            <text:p text:style-name="P41"><text:s text:c="24"/>“<text:span text:style-name="T46">porcFaltas”:34</text:span></text:p>
            <text:p text:style-name="P41"><text:s text:c="17"/><text:span text:style-name="T27">},</text:span></text:p>
            <text:p text:style-name="P41"><text:s text:c="9"/>“<text:span text:style-name="T47">presencas”: [ </text:span></text:p>
            <text:p text:style-name="P59"><text:s text:c="16"/>{ </text:p>
            <text:p text:style-name="P59"><text:soft-page-break/><text:s text:c="24"/>“<text:span text:style-name="T47">data</text:span>”: “<text:span text:style-name="T47">02/05/2015</text:span>”,</text:p>
            <text:p text:style-name="P41"><text:s text:c="24"/>“<text:span text:style-name="T49">presente</text:span>”:<text:span text:style-name="T47">true</text:span>, <text:s text:c="22"/></text:p>
            <text:p text:style-name="P41"><text:s text:c="17"/><text:span text:style-name="T27">},</text:span></text:p>
            <text:p text:style-name="P41"><text:s text:c="17"/><text:span text:style-name="T27"><text:s/>{ </text:span></text:p>
            <text:p text:style-name="P59"><text:s text:c="24"/>“<text:span text:style-name="T47">data</text:span>”: “<text:span text:style-name="T47">04/05/2015</text:span>”,</text:p>
            <text:p text:style-name="P42"><text:s text:c="24"/>“<text:span text:style-name="T49">presente</text:span>”:<text:span text:style-name="T48">false</text:span>, <text:s text:c="22"/></text:p>
            <text:p text:style-name="P41"><text:s text:c="17"/><text:span text:style-name="T27">}</text:span></text:p>
            <text:p text:style-name="P41"><text:s text:c="12"/><text:span text:style-name="T47">]</text:span></text:p>
            <text:p text:style-name="P41">}</text:p>
          </table:table-cell>
        </table:table-row>
      </table:table>
      <text:p text:style-name="P17"/>
      <text:p text:style-name="P18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11">ID #</text:p>
          </table:table-cell>
          <table:table-cell table:style-name="Table17.B1" office:value-type="string">
            <text:p text:style-name="P152">1<text:span text:style-name="T53">7</text:span></text:p>
          </table:table-cell>
        </table:table-row>
        <table:table-row>
          <table:table-cell table:style-name="Table17.A2" office:value-type="string">
            <text:p text:style-name="P111">Descrição</text:p>
          </table:table-cell>
          <table:table-cell table:style-name="Table17.B2" office:value-type="string">
            <text:p text:style-name="P138"><text:span text:style-name="T51">Aluno</text:span> – <text:span text:style-name="T44">Visualizar Turmas</text:span></text:p>
          </table:table-cell>
        </table:table-row>
        <table:table-row>
          <table:table-cell table:style-name="Table17.A1" office:value-type="string">
            <text:p text:style-name="P111">Perfil</text:p>
          </table:table-cell>
          <table:table-cell table:style-name="Table17.B3" office:value-type="string">
            <text:p text:style-name="P162">Professor</text:p>
          </table:table-cell>
        </table:table-row>
        <table:table-row>
          <table:table-cell table:style-name="Table17.A1" office:value-type="string">
            <text:p text:style-name="P111">Recurso</text:p>
          </table:table-cell>
          <table:table-cell table:style-name="Table17.B4" office:value-type="string">
            <text:p text:style-name="P126">/<text:span text:style-name="T51">aluno/presenca/turmas</text:span></text:p>
          </table:table-cell>
        </table:table-row>
        <table:table-row>
          <table:table-cell table:style-name="Table17.A1" office:value-type="string">
            <text:p text:style-name="P111">Método</text:p>
          </table:table-cell>
          <table:table-cell table:style-name="Table17.B5" office:value-type="string">
            <text:p text:style-name="P165">GET</text:p>
          </table:table-cell>
        </table:table-row>
        <table:table-row>
          <table:table-cell table:style-name="Table17.A1" office:value-type="string">
            <text:p text:style-name="P191">Request</text:p>
          </table:table-cell>
          <table:table-cell table:style-name="Table17.B6" office:value-type="string">
            <text:list xml:id="list135141536084296" text:continue-numbering="true" text:style-name="L1">
              <text:list-item>
                <text:list>
                  <text:list-item>
                    <text:p text:style-name="P287">Header</text:p>
                    <text:list>
                      <text:list-item>
                        <text:p text:style-name="P287">X-Auth-Token: token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17.A1" office:value-type="string">
            <text:p text:style-name="P111">Response</text:p>
          </table:table-cell>
          <table:table-cell table:style-name="Table17.B7" office:value-type="string">
            <text:p text:style-name="P177">Sucesso:</text:p>
            <text:list xml:id="list135141579185479" text:continue-numbering="true" text:style-name="L1">
              <text:list-item>
                <text:p text:style-name="P235">Header</text:p>
                <text:list>
                  <text:list-item>
                    <text:p text:style-name="P274">Content-Type: application/json</text:p>
                  </text:list-item>
                  <text:list-item>
                    <text:p text:style-name="P251">HTTP Status Code 200</text:p>
                  </text:list-item>
                </text:list>
              </text:list-item>
              <text:list-item>
                <text:p text:style-name="P251">Formato JSON:</text:p>
              </text:list-item>
            </text:list>
            <text:p text:style-name="P96">Exemplo:</text:p>
            <text:p text:style-name="P49">[</text:p>
            <text:p text:style-name="P44">{</text:p>
            <text:p text:style-name="P79"><text:span text:style-name="T6"><text:s text:c="7"/>“</text:span><text:span text:style-name="T7">id</text:span><text:span text:style-name="T13">Turma</text:span><text:span text:style-name="T7">”</text:span><text:span text:style-name="T6">: “</text:span><text:span text:style-name="T7">1”</text:span><text:span text:style-name="T6">,</text:span></text:p>
            <text:p text:style-name="P44"><text:s text:c="7"/>“<text:span text:style-name="T21">codTurma”</text:span>: "<text:span text:style-name="T21">A</text:span>",</text:p>
            <text:p text:style-name="P44"><text:s text:c="7"/>“<text:span text:style-name="T21">codDisciplina”: “MO409”,</text:span></text:p>
            <text:p text:style-name="P44"><text:s text:c="7"/>“<text:span text:style-name="T21">nomeDisciplina”: “Engenharia de Software I”</text:span></text:p>
            <text:p text:style-name="P44"><text:s text:c="7"/>“<text:span text:style-name="T51">professores”: [ { “nome”: “Eliane Martins” } ]</text:span></text:p>
            <text:p text:style-name="P44">},</text:p>
            <text:p text:style-name="P44">{</text:p>
            <text:p text:style-name="P79"><text:span text:style-name="T6"><text:s text:c="7"/>“</text:span><text:span text:style-name="T7">id</text:span><text:span text:style-name="T13">Turma</text:span><text:span text:style-name="T7">”</text:span><text:span text:style-name="T6">: “</text:span><text:span text:style-name="T8">2</text:span><text:span text:style-name="T7">”</text:span><text:span text:style-name="T6">,</text:span></text:p>
            <text:p text:style-name="P44"><text:s text:c="7"/>“<text:span text:style-name="T21">codTurma”</text:span>: "<text:span text:style-name="T22">B</text:span>",</text:p>
            <text:p text:style-name="P44"><text:s text:c="7"/>“<text:span text:style-name="T21">codDisciplina”: “MC302”,</text:span></text:p>
            <text:p text:style-name="P44"><text:s text:c="7"/>“<text:span text:style-name="T21">nomeDisciplina”: “Programação Orientada a Objetos”,</text:span></text:p>
            <text:p text:style-name="P44"><text:soft-page-break/><text:s text:c="7"/>“<text:span text:style-name="T51">professores”: [ { “nome”: “Eliane Martins” } ]</text:span></text:p>
            <text:p text:style-name="P44">}</text:p>
            <text:p text:style-name="P217">]</text:p>
          </table:table-cell>
        </table:table-row>
      </table:table>
      <text:p text:style-name="P18"/>
      <text:p text:style-name="P18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11">ID #</text:p>
          </table:table-cell>
          <table:table-cell table:style-name="Table18.B1" office:value-type="string">
            <text:p text:style-name="P152">1<text:span text:style-name="T53">8</text:span></text:p>
          </table:table-cell>
        </table:table-row>
        <table:table-row>
          <table:table-cell table:style-name="Table18.A2" office:value-type="string">
            <text:p text:style-name="P111">Descrição</text:p>
          </table:table-cell>
          <table:table-cell table:style-name="Table18.B2" office:value-type="string">
            <text:p text:style-name="P138"><text:span text:style-name="T51">Aluno</text:span> – <text:span text:style-name="T44">Visualizar Frequência</text:span></text:p>
          </table:table-cell>
        </table:table-row>
        <table:table-row>
          <table:table-cell table:style-name="Table18.A1" office:value-type="string">
            <text:p text:style-name="P111">Perfil</text:p>
          </table:table-cell>
          <table:table-cell table:style-name="Table18.B3" office:value-type="string">
            <text:p text:style-name="P165">Aluno</text:p>
          </table:table-cell>
        </table:table-row>
        <table:table-row>
          <table:table-cell table:style-name="Table18.A1" office:value-type="string">
            <text:p text:style-name="P111">Recurso</text:p>
          </table:table-cell>
          <table:table-cell table:style-name="Table18.B4" office:value-type="string">
            <text:p text:style-name="P126">/<text:span text:style-name="T51">aluno/presenca/turma</text:span></text:p>
          </table:table-cell>
        </table:table-row>
        <table:table-row>
          <table:table-cell table:style-name="Table18.A1" office:value-type="string">
            <text:p text:style-name="P111">Método</text:p>
          </table:table-cell>
          <table:table-cell table:style-name="Table18.B5" office:value-type="string">
            <text:p text:style-name="P162">POST</text:p>
          </table:table-cell>
        </table:table-row>
        <table:table-row>
          <table:table-cell table:style-name="Table18.A1" office:value-type="string">
            <text:p text:style-name="P191">Request</text:p>
          </table:table-cell>
          <table:table-cell table:style-name="Table18.B6" office:value-type="string">
            <text:list xml:id="list135140870456982" text:continue-numbering="true" text:style-name="L1">
              <text:list-item>
                <text:list>
                  <text:list-item>
                    <text:p text:style-name="P287">Header</text:p>
                    <text:list>
                      <text:list-item>
                        <text:p text:style-name="P287">X-Auth-Token: token</text:p>
                      </text:list-item>
                    </text:list>
                  </text:list-item>
                  <text:list-item>
                    <text:p text:style-name="P293">Body</text:p>
                    <text:list>
                      <text:list-item>
                        <text:p text:style-name="P293">Content-Type: application/json</text:p>
                      </text:list-item>
                    </text:list>
                  </text:list-item>
                </text:list>
              </text:list-item>
            </text:list>
            <text:p text:style-name="P201">{</text:p>
            <text:p text:style-name="P201"><text:s text:c="4"/>“<text:span text:style-name="T51">idTurma</text:span>”: 1</text:p>
            <text:p text:style-name="P201">}</text:p>
          </table:table-cell>
        </table:table-row>
        <table:table-row>
          <table:table-cell table:style-name="Table18.A1" office:value-type="string">
            <text:p text:style-name="P111">Response</text:p>
          </table:table-cell>
          <table:table-cell table:style-name="Table18.B7" office:value-type="string">
            <text:p text:style-name="P177">Sucesso:</text:p>
            <text:list xml:id="list135141122477657" text:continue-numbering="true" text:style-name="L1">
              <text:list-item>
                <text:p text:style-name="P235">Header</text:p>
                <text:list>
                  <text:list-item>
                    <text:p text:style-name="P274">Content-Type: application/json</text:p>
                  </text:list-item>
                  <text:list-item>
                    <text:p text:style-name="P251">HTTP Status Code 200</text:p>
                  </text:list-item>
                </text:list>
              </text:list-item>
              <text:list-item>
                <text:p text:style-name="P251">Formato JSON:</text:p>
              </text:list-item>
            </text:list>
            <text:p text:style-name="P96">Exemplo:</text:p>
            <text:p text:style-name="P213">{</text:p>
            <text:p text:style-name="P44"><text:s text:c="7"/>“<text:span text:style-name="T27">turma”: </text:span></text:p>
            <text:p text:style-name="P44"><text:s text:c="17"/><text:span text:style-name="T27">{ </text:span></text:p>
            <text:p text:style-name="P60"><text:s text:c="24"/>“idTurma”: “1”,</text:p>
            <text:p text:style-name="P44"><text:s text:c="24"/>“<text:span text:style-name="T27">codTurma</text:span>”:”<text:span text:style-name="T27">A</text:span>”,</text:p>
            <text:p text:style-name="P44"><text:s text:c="24"/>“<text:span text:style-name="T27">codDisciplina</text:span>”:”<text:span text:style-name="T27">MC302</text:span>”,</text:p>
            <text:p text:style-name="P44"><text:s text:c="24"/>“<text:span text:style-name="T27">nomeDisciplina</text:span>”:”<text:span text:style-name="T34">Programação Orientada a Objetos”,</text:span> <text:s text:c="23"/></text:p>
            <text:p text:style-name="P44"><text:s text:c="24"/>“<text:span text:style-name="T45">numChamadas”: 15,</text:span></text:p>
            <text:p text:style-name="P44"><text:s text:c="24"/>“<text:span text:style-name="T51">professores”: [ { “nome”: “Eliane Martins” } ]</text:span></text:p>
            <text:p text:style-name="P44"><text:s text:c="17"/><text:span text:style-name="T27">},</text:span></text:p>
            <text:p text:style-name="P44"><text:s text:c="6"/>“<text:span text:style-name="T51">frequencia”: [ </text:span></text:p>
            <text:p text:style-name="P60"><text:s text:c="16"/>{ <text:s text:c="23"/></text:p>
            <text:p text:style-name="P44"><text:s text:c="24"/>“<text:span text:style-name="T46">numPresencas</text:span>”:<text:span text:style-name="T46">10,</text:span></text:p>
            <text:p text:style-name="P44"><text:s text:c="24"/>“<text:span text:style-name="T46">porcPresencas</text:span>”:<text:span text:style-name="T46">66,</text:span></text:p>
            <text:p text:style-name="P44"><text:s text:c="24"/>“<text:span text:style-name="T46">numFaltas”:5,</text:span></text:p>
            <text:p text:style-name="P44"><text:s text:c="24"/>“<text:span text:style-name="T46">porcFaltas”:34</text:span></text:p>
            <text:p text:style-name="P44"><text:soft-page-break/><text:s text:c="17"/><text:span text:style-name="T27">},</text:span></text:p>
            <text:p text:style-name="P44"><text:s text:c="9"/>“<text:span text:style-name="T47">presencas”: [ </text:span></text:p>
            <text:p text:style-name="P60"><text:s text:c="16"/>{ </text:p>
            <text:p text:style-name="P60"><text:s text:c="24"/>“<text:span text:style-name="T47">data</text:span>”: “<text:span text:style-name="T47">02/05/2015</text:span>”,</text:p>
            <text:p text:style-name="P44"><text:s text:c="24"/>“<text:span text:style-name="T49">presente</text:span>”:<text:span text:style-name="T47">true</text:span>, <text:s text:c="22"/></text:p>
            <text:p text:style-name="P44"><text:s text:c="17"/><text:span text:style-name="T27">},</text:span></text:p>
            <text:p text:style-name="P44"><text:s text:c="17"/><text:span text:style-name="T27"><text:s/>{ </text:span></text:p>
            <text:p text:style-name="P60"><text:s text:c="24"/>“<text:span text:style-name="T47">data</text:span>”: “<text:span text:style-name="T47">04/05/2015</text:span>”,</text:p>
            <text:p text:style-name="P44"><text:s text:c="24"/>“<text:span text:style-name="T49">presente</text:span>”:<text:span text:style-name="T48">false</text:span>, <text:s text:c="22"/></text:p>
            <text:p text:style-name="P44"><text:s text:c="17"/><text:span text:style-name="T27">}</text:span></text:p>
            <text:p text:style-name="P44"><text:s text:c="12"/><text:span text:style-name="T47">]</text:span></text:p>
            <text:p text:style-name="P44">}</text:p>
          </table:table-cell>
        </table:table-row>
      </table:table>
      <text:p text:style-name="P18"/>
      <text:p text:style-name="P19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12">ID #</text:p>
          </table:table-cell>
          <table:table-cell table:style-name="Table19.B1" office:value-type="string">
            <text:p text:style-name="P153">1<text:span text:style-name="T54">9</text:span></text:p>
          </table:table-cell>
        </table:table-row>
        <table:table-row>
          <table:table-cell table:style-name="Table19.A2" office:value-type="string">
            <text:p text:style-name="P112">Descrição</text:p>
          </table:table-cell>
          <table:table-cell table:style-name="Table19.B2" office:value-type="string">
            <text:p text:style-name="P139"><text:span text:style-name="T51">Aluno</text:span> – <text:span text:style-name="T53">Notificação Presença</text:span></text:p>
          </table:table-cell>
        </table:table-row>
        <table:table-row>
          <table:table-cell table:style-name="Table19.A1" office:value-type="string">
            <text:p text:style-name="P112">Perfil</text:p>
          </table:table-cell>
          <table:table-cell table:style-name="Table19.B3" office:value-type="string">
            <text:p text:style-name="P166">Aluno</text:p>
          </table:table-cell>
        </table:table-row>
        <table:table-row>
          <table:table-cell table:style-name="Table19.A1" office:value-type="string">
            <text:p text:style-name="P112">Recurso</text:p>
          </table:table-cell>
          <table:table-cell table:style-name="Table19.B4" office:value-type="string">
            <text:p text:style-name="P127">/<text:span text:style-name="T51">aluno/chamada/presenca</text:span></text:p>
          </table:table-cell>
        </table:table-row>
        <table:table-row>
          <table:table-cell table:style-name="Table19.A1" office:value-type="string">
            <text:p text:style-name="P112">Método</text:p>
          </table:table-cell>
          <table:table-cell table:style-name="Table19.B5" office:value-type="string">
            <text:p text:style-name="P163">POST</text:p>
          </table:table-cell>
        </table:table-row>
        <table:table-row>
          <table:table-cell table:style-name="Table19.A1" office:value-type="string">
            <text:p text:style-name="P192">Request</text:p>
          </table:table-cell>
          <table:table-cell table:style-name="Table19.B6" office:value-type="string">
            <text:list xml:id="list135140673601001" text:continue-numbering="true" text:style-name="L1">
              <text:list-item>
                <text:list>
                  <text:list-item>
                    <text:p text:style-name="P288">Header</text:p>
                    <text:list>
                      <text:list-item>
                        <text:p text:style-name="P288">X-Auth-Token: token</text:p>
                      </text:list-item>
                    </text:list>
                  </text:list-item>
                  <text:list-item>
                    <text:p text:style-name="P294">Body</text:p>
                    <text:list>
                      <text:list-item>
                        <text:p text:style-name="P294">Content-Type: application/json</text:p>
                      </text:list-item>
                    </text:list>
                  </text:list-item>
                </text:list>
              </text:list-item>
            </text:list>
            <text:p text:style-name="P202">{</text:p>
            <text:p text:style-name="P202"><text:s text:c="4"/>“<text:span text:style-name="T51">idPresenca</text:span>”: 1</text:p>
            <text:p text:style-name="P202">}</text:p>
          </table:table-cell>
        </table:table-row>
        <table:table-row>
          <table:table-cell table:style-name="Table19.A1" office:value-type="string">
            <text:p text:style-name="P112">Response</text:p>
          </table:table-cell>
          <table:table-cell table:style-name="Table19.B7" office:value-type="string">
            <text:p text:style-name="P178">Sucesso:</text:p>
            <text:list xml:id="list135141602135481" text:continue-numbering="true" text:style-name="L1">
              <text:list-item>
                <text:p text:style-name="P236">Header</text:p>
                <text:list>
                  <text:list-item>
                    <text:p text:style-name="P275">Content-Type: application/json</text:p>
                  </text:list-item>
                  <text:list-item>
                    <text:p text:style-name="P252">HTTP Status Code 200</text:p>
                  </text:list-item>
                </text:list>
              </text:list-item>
              <text:list-item>
                <text:p text:style-name="P252">Formato JSON:</text:p>
              </text:list-item>
            </text:list>
            <text:p text:style-name="P97">Exemplo:</text:p>
            <text:p text:style-name="P46">{</text:p>
            <text:p text:style-name="P80"><text:span text:style-name="T6"><text:s text:c="7"/>“</text:span><text:span text:style-name="T7">id</text:span><text:span text:style-name="T19">Presenca</text:span><text:span text:style-name="T7">”</text:span><text:span text:style-name="T6">: “</text:span><text:span text:style-name="T7">1”</text:span><text:span text:style-name="T6">,</text:span></text:p>
            <text:p text:style-name="P46"><text:s text:c="7"/>“<text:span text:style-name="T43">horaInicio”</text:span>: "<text:span text:style-name="T32">10:00</text:span>",</text:p>
            <text:p text:style-name="P46"><text:s text:c="7"/>“<text:span text:style-name="T43">horaFim”</text:span>: "<text:span text:style-name="T32">12:00</text:span>",</text:p>
            <text:p text:style-name="P46"><text:s text:c="7"/>“<text:span text:style-name="T43">numTicks”</text:span>: "<text:span text:style-name="T43">1</text:span>",</text:p>
            <text:p text:style-name="P46"><text:s text:c="7"/>“<text:span text:style-name="T53">presente”: false,</text:span></text:p>
            <text:p text:style-name="P46"><text:s text:c="7"/>“<text:span text:style-name="T38">chamada”: {</text:span></text:p>
            <text:p text:style-name="P46"><text:soft-page-break/><text:s text:c="17"/>“<text:span text:style-name="T21">idChamada”</text:span>: “<text:span text:style-name="T21">1”</text:span>,</text:p>
            <text:p text:style-name="P46"><text:s text:c="17"/>“<text:span text:style-name="T27">dataChamada”: “10/06/2015”,</text:span></text:p>
            <text:p text:style-name="P46"><text:s text:c="18"/><text:bookmark-start text:name="__DdeLink__1654_783051744"/>“<text:span text:style-name="T32">horaInicio”</text:span>: “<text:span text:style-name="T32">20:00”,</text:span><text:bookmark-end text:name="__DdeLink__1654_783051744"/></text:p>
            <text:p text:style-name="P46"><text:s text:c="18"/>“<text:span text:style-name="T32">horaFim”</text:span>: “<text:span text:style-name="T32">22:00”,</text:span></text:p>
            <text:p text:style-name="P46"><text:s text:c="18"/>“<text:span text:style-name="T41">professorChamada”: “Eliane Martins”</text:span></text:p>
            <text:p text:style-name="P46"><text:s text:c="7"/><text:span text:style-name="T38">},</text:span></text:p>
            <text:p text:style-name="P46"><text:s text:c="7"/>“<text:span text:style-name="T27">turma”: </text:span></text:p>
            <text:p text:style-name="P61"><text:s text:c="16"/>{ </text:p>
            <text:p text:style-name="P61"><text:s text:c="24"/>“idTurma”: “1”,</text:p>
            <text:p text:style-name="P46"><text:s text:c="24"/>“<text:span text:style-name="T27">codTurma</text:span>”:”<text:span text:style-name="T27">A</text:span>”,</text:p>
            <text:p text:style-name="P46"><text:s text:c="24"/>“<text:span text:style-name="T27">codDisciplina</text:span>”:”<text:span text:style-name="T27">MO409</text:span>”,</text:p>
            <text:p text:style-name="P46"><text:s text:c="24"/>“<text:span text:style-name="T27">nomeDisciplina</text:span>”:”<text:span text:style-name="T27">Engenharia de Software I”</text:span></text:p>
            <text:p text:style-name="P46"><text:s text:c="17"/><text:span text:style-name="T27">}</text:span></text:p>
            <text:p text:style-name="P46">}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2T07:53:17.243860131</meta:creation-date>
    <dc:date>2015-07-01T13:51:39.781957454</dc:date>
    <meta:editing-duration>PT12H10M6S</meta:editing-duration>
    <meta:editing-cycles>56</meta:editing-cycles>
    <meta:generator>LibreOffice/4.2.8.2$Linux_X86_64 LibreOffice_project/420m0$Build-2</meta:generator>
    <meta:document-statistic meta:table-count="19" meta:image-count="0" meta:object-count="0" meta:page-count="19" meta:paragraph-count="813" meta:word-count="1436" meta:character-count="15085" meta:non-whitespace-character-count="10022"/>
  </office:meta>
</office:document-meta>
</file>